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0cm" fo:min-width="0cm" fo:padding-top="0.115cm" fo:padding-bottom="0.115cm" fo:padding-left="0.24cm" fo:padding-right="0.24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draw:stroke="solid" svg:stroke-width="0.03cm" svg:stroke-color="#0d47a1" draw:marker-start-width="0.245cm" draw:marker-end-width="0.245cm" draw:fill="solid" draw:fill-color="#0d47a1" draw:textarea-horizontal-align="center" draw:textarea-vertical-align="middle" draw:auto-grow-height="false" draw:auto-grow-width="true" fo:min-height="0.353cm" fo:min-width="4.94cm" fo:padding-top="0cm" fo:padding-bottom="0cm" fo:padding-left="0cm" fo:padding-right="0cm"/>
    </style:style>
    <style:style style:name="gr5" style:family="graphic" style:parent-style-name="CadreSection">
      <style:graphic-properties draw:stroke="solid" svg:stroke-width="0.03cm" svg:stroke-color="#0d47a1" draw:marker-start-width="0.25cm" draw:marker-end-width="0.25cm" draw:fill="none" draw:fill-color="#ffffcc" draw:textarea-vertical-align="middle" draw:auto-grow-height="false" fo:min-height="0cm" fo:min-width="0cm" fo:padding-top="0.115cm" fo:padding-bottom="0.115cm" fo:padding-left="0.24cm" fo:padding-right="0.24cm"/>
    </style:style>
    <style:style style:name="gr6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424cm" fo:min-width="1.978cm" fo:padding-top="0.005cm" fo:padding-bottom="0.005cm" fo:padding-left="0.005cm" fo:padding-right="0.005cm"/>
    </style:style>
    <style:style style:name="gr7" style:family="graphic" style:parent-style-name="headline">
      <style:graphic-properties draw:textarea-horizontal-align="center" draw:auto-grow-height="true" draw:auto-grow-width="true" fo:min-height="0.552cm" fo:min-width="6.077cm"/>
    </style:style>
    <style:style style:name="gr8" style:family="graphic" style:parent-style-name="NotesLegales">
      <style:graphic-properties draw:auto-grow-height="true" draw:auto-grow-width="true" fo:min-height="0.637cm" fo:min-width="4.582cm"/>
    </style:style>
    <style:style style:name="gr9" style:family="graphic" style:parent-style-name="RenvoiDocsLegales">
      <style:graphic-properties draw:textarea-horizontal-align="right" draw:auto-grow-height="true" draw:auto-grow-width="true" fo:min-height="0.637cm" fo:min-width="4.904cm"/>
    </style:style>
    <style:style style:name="gr10" style:family="graphic" style:parent-style-name="Litéral">
      <style:graphic-properties draw:auto-grow-height="true" draw:auto-grow-width="false" fo:min-height="0.319cm" fo:min-width="0.219cm"/>
    </style:style>
    <style:style style:name="gr11" style:family="graphic" style:parent-style-name="Litéral">
      <style:graphic-properties draw:auto-grow-width="true" fo:min-height="0.319cm" fo:min-width="0.574cm"/>
    </style:style>
    <style:style style:name="gr12" style:family="graphic" style:parent-style-name="Litéral">
      <style:graphic-properties draw:auto-grow-width="true" fo:min-height="0.319cm" fo:min-width="0.764cm"/>
    </style:style>
    <style:style style:name="gr13" style:family="graphic" style:parent-style-name="Type">
      <style:graphic-properties draw:auto-grow-height="true" fo:min-height="0.395cm" fo:min-width="0.701cm"/>
    </style:style>
    <style:style style:name="gr14" style:family="graphic" style:parent-style-name="Litéral">
      <style:graphic-properties draw:auto-grow-width="true" fo:min-height="0.319cm" fo:min-width="1.336cm"/>
    </style:style>
    <style:style style:name="gr15" style:family="graphic" style:parent-style-name="Type">
      <style:graphic-properties draw:auto-grow-height="true" fo:min-height="0.395cm" fo:min-width="1.166cm"/>
    </style:style>
    <style:style style:name="gr16" style:family="graphic" style:parent-style-name="Constante">
      <style:graphic-properties fo:min-height="0.319cm" fo:min-width="0.764cm"/>
    </style:style>
    <style:style style:name="gr17" style:family="graphic" style:parent-style-name="Constante">
      <style:graphic-properties fo:min-height="0.319cm" fo:min-width="0.955cm"/>
    </style:style>
    <style:style style:name="gr18" style:family="graphic" style:parent-style-name="Type">
      <style:graphic-properties draw:auto-grow-height="true" fo:min-height="0.395cm" fo:min-width="0.933cm"/>
    </style:style>
    <style:style style:name="gr19" style:family="graphic" style:parent-style-name="Litéral">
      <style:graphic-properties draw:auto-grow-width="true" fo:min-height="0.319cm" fo:min-width="1.907cm"/>
    </style:style>
    <style:style style:name="gr20" style:family="graphic" style:parent-style-name="Litéral">
      <style:graphic-properties draw:auto-grow-width="true" fo:min-height="0.319cm" fo:min-width="1.526cm"/>
    </style:style>
    <style:style style:name="gr21" style:family="graphic" style:parent-style-name="Litéral">
      <style:graphic-properties draw:auto-grow-width="true" fo:min-height="0.637cm" fo:min-width="1.907cm"/>
    </style:style>
    <style:style style:name="gr22" style:family="graphic" style:parent-style-name="Remarque">
      <style:graphic-properties fo:min-height="0.365cm" fo:min-width="0.54cm"/>
    </style:style>
    <style:style style:name="gr23" style:family="graphic" style:parent-style-name="RemarqueAccolade">
      <style:graphic-properties draw:textarea-vertical-align="middle" draw:auto-grow-height="false" fo:min-height="0.749cm" fo:min-width="0.499cm"/>
    </style:style>
    <style:style style:name="gr24" style:family="graphic" style:parent-style-name="Remarque">
      <style:graphic-properties fo:min-height="0.319cm" fo:min-width="1.272cm"/>
    </style:style>
    <style:style style:name="gr25" style:family="graphic" style:parent-style-name="Remarque">
      <style:graphic-properties fo:min-height="0.319cm" fo:min-width="2.699cm"/>
    </style:style>
    <style:style style:name="gr26" style:family="graphic" style:parent-style-name="Remarque">
      <style:graphic-properties fo:min-height="0.319cm" fo:min-width="2.064cm"/>
    </style:style>
    <style:style style:name="gr27" style:family="graphic" style:parent-style-name="CadreSection">
      <style:graphic-properties draw:stroke="solid" svg:stroke-width="0.04cm" svg:stroke-color="#880e4f" draw:marker-start-width="0.265cm" draw:marker-end-width="0.265cm" draw:fill="none" draw:fill-color="#ccffff" draw:textarea-vertical-align="middle" draw:auto-grow-height="false" fo:min-height="0cm" fo:min-width="0cm" fo:padding-top="0.12cm" fo:padding-bottom="0.12cm" fo:padding-left="0.245cm" fo:padding-right="0.245cm"/>
    </style:style>
    <style:style style:name="gr28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9cm" fo:min-width="2.827cm" fo:padding-top="0cm" fo:padding-bottom="0cm" fo:padding-left="0cm" fo:padding-right="0cm"/>
    </style:style>
    <style:style style:name="gr29" style:family="graphic" style:parent-style-name="Litéral">
      <style:graphic-properties draw:auto-grow-width="true" fo:min-height="0.319cm" fo:min-width="1.339cm"/>
    </style:style>
    <style:style style:name="gr30" style:family="graphic" style:parent-style-name="Litéral">
      <style:graphic-properties draw:auto-grow-width="true" fo:min-height="0.319cm" fo:min-width="2.291cm"/>
    </style:style>
    <style:style style:name="gr31" style:family="graphic" style:parent-style-name="Litéral">
      <style:graphic-properties draw:auto-grow-width="true" fo:min-height="0.319cm" fo:min-width="1.337cm"/>
    </style:style>
    <style:style style:name="gr32" style:family="graphic" style:parent-style-name="Litéral">
      <style:graphic-properties draw:auto-grow-width="true" fo:min-height="0.319cm" fo:min-width="0.383cm"/>
    </style:style>
    <style:style style:name="gr33" style:family="graphic" style:parent-style-name="Litéral">
      <style:graphic-properties draw:auto-grow-width="true" fo:min-height="0.319cm" fo:min-width="1.909cm"/>
    </style:style>
    <style:style style:name="gr34" style:family="graphic" style:parent-style-name="Litéral">
      <style:graphic-properties draw:auto-grow-width="true" fo:min-height="0.319cm" fo:min-width="1.527cm"/>
    </style:style>
    <style:style style:name="gr35" style:family="graphic" style:parent-style-name="Type">
      <style:graphic-properties draw:auto-grow-height="true" fo:min-height="0.395cm" fo:min-width="0.945cm"/>
    </style:style>
    <style:style style:name="gr36" style:family="graphic" style:parent-style-name="Litéral">
      <style:graphic-properties draw:auto-grow-width="true" fo:min-height="0.319cm" fo:min-width="6.869cm"/>
    </style:style>
    <style:style style:name="gr37" style:family="graphic" style:parent-style-name="Litéral">
      <style:graphic-properties draw:auto-grow-width="true" fo:min-height="0.319cm" fo:min-width="3.052cm"/>
    </style:style>
    <style:style style:name="gr38" style:family="graphic" style:parent-style-name="Litéral">
      <style:graphic-properties draw:auto-grow-width="true" fo:min-height="0.319cm" fo:min-width="1.721cm"/>
    </style:style>
    <style:style style:name="gr39" style:family="graphic" style:parent-style-name="Remarque">
      <style:graphic-properties draw:auto-grow-height="true" fo:min-height="0.353cm" fo:min-width="8.265cm"/>
    </style:style>
    <style:style style:name="gr40" style:family="graphic" style:parent-style-name="Litéral">
      <style:graphic-properties draw:auto-grow-width="true" fo:min-height="0.319cm" fo:min-width="0.955cm"/>
    </style:style>
    <style:style style:name="gr41" style:family="graphic" style:parent-style-name="Remarque">
      <style:graphic-properties draw:auto-grow-height="true" fo:min-height="0.353cm" fo:min-width="9.615cm"/>
    </style:style>
    <style:style style:name="gr42" style:family="graphic" style:parent-style-name="Litéral">
      <style:graphic-properties draw:auto-grow-width="true" fo:min-height="0.319cm" fo:min-width="2.861cm"/>
    </style:style>
    <style:style style:name="gr43" style:family="graphic" style:parent-style-name="RemarquePetit">
      <style:graphic-properties draw:auto-grow-height="true" fo:min-height="0.319cm" fo:min-width="4.142cm"/>
    </style:style>
    <style:style style:name="gr44" style:family="graphic" style:parent-style-name="FlèchePetite">
      <style:graphic-properties draw:textarea-vertical-align="middle"/>
    </style:style>
    <style:style style:name="gr45" style:family="graphic" style:parent-style-name="CadreSection">
      <style:graphic-properties draw:stroke="solid" svg:stroke-width="0.04cm" svg:stroke-color="#4a148c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46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3.567cm" fo:padding-top="0cm" fo:padding-bottom="0cm" fo:padding-left="0cm" fo:padding-right="0cm"/>
    </style:style>
    <style:style style:name="gr47" style:family="graphic" style:parent-style-name="expression">
      <style:graphic-properties draw:auto-grow-height="true" fo:min-height="0.357cm" fo:min-width="2.968cm"/>
    </style:style>
    <style:style style:name="gr48" style:family="graphic" style:parent-style-name="expression">
      <style:graphic-properties fo:min-height="0.357cm" fo:min-width="3.603cm"/>
    </style:style>
    <style:style style:name="gr49" style:family="graphic" style:parent-style-name="Remarque">
      <style:graphic-properties draw:auto-grow-height="true" fo:min-height="1.409cm" fo:min-width="5.137cm"/>
    </style:style>
    <style:style style:name="gr50" style:family="graphic" style:parent-style-name="Remarque">
      <style:graphic-properties draw:auto-grow-height="true" fo:min-height="0.319cm" fo:min-width="4.968cm"/>
    </style:style>
    <style:style style:name="gr51" style:family="graphic" style:parent-style-name="Remarque">
      <style:graphic-properties draw:auto-grow-height="true" fo:min-height="0.276cm" fo:min-width="1.23cm"/>
    </style:style>
    <style:style style:name="gr52" style:family="graphic" style:parent-style-name="Remarque">
      <style:graphic-properties draw:auto-grow-height="true" fo:min-height="0.276cm" fo:min-width="0.963cm"/>
    </style:style>
    <style:style style:name="gr53" style:family="graphic" style:parent-style-name="Remarque">
      <style:graphic-properties draw:auto-grow-height="true" fo:min-height="0.353cm" fo:min-width="4.608cm"/>
    </style:style>
    <style:style style:name="gr54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fo:min-height="0.353cm" fo:min-width="1.904cm" fo:padding-top="0cm" fo:padding-bottom="0cm" fo:padding-left="0cm" fo:padding-right="0cm"/>
    </style:style>
    <style:style style:name="gr55" style:family="graphic" style:parent-style-name="CadreSection">
      <style:graphic-properties draw:stroke="solid" svg:stroke-width="0.04cm" svg:stroke-color="#004d40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56" style:family="graphic" style:parent-style-name="CodePetit">
      <style:graphic-properties fo:min-height="0.357cm" fo:min-width="4.109cm"/>
    </style:style>
    <style:style style:name="gr57" style:family="graphic" style:parent-style-name="CodePetit">
      <style:graphic-properties draw:auto-grow-height="true" fo:min-height="0.357cm" fo:min-width="2.076cm"/>
    </style:style>
    <style:style style:name="gr58" style:family="graphic" style:parent-style-name="expression">
      <style:graphic-properties draw:auto-grow-height="true" fo:min-height="0.357cm" fo:min-width="0.849cm"/>
    </style:style>
    <style:style style:name="gr59" style:family="graphic" style:parent-style-name="Remarque">
      <style:graphic-properties draw:auto-grow-height="true" fo:min-height="0.323cm" fo:min-width="2.494cm"/>
    </style:style>
    <style:style style:name="gr60" style:family="graphic" style:parent-style-name="Remarque">
      <style:graphic-properties draw:auto-grow-height="true" fo:min-height="0.323cm" fo:min-width="2.497cm"/>
    </style:style>
    <style:style style:name="gr61" style:family="graphic" style:parent-style-name="CadreSection">
      <style:graphic-properties draw:stroke="solid" svg:stroke-width="0.04cm" svg:stroke-color="#bf360c" draw:marker-start-width="0.265cm" draw:marker-end-width="0.265cm" draw:textarea-vertical-align="middle" draw:auto-grow-height="false" fo:min-height="0cm" fo:min-width="0cm" fo:padding-top="0.12cm" fo:padding-bottom="0.12cm" fo:padding-left="0.245cm" fo:padding-right="0.245cm"/>
    </style:style>
    <style:style style:name="gr62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2.188cm" fo:padding-top="0.015cm" fo:padding-bottom="0.015cm" fo:padding-left="0.015cm" fo:padding-right="0.015cm"/>
    </style:style>
    <style:style style:name="gr63" style:family="graphic" style:parent-style-name="Remarque">
      <style:graphic-properties draw:auto-grow-height="true" fo:min-height="0.4cm" fo:min-width="6.441cm"/>
    </style:style>
    <style:style style:name="gr64" style:family="graphic" style:parent-style-name="Type">
      <style:graphic-properties draw:auto-grow-height="true" fo:min-height="8.191cm" fo:min-width="12.538cm"/>
    </style:style>
    <style:style style:name="gr65" style:family="graphic" style:parent-style-name="CodePetit">
      <style:graphic-properties draw:auto-grow-height="true" fo:min-height="0.391cm" fo:min-width="2.662cm"/>
    </style:style>
    <style:style style:name="gr66" style:family="graphic" style:parent-style-name="Code">
      <style:graphic-properties draw:auto-grow-height="true" fo:min-height="0.425cm" fo:min-width="7.148cm"/>
    </style:style>
    <style:style style:name="gr67" style:family="graphic" style:parent-style-name="Code">
      <style:graphic-properties draw:auto-grow-height="true" fo:min-height="0.391cm" fo:min-width="2.014cm"/>
    </style:style>
    <style:style style:name="gr68" style:family="graphic" style:parent-style-name="Code">
      <style:graphic-properties draw:auto-grow-height="true" fo:min-height="0.391cm" fo:min-width="2.225cm"/>
    </style:style>
    <style:style style:name="gr69" style:family="graphic" style:parent-style-name="CodePetit">
      <style:graphic-properties draw:auto-grow-height="true" fo:min-height="0.319cm" fo:min-width="0.193cm"/>
    </style:style>
    <style:style style:name="gr70" style:family="graphic" style:parent-style-name="CodePetit">
      <style:graphic-properties draw:auto-grow-height="true" draw:auto-grow-width="false" fo:min-height="0.389cm" fo:min-width="0.236cm"/>
    </style:style>
    <style:style style:name="gr71" style:family="graphic" style:parent-style-name="CodePetit">
      <style:graphic-properties draw:auto-grow-height="true" fo:min-height="0.319cm" fo:min-width="0.383cm"/>
    </style:style>
    <style:style style:name="gr72" style:family="graphic" style:parent-style-name="CodePetit">
      <style:graphic-properties draw:auto-grow-height="true" draw:auto-grow-width="false" fo:min-height="0.389cm" fo:min-width="0.465cm"/>
    </style:style>
    <style:style style:name="gr73" style:family="graphic" style:parent-style-name="Remarque">
      <style:graphic-properties draw:auto-grow-height="true" fo:min-height="0.353cm" fo:min-width="5.977cm"/>
    </style:style>
    <style:style style:name="gr74" style:family="graphic" style:parent-style-name="RemarquePetit">
      <style:graphic-properties draw:textarea-horizontal-align="right" draw:auto-grow-height="true" fo:min-height="0.319cm" fo:min-width="1.463cm"/>
    </style:style>
    <style:style style:name="gr75" style:family="graphic" style:parent-style-name="RemarquePetit">
      <style:graphic-properties draw:textarea-horizontal-align="right" draw:auto-grow-height="true" fo:min-height="0.319cm" fo:min-width="1.534cm"/>
    </style:style>
    <style:style style:name="gr76" style:family="graphic" style:parent-style-name="CodePetit">
      <style:graphic-properties fo:min-height="0.319cm" fo:min-width="0.193cm"/>
    </style:style>
    <style:style style:name="gr77" style:family="graphic" style:parent-style-name="RemarquePetit">
      <style:graphic-properties draw:textarea-horizontal-align="right" draw:auto-grow-height="true" fo:min-height="0.319cm" fo:min-width="1.597cm"/>
    </style:style>
    <style:style style:name="gr78" style:family="graphic" style:parent-style-name="RemarquePetit">
      <style:graphic-properties draw:textarea-horizontal-align="right" draw:auto-grow-height="true" fo:min-height="0.319cm" fo:min-width="1.477cm"/>
    </style:style>
    <style:style style:name="gr79" style:family="graphic" style:parent-style-name="Remarque">
      <style:graphic-properties draw:auto-grow-height="true" fo:min-height="0.353cm" fo:min-width="8.844cm"/>
    </style:style>
    <style:style style:name="gr80" style:family="graphic" style:parent-style-name="Code">
      <style:graphic-properties draw:auto-grow-height="true" fo:min-height="0.425cm" fo:min-width="2.564cm"/>
    </style:style>
    <style:style style:name="gr81" style:family="graphic" style:parent-style-name="Code">
      <style:graphic-properties draw:auto-grow-height="true" fo:min-height="0.357cm" fo:min-width="3.391cm"/>
    </style:style>
    <style:style style:name="gr82" style:family="graphic" style:parent-style-name="Code">
      <style:graphic-properties draw:auto-grow-height="true" fo:min-height="0.357cm" fo:min-width="4.025cm"/>
    </style:style>
    <style:style style:name="gr83" style:family="graphic" style:parent-style-name="Code">
      <style:graphic-properties draw:auto-grow-height="true" fo:min-height="0.357cm" fo:min-width="3.813cm"/>
    </style:style>
    <style:style style:name="gr84" style:family="graphic" style:parent-style-name="Code">
      <style:graphic-properties draw:auto-grow-height="true" fo:min-height="0.357cm" fo:min-width="3.814cm"/>
    </style:style>
    <style:style style:name="gr85" style:family="graphic" style:parent-style-name="Code">
      <style:graphic-properties draw:auto-grow-height="true" fo:min-height="0.357cm" fo:min-width="4.66cm"/>
    </style:style>
    <style:style style:name="gr86" style:family="graphic" style:parent-style-name="Code">
      <style:graphic-properties draw:auto-grow-height="true" fo:min-height="0.357cm" fo:min-width="3.179cm"/>
    </style:style>
    <style:style style:name="gr87" style:family="graphic" style:parent-style-name="Code">
      <style:graphic-properties draw:auto-grow-height="true" fo:min-height="0.357cm" fo:min-width="4.237cm"/>
    </style:style>
    <style:style style:name="gr88" style:family="graphic" style:parent-style-name="Code">
      <style:graphic-properties draw:auto-grow-height="true" fo:min-height="0.357cm" fo:min-width="4.872cm"/>
    </style:style>
    <style:style style:name="gr89" style:family="graphic" style:parent-style-name="Remarque">
      <style:graphic-properties draw:auto-grow-height="true" fo:min-height="0.705cm" fo:min-width="15.103cm"/>
    </style:style>
    <style:style style:name="gr90" style:family="graphic" style:parent-style-name="headline1">
      <style:graphic-properties draw:stroke="solid" svg:stroke-width="0.03cm" svg:stroke-color="#1a237e" draw:marker-start-width="0.245cm" draw:marker-end-width="0.245cm" draw:fill="solid" draw:fill-color="#1a237e" draw:textarea-horizontal-align="center" draw:textarea-vertical-align="middle" draw:auto-grow-height="false" draw:auto-grow-width="true" fo:min-height="0.353cm" fo:min-width="3.732cm" fo:padding-top="0.015cm" fo:padding-bottom="0.015cm" fo:padding-left="0.015cm" fo:padding-right="0.015cm"/>
    </style:style>
    <style:style style:name="gr91" style:family="graphic" style:parent-style-name="CadreSection">
      <style:graphic-properties draw:stroke="solid" svg:stroke-width="0.03cm" svg:stroke-color="#1a237e" draw:marker-start-width="0.25cm" draw:marker-end-width="0.25cm" draw:textarea-vertical-align="middle" draw:auto-grow-height="false" fo:min-height="3.767cm" fo:min-width="7.726cm" fo:padding-top="0.115cm" fo:padding-bottom="0.115cm" fo:padding-left="0.24cm" fo:padding-right="0.24cm"/>
    </style:style>
    <style:style style:name="gr92" style:family="graphic" style:parent-style-name="CodePetit">
      <style:graphic-properties draw:auto-grow-height="true" fo:min-height="1.729cm" fo:min-width="2.881cm"/>
    </style:style>
    <style:style style:name="gr93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3.302cm" fo:min-width="10.012cm" fo:padding-top="0.115cm" fo:padding-bottom="0.115cm" fo:padding-left="0.24cm" fo:padding-right="0.24cm"/>
    </style:style>
    <style:style style:name="gr94" style:family="graphic" style:parent-style-name="headline1">
      <style:graphic-properties draw:stroke="solid" svg:stroke-width="0.03cm" svg:stroke-color="#e65100" draw:marker-start-width="0.245cm" draw:marker-end-width="0.245cm" draw:fill="solid" draw:fill-color="#e65100" draw:textarea-horizontal-align="center" draw:textarea-vertical-align="middle" draw:auto-grow-height="false" draw:auto-grow-width="true" fo:min-height="0.353cm" fo:min-width="2.5cm" fo:padding-top="0cm" fo:padding-bottom="0cm" fo:padding-left="0cm" fo:padding-right="0cm"/>
    </style:style>
    <style:style style:name="gr95" style:family="graphic" style:parent-style-name="headline1">
      <style:graphic-properties draw:stroke="solid" svg:stroke-width="0.03cm" svg:stroke-color="#006064" draw:marker-start-width="0.245cm" draw:marker-end-width="0.245cm" draw:fill="solid" draw:fill-color="#006064" draw:textarea-horizontal-align="center" draw:textarea-vertical-align="middle" draw:auto-grow-height="false" draw:auto-grow-width="true" fo:min-height="0.353cm" fo:min-width="3.15cm" fo:padding-top="0cm" fo:padding-bottom="0cm" fo:padding-left="0cm" fo:padding-right="0cm"/>
    </style:style>
    <style:style style:name="gr96" style:family="graphic" style:parent-style-name="CadreSection">
      <style:graphic-properties draw:stroke="solid" svg:stroke-width="0.03cm" svg:stroke-color="#006064" draw:marker-start-width="0.25cm" draw:marker-end-width="0.25cm" draw:textarea-vertical-align="middle" draw:auto-grow-height="false" fo:min-height="4.482cm" fo:min-width="4.485cm" fo:padding-top="0.115cm" fo:padding-bottom="0.115cm" fo:padding-left="0.24cm" fo:padding-right="0.24cm"/>
    </style:style>
    <style:style style:name="gr97" style:family="graphic" style:parent-style-name="CodePetit">
      <style:graphic-properties draw:auto-grow-height="true" fo:min-height="3.019cm" fo:min-width="4.333cm"/>
    </style:style>
    <style:style style:name="gr98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99" style:family="graphic" style:parent-style-name="FlèchePetite">
      <style:graphic-properties svg:stroke-color="#b80047" draw:textarea-vertical-align="middle"/>
    </style:style>
    <style:style style:name="gr100" style:family="graphic" style:parent-style-name="RemarquePetit">
      <style:graphic-properties draw:auto-grow-height="true" fo:min-height="0.319cm" fo:min-width="1.526cm"/>
    </style:style>
    <style:style style:name="gr101" style:family="graphic" style:parent-style-name="Remarque">
      <style:graphic-properties draw:stroke="none" svg:stroke-width="0.03cm" draw:marker-start-width="0.245cm" draw:marker-end-width="0.245cm" draw:auto-grow-height="true" fo:min-height="0.353cm" fo:min-width="4.64cm" fo:padding-top="0.015cm" fo:padding-bottom="0.015cm" fo:padding-left="0.015cm" fo:padding-right="0.015cm"/>
    </style:style>
    <style:style style:name="gr102" style:family="graphic" style:parent-style-name="Remarque">
      <style:graphic-properties draw:auto-grow-height="true" draw:auto-grow-width="false" fo:min-height="0.353cm" fo:min-width="0.5cm"/>
    </style:style>
    <style:style style:name="gr103" style:family="graphic" style:parent-style-name="Code">
      <style:graphic-properties draw:auto-grow-height="true" fo:min-height="0.425cm" fo:min-width="1.78cm"/>
    </style:style>
    <style:style style:name="gr104" style:family="graphic" style:parent-style-name="Code">
      <style:graphic-properties draw:auto-grow-height="true" fo:min-height="0.425cm" fo:min-width="1.526cm"/>
    </style:style>
    <style:style style:name="gr105" style:family="graphic" style:parent-style-name="Code">
      <style:graphic-properties draw:auto-grow-height="true" fo:min-height="0.425cm" fo:min-width="1.272cm"/>
    </style:style>
    <style:style style:name="gr106" style:family="graphic" style:parent-style-name="Remarque">
      <style:graphic-properties draw:auto-grow-height="true" fo:min-height="0.353cm" fo:min-width="1.34cm"/>
    </style:style>
    <style:style style:name="gr107" style:family="graphic" style:parent-style-name="Remarque">
      <style:graphic-properties draw:auto-grow-height="true" fo:min-height="0.353cm" fo:min-width="1.293cm"/>
    </style:style>
    <style:style style:name="gr108" style:family="graphic" style:parent-style-name="Remarque">
      <style:graphic-properties draw:auto-grow-height="true" fo:min-height="0.353cm" fo:min-width="1.446cm"/>
    </style:style>
    <style:style style:name="gr109" style:family="graphic" style:parent-style-name="RemarquePetit">
      <style:graphic-properties draw:auto-grow-height="true" fo:min-height="0.605cm" fo:min-width="1.573cm"/>
    </style:style>
    <style:style style:name="gr110" style:family="graphic" style:parent-style-name="RemarquePetit">
      <style:graphic-properties draw:auto-grow-height="true" fo:min-height="0.605cm" fo:min-width="1.433cm"/>
    </style:style>
    <style:style style:name="gr111" style:family="graphic" style:parent-style-name="Code">
      <style:graphic-properties draw:auto-grow-height="true" fo:min-height="0.933cm" fo:min-width="3.986cm"/>
    </style:style>
    <style:style style:name="gr112" style:family="graphic" style:parent-style-name="Remarque">
      <style:graphic-properties fo:min-height="0.705cm" fo:min-width="4.328cm"/>
    </style:style>
    <style:style style:name="gr113" style:family="graphic" style:parent-style-name="Remarque">
      <style:graphic-properties draw:auto-grow-height="true" draw:auto-grow-width="false" fo:min-height="1.032cm" fo:min-width="5.608cm"/>
    </style:style>
    <style:style style:name="gr114" style:family="graphic" style:parent-style-name="CodePetit">
      <style:graphic-properties draw:auto-grow-height="true" fo:min-height="0.391cm" fo:min-width="2.225cm"/>
    </style:style>
    <style:style style:name="gr115" style:family="graphic" style:parent-style-name="CodePetit">
      <style:graphic-properties draw:auto-grow-height="true" fo:min-height="0.391cm" fo:min-width="2.014cm"/>
    </style:style>
    <style:style style:name="gr116" style:family="graphic" style:parent-style-name="RemarquePetit">
      <style:graphic-properties draw:auto-grow-height="true" fo:min-height="0.319cm" fo:min-width="1.378cm"/>
    </style:style>
    <style:style style:name="gr117" style:family="graphic" style:parent-style-name="RemarquePetit">
      <style:graphic-properties draw:auto-grow-height="true" fo:min-height="0.319cm" fo:min-width="1.424cm"/>
    </style:style>
    <style:style style:name="gr118" style:family="graphic" style:parent-style-name="Constante">
      <style:graphic-properties draw:auto-grow-height="true" fo:min-height="0.357cm" fo:min-width="1.273cm"/>
    </style:style>
    <style:style style:name="gr119" style:family="graphic" style:parent-style-name="Remarque">
      <style:graphic-properties draw:auto-grow-height="true" fo:min-height="0.319cm" fo:min-width="3.355cm"/>
    </style:style>
    <style:style style:name="gr120" style:family="graphic" style:parent-style-name="CadreSection">
      <style:graphic-properties draw:stroke="solid" svg:stroke-width="0.03cm" svg:stroke-color="#e65100" draw:marker-start-width="0.25cm" draw:marker-end-width="0.25cm" draw:textarea-vertical-align="middle" draw:auto-grow-height="false" fo:min-height="4.505cm" fo:min-width="4.793cm" fo:padding-top="0.115cm" fo:padding-bottom="0.115cm" fo:padding-left="0.24cm" fo:padding-right="0.24cm"/>
    </style:style>
    <style:style style:name="gr121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1.181cm" fo:padding-top="0cm" fo:padding-bottom="0cm" fo:padding-left="0cm" fo:padding-right="0cm"/>
    </style:style>
    <style:style style:name="gr122" style:family="graphic" style:parent-style-name="Remarque">
      <style:graphic-properties draw:auto-grow-height="true" fo:min-height="0.353cm" fo:min-width="4.462cm"/>
    </style:style>
    <style:style style:name="gr123" style:family="graphic" style:parent-style-name="RemarquePetit">
      <style:graphic-properties draw:auto-grow-height="true" fo:min-height="0.319cm" fo:min-width="0.288cm"/>
    </style:style>
    <style:style style:name="gr124" style:family="graphic" style:parent-style-name="RemarquePetit">
      <style:graphic-properties draw:auto-grow-height="true" fo:min-height="0.319cm" fo:min-width="0.997cm"/>
    </style:style>
    <style:style style:name="gr125" style:family="graphic" style:parent-style-name="RemarquePetit">
      <style:graphic-properties draw:auto-grow-height="true" fo:min-height="0.319cm" fo:min-width="1.352cm"/>
    </style:style>
    <style:style style:name="gr126" style:family="graphic" style:parent-style-name="RemarquePetit">
      <style:graphic-properties fo:min-height="0.4cm" fo:min-width="0.21cm"/>
    </style:style>
    <style:style style:name="gr127" style:family="graphic" style:parent-style-name="CodePetit">
      <style:graphic-properties fo:min-height="2.455cm" fo:min-width="4.577cm"/>
    </style:style>
    <style:style style:name="gr128" style:family="graphic" style:parent-style-name="Remarque">
      <style:graphic-properties fo:min-height="0.319cm" fo:min-width="1.195cm"/>
    </style:style>
    <style:style style:name="gr129" style:family="graphic" style:parent-style-name="RemarquePetit">
      <style:graphic-properties fo:min-height="0.319cm" fo:min-width="4.638cm"/>
    </style:style>
    <style:style style:name="gr130" style:family="graphic" style:parent-style-name="RemarquePetit">
      <style:graphic-properties draw:auto-grow-height="true" fo:min-height="0.319cm" fo:min-width="1.911cm"/>
    </style:style>
    <style:style style:name="gr131" style:family="graphic" style:parent-style-name="Code">
      <style:graphic-properties draw:auto-grow-height="true" fo:min-height="1.273cm" fo:min-width="3.243cm"/>
    </style:style>
    <style:style style:name="gr132" style:family="graphic" style:parent-style-name="BarreTabulation">
      <style:graphic-properties draw:textarea-vertical-align="middle"/>
    </style:style>
    <style:style style:name="gr133" style:family="graphic" style:parent-style-name="RemarquePetit">
      <style:graphic-properties draw:auto-grow-height="true" fo:min-height="0.637cm" fo:min-width="3.207cm"/>
    </style:style>
    <style:style style:name="gr134" style:family="graphic" style:parent-style-name="CadreSection">
      <style:graphic-properties draw:stroke="solid" svg:stroke-width="0.03cm" svg:stroke-color="#33691e" draw:marker-start-width="0.245cm" draw:marker-end-width="0.245cm" draw:textarea-vertical-align="middle" fo:padding-top="0.115cm" fo:padding-bottom="0.115cm" fo:padding-left="0.24cm" fo:padding-right="0.24cm"/>
    </style:style>
    <style:style style:name="gr135" style:family="graphic" style:parent-style-name="NotesLegales">
      <style:graphic-properties draw:auto-grow-height="true" draw:auto-grow-width="true" fo:min-height="0.319cm" fo:min-width="1.848cm"/>
    </style:style>
    <style:style style:name="gr136" style:family="graphic" style:parent-style-name="CodePetit">
      <style:graphic-properties draw:auto-grow-height="true" fo:min-height="0.357cm" fo:min-width="0.637cm"/>
    </style:style>
    <style:style style:name="gr137" style:family="graphic" style:parent-style-name="RemarquePetit">
      <style:graphic-properties draw:auto-grow-height="true" fo:min-height="0.319cm" fo:min-width="4.963cm"/>
    </style:style>
    <style:style style:name="gr138" style:family="graphic" style:parent-style-name="RemarquePetit">
      <style:graphic-properties fo:min-height="0.319cm" fo:min-width="2.597cm"/>
    </style:style>
    <style:style style:name="gr139" style:family="graphic" style:parent-style-name="RemarquePetit">
      <style:graphic-properties draw:auto-grow-height="true" draw:auto-grow-width="false" fo:min-height="0.955cm" fo:min-width="3.923cm"/>
    </style:style>
    <style:style style:name="gr140" style:family="graphic" style:parent-style-name="RemarquePetit">
      <style:graphic-properties draw:auto-grow-height="true" draw:auto-grow-width="false" fo:min-height="0.319cm" fo:min-width="3.923cm"/>
    </style:style>
    <style:style style:name="gr141" style:family="graphic" style:parent-style-name="expression">
      <style:graphic-properties fo:min-height="0.357cm" fo:min-width="1.486cm"/>
    </style:style>
    <style:style style:name="gr142" style:family="graphic" style:parent-style-name="Remarque">
      <style:graphic-properties draw:auto-grow-height="true" fo:min-height="0.319cm" fo:min-width="3.114cm"/>
    </style:style>
    <style:style style:name="gr143" style:family="graphic" style:parent-style-name="Remarque">
      <style:graphic-properties draw:auto-grow-height="true" fo:min-height="0.319cm" fo:min-width="2.267cm"/>
    </style:style>
    <style:style style:name="gr144" style:family="graphic" style:parent-style-name="Remarque">
      <style:graphic-properties draw:auto-grow-height="true" fo:min-height="0.319cm" fo:min-width="2.068cm"/>
    </style:style>
    <style:style style:name="gr145" style:family="graphic" style:parent-style-name="expression">
      <style:graphic-properties fo:min-height="0.357cm" fo:min-width="1.697cm"/>
    </style:style>
    <style:style style:name="gr146" style:family="graphic" style:parent-style-name="Remarque">
      <style:graphic-properties draw:auto-grow-height="true" fo:min-height="0.637cm" fo:min-width="3.046cm"/>
    </style:style>
    <style:style style:name="gr147" style:family="graphic" style:parent-style-name="CodePetit">
      <style:graphic-properties draw:auto-grow-height="true" fo:min-height="0.357cm" fo:min-width="1.06cm"/>
    </style:style>
    <style:style style:name="gr148" style:family="graphic" style:parent-style-name="Litéral">
      <style:graphic-properties draw:auto-grow-width="true" fo:min-height="0.319cm" fo:min-width="2.86cm"/>
    </style:style>
    <style:style style:name="gr149" style:family="graphic" style:parent-style-name="Remarque">
      <style:graphic-properties fo:min-height="0.319cm" fo:min-width="1.374cm"/>
    </style:style>
    <style:style style:name="gr150" style:family="graphic" style:parent-style-name="Remarque">
      <style:graphic-properties fo:min-height="0.319cm" fo:min-width="0.531cm"/>
    </style:style>
    <style:style style:name="gr151" style:family="graphic" style:parent-style-name="Remarque">
      <style:graphic-properties fo:min-height="0.319cm" fo:min-width="0.764cm"/>
    </style:style>
    <style:style style:name="gr152" style:family="graphic" style:parent-style-name="Remarque">
      <style:graphic-properties fo:min-height="0.319cm" fo:min-width="0.514cm"/>
    </style:style>
    <style:style style:name="gr153" style:family="graphic" style:parent-style-name="RemarquePetit">
      <style:graphic-properties fo:min-height="0.319cm" fo:min-width="0.654cm"/>
    </style:style>
    <style:style style:name="gr154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155" style:family="graphic" style:parent-style-name="Litéral">
      <style:graphic-properties draw:auto-grow-width="true" fo:min-height="0.319cm" fo:min-width="3.628cm"/>
    </style:style>
    <style:style style:name="gr156" style:family="graphic" style:parent-style-name="Remarque">
      <style:graphic-properties draw:textarea-horizontal-align="center" draw:auto-grow-height="true" fo:min-height="0.353cm" fo:min-width="2.576cm"/>
    </style:style>
    <style:style style:name="gr157" style:family="graphic" style:parent-style-name="RemarquePetit">
      <style:graphic-properties fo:min-height="0.319cm" fo:min-width="5.713cm"/>
    </style:style>
    <style:style style:name="gr158" style:family="graphic" style:parent-style-name="Remarque">
      <style:graphic-properties draw:auto-grow-height="true" fo:min-height="0.353cm" fo:min-width="3.067cm"/>
    </style:style>
    <style:style style:name="gr159" style:family="graphic" style:parent-style-name="Remarque">
      <style:graphic-properties draw:auto-grow-width="false" fo:min-height="0.637cm"/>
    </style:style>
    <style:style style:name="gr160" style:family="graphic" style:parent-style-name="Code">
      <style:graphic-properties draw:auto-grow-height="true" fo:min-height="0.357cm" fo:min-width="5.507cm"/>
    </style:style>
    <style:style style:name="gr161" style:family="graphic" style:parent-style-name="Code">
      <style:graphic-properties draw:auto-grow-height="true" fo:min-height="0.357cm" fo:min-width="4.236cm"/>
    </style:style>
    <style:style style:name="gr162" style:family="graphic" style:parent-style-name="Remarque">
      <style:graphic-properties draw:textarea-horizontal-align="left" draw:auto-grow-height="true" fo:min-height="0.637cm" fo:min-width="5.093cm"/>
    </style:style>
    <style:style style:name="gr163" style:family="graphic" style:parent-style-name="expression">
      <style:graphic-properties draw:stroke="none" draw:fill="none" fo:min-height="0.358cm" fo:min-width="0.214cm"/>
    </style:style>
    <style:style style:name="gr164" style:family="graphic" style:parent-style-name="RemarquePetit">
      <style:graphic-properties draw:stroke="none" draw:fill="none" fo:min-height="0.32cm" fo:min-width="5.307cm"/>
    </style:style>
    <style:style style:name="gr165" style:family="graphic" style:parent-style-name="RemarquePetit">
      <style:graphic-properties draw:auto-grow-height="true" fo:min-height="0.319cm" fo:min-width="1.442cm"/>
    </style:style>
    <style:style style:name="gr166" style:family="graphic" style:parent-style-name="Remarque">
      <style:graphic-properties draw:auto-grow-height="true" draw:auto-grow-width="false" fo:min-height="1.057cm" fo:min-width="0cm"/>
    </style:style>
    <style:style style:name="gr167" style:family="graphic" style:parent-style-name="Remarque">
      <style:graphic-properties draw:stroke="none" draw:fill="none" fo:min-height="0.32cm" fo:min-width="0.956cm"/>
    </style:style>
    <style:style style:name="gr168" style:family="graphic" style:parent-style-name="Remarque">
      <style:graphic-properties draw:auto-grow-height="true" fo:min-height="0.319cm" fo:min-width="2.394cm"/>
    </style:style>
    <style:style style:name="gr169" style:family="graphic" style:parent-style-name="Remarque">
      <style:graphic-properties draw:auto-grow-height="true" fo:min-height="0.353cm" fo:min-width="3.88cm"/>
    </style:style>
    <style:style style:name="gr170" style:family="graphic" style:parent-style-name="Remarque">
      <style:graphic-properties draw:textarea-horizontal-align="center" draw:auto-grow-height="true" fo:min-height="0.705cm" fo:min-width="2.699cm"/>
    </style:style>
    <style:style style:name="gr171" style:family="graphic" style:parent-style-name="Type">
      <style:graphic-properties draw:stroke="none" draw:fill="none" fo:min-height="0.319cm" fo:min-width="3.097cm"/>
    </style:style>
    <style:style style:name="gr172" style:family="graphic" style:parent-style-name="Remarque">
      <style:graphic-properties draw:auto-grow-height="true" fo:min-height="0.353cm" fo:min-width="1.837cm"/>
    </style:style>
    <style:style style:name="gr173" style:family="graphic" style:parent-style-name="Remarque">
      <style:graphic-properties draw:textarea-horizontal-align="right" draw:auto-grow-height="true" fo:min-height="0.353cm" fo:min-width="2.219cm"/>
    </style:style>
    <style:style style:name="gr174" style:family="graphic" style:parent-style-name="Remarque">
      <style:graphic-properties draw:textarea-horizontal-align="right" draw:auto-grow-height="true" draw:auto-grow-width="false" fo:min-height="0.637cm" fo:min-width="0cm"/>
    </style:style>
    <style:style style:name="gr175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1.23cm" fo:min-width="7.76cm" fo:padding-top="0.115cm" fo:padding-bottom="0.115cm" fo:padding-left="0.24cm" fo:padding-right="0.24cm"/>
    </style:style>
    <style:style style:name="gr176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4.003cm" fo:padding-top="0.015cm" fo:padding-bottom="0.015cm" fo:padding-left="0.015cm" fo:padding-right="0.015cm"/>
    </style:style>
    <style:style style:name="gr177" style:family="graphic" style:parent-style-name="CodePetit">
      <style:graphic-properties draw:stroke="none" draw:fill="none" fo:min-height="0.32cm" fo:min-width="6.672cm"/>
    </style:style>
    <style:style style:name="gr178" style:family="graphic" style:parent-style-name="Remarque">
      <style:graphic-properties draw:auto-grow-height="true" fo:min-height="0.4cm" fo:min-width="3.778cm"/>
    </style:style>
    <style:style style:name="gr179" style:family="graphic" style:parent-style-name="Remarque">
      <style:graphic-properties draw:auto-grow-height="true" fo:min-height="0.319cm" fo:min-width="5.04cm"/>
    </style:style>
    <style:style style:name="gr180" style:family="graphic" style:parent-style-name="CodePetit">
      <style:graphic-properties draw:stroke="none" draw:fill="none" fo:min-height="0.32cm" fo:min-width="2.479cm"/>
    </style:style>
    <style:style style:name="gr181" style:family="graphic" style:parent-style-name="Remarque">
      <style:graphic-properties draw:auto-grow-height="true" fo:min-height="0.319cm" fo:min-width="4.606cm"/>
    </style:style>
    <style:style style:name="gr182" style:family="graphic" style:parent-style-name="Remarque">
      <style:graphic-properties draw:auto-grow-width="true" fo:min-height="0.319cm" fo:min-width="7.591cm"/>
    </style:style>
    <style:style style:name="gr183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84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185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86" style:family="graphic" style:parent-style-name="Remarque">
      <style:graphic-properties draw:auto-grow-width="true" fo:min-height="0.276cm" fo:min-width="0.303cm"/>
    </style:style>
    <style:style style:name="gr187" style:family="graphic" style:parent-style-name="Remarque">
      <style:graphic-properties draw:auto-grow-width="true" fo:min-height="0.276cm" fo:min-width="0.349cm"/>
    </style:style>
    <style:style style:name="gr188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89" style:family="graphic" style:parent-style-name="Remarque">
      <style:graphic-properties draw:auto-grow-height="true" fo:min-height="0.319cm" fo:min-width="3.065cm"/>
    </style:style>
    <style:style style:name="gr190" style:family="graphic" style:parent-style-name="Remarque">
      <style:graphic-properties draw:auto-grow-height="true" fo:min-height="1.501cm" fo:min-width="0.4cm"/>
    </style:style>
    <style:style style:name="gr191" style:family="graphic" style:parent-style-name="Remarque">
      <style:graphic-properties draw:textarea-horizontal-align="left" draw:auto-grow-width="true" fo:min-height="0.955cm" fo:min-width="5.045cm"/>
    </style:style>
    <style:style style:name="gr192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117cm" fo:min-width="7.687cm" fo:padding-top="0.115cm" fo:padding-bottom="0.115cm" fo:padding-left="0.24cm" fo:padding-right="0.24cm"/>
    </style:style>
    <style:style style:name="gr193" style:family="graphic" style:parent-style-name="Code">
      <style:graphic-properties draw:auto-grow-height="true" fo:min-height="0.391cm" fo:min-width="2.822cm"/>
    </style:style>
    <style:style style:name="gr194" style:family="graphic" style:parent-style-name="Remarque">
      <style:graphic-properties draw:auto-grow-height="true" fo:min-height="0.353cm" fo:min-width="3.241cm"/>
    </style:style>
    <style:style style:name="gr195" style:family="graphic" style:parent-style-name="Remarque">
      <style:graphic-properties draw:auto-grow-height="true" fo:min-height="0.353cm" fo:min-width="2.872cm"/>
    </style:style>
    <style:style style:name="gr196" style:family="graphic" style:parent-style-name="Code">
      <style:graphic-properties draw:auto-grow-height="true" fo:min-height="1.375cm" fo:min-width="3.867cm"/>
    </style:style>
    <style:style style:name="gr197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671cm" fo:min-width="0.751cm" fo:padding-top="0.135cm" fo:padding-bottom="0.135cm" fo:padding-left="0.26cm" fo:padding-right="0.26cm"/>
    </style:style>
    <style:style style:name="gr198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99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200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754cm" fo:padding-top="0.135cm" fo:padding-bottom="0.135cm" fo:padding-left="0.26cm" fo:padding-right="0.26cm"/>
    </style:style>
    <style:style style:name="gr201" style:family="graphic" style:parent-style-name="Code">
      <style:graphic-properties draw:stroke="none" draw:fill="none" fo:min-height="0.213cm" fo:min-width="0.637cm"/>
    </style:style>
    <style:style style:name="gr202" style:family="graphic" style:parent-style-name="Code">
      <style:graphic-properties draw:stroke="none" draw:fill="none" fo:min-height="0.234cm" fo:min-width="0.976cm"/>
    </style:style>
    <style:style style:name="gr203" style:family="graphic" style:parent-style-name="Remarque">
      <style:graphic-properties fo:min-height="0.319cm" fo:min-width="0.421cm"/>
    </style:style>
    <style:style style:name="gr204" style:family="graphic" style:parent-style-name="Remarque">
      <style:graphic-properties draw:auto-grow-width="false" fo:min-height="0.551cm" fo:min-width="5.645cm"/>
    </style:style>
    <style:style style:name="gr205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536cm" fo:padding-top="0.015cm" fo:padding-bottom="0.015cm" fo:padding-left="0.015cm" fo:padding-right="0.015cm"/>
    </style:style>
    <style:style style:name="gr206" style:family="graphic" style:parent-style-name="CodePetit">
      <style:graphic-properties draw:auto-grow-height="true" fo:min-height="0.319cm" fo:min-width="5.721cm"/>
    </style:style>
    <style:style style:name="gr207" style:family="graphic" style:parent-style-name="CodePetit">
      <style:graphic-properties draw:auto-grow-height="true" fo:min-height="0.353cm" fo:min-width="4.711cm"/>
    </style:style>
    <style:style style:name="gr208" style:family="graphic" style:parent-style-name="RemarquePetit">
      <style:graphic-properties draw:auto-grow-height="true" fo:min-height="1.759cm" fo:min-width="1.424cm"/>
    </style:style>
    <style:style style:name="gr209" style:family="graphic" style:parent-style-name="CodePetit">
      <style:graphic-properties draw:auto-grow-height="true" fo:min-height="0.319cm" fo:min-width="0.599cm"/>
    </style:style>
    <style:style style:name="gr210" style:family="graphic" style:parent-style-name="CadreSection">
      <style:graphic-properties draw:stroke="solid" svg:stroke-width="0.03cm" svg:stroke-color="#880e4f" draw:marker-start-width="0.25cm" draw:marker-end-width="0.25cm" draw:textarea-vertical-align="middle" draw:auto-grow-height="false" fo:min-height="4.396cm" fo:min-width="9.547cm" fo:padding-top="0.115cm" fo:padding-bottom="0.115cm" fo:padding-left="0.24cm" fo:padding-right="0.24cm"/>
    </style:style>
    <style:style style:name="gr211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52cm" fo:padding-top="0cm" fo:padding-bottom="0cm" fo:padding-left="0cm" fo:padding-right="0cm"/>
    </style:style>
    <style:style style:name="gr212" style:family="graphic" style:parent-style-name="expression">
      <style:graphic-properties draw:auto-grow-height="true" fo:min-height="0.425cm" fo:min-width="7.622cm"/>
    </style:style>
    <style:style style:name="gr213" style:family="graphic" style:parent-style-name="Remarque">
      <style:graphic-properties fo:min-height="1.409cm" fo:min-width="7.686cm"/>
    </style:style>
    <style:style style:name="gr214" style:family="graphic" style:parent-style-name="Remarque">
      <style:graphic-properties draw:auto-grow-height="true" fo:min-height="0.353cm" fo:min-width="7.355cm"/>
    </style:style>
    <style:style style:name="gr215" style:family="graphic" style:parent-style-name="RemarquePetit">
      <style:graphic-properties draw:auto-grow-height="true" fo:min-height="0.637cm" fo:min-width="5.867cm"/>
    </style:style>
    <style:style style:name="gr216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1.95cm" fo:min-width="8.247cm" fo:padding-top="0.115cm" fo:padding-bottom="0.115cm" fo:padding-left="0.24cm" fo:padding-right="0.24cm"/>
    </style:style>
    <style:style style:name="gr217" style:family="graphic" style:parent-style-name="headline1">
      <style:graphic-properties draw:stroke="solid" svg:stroke-width="0.03cm" svg:stroke-color="#311b92" draw:marker-start-width="0.245cm" draw:marker-end-width="0.245cm" draw:fill="solid" draw:fill-color="#311b92" draw:textarea-horizontal-align="center" draw:textarea-vertical-align="middle" draw:auto-grow-height="false" draw:auto-grow-width="true" fo:min-height="0.353cm" fo:min-width="4.68cm" fo:padding-top="0cm" fo:padding-bottom="0cm" fo:padding-left="0cm" fo:padding-right="0cm"/>
    </style:style>
    <style:style style:name="gr218" style:family="graphic" style:parent-style-name="CadreSection">
      <style:graphic-properties draw:stroke="solid" svg:stroke-width="0.03cm" svg:stroke-color="#311b92" draw:marker-start-width="0.25cm" draw:marker-end-width="0.25cm" draw:textarea-vertical-align="middle" draw:auto-grow-height="false" fo:min-height="4.316cm" fo:min-width="9.575cm" fo:padding-top="0.115cm" fo:padding-bottom="0.115cm" fo:padding-left="0.24cm" fo:padding-right="0.24cm"/>
    </style:style>
    <style:style style:name="gr219" style:family="graphic" style:parent-style-name="CadreSection">
      <style:graphic-properties draw:stroke="solid" svg:stroke-width="0.03cm" svg:stroke-color="#004d40" draw:marker-start-width="0.25cm" draw:marker-end-width="0.25cm" draw:textarea-vertical-align="middle" draw:auto-grow-height="false" fo:min-height="9.65cm" fo:min-width="8.177cm" fo:padding-top="0.115cm" fo:padding-bottom="0.115cm" fo:padding-left="0.24cm" fo:padding-right="0.24cm"/>
    </style:style>
    <style:style style:name="gr220" style:family="graphic" style:parent-style-name="Remarque">
      <style:graphic-properties draw:auto-grow-height="true" fo:min-height="0.705cm" fo:min-width="4.451cm"/>
    </style:style>
    <style:style style:name="gr221" style:family="graphic" style:parent-style-name="Code">
      <style:graphic-properties draw:auto-grow-height="true" fo:min-height="0.933cm" fo:min-width="4.748cm"/>
    </style:style>
    <style:style style:name="gr222" style:family="graphic" style:parent-style-name="CodePetit">
      <style:graphic-properties draw:auto-grow-height="true" fo:min-height="2.017cm" fo:min-width="2.88cm"/>
    </style:style>
    <style:style style:name="gr223" style:family="graphic" style:parent-style-name="RemarqueAccolade">
      <style:graphic-properties draw:textarea-vertical-align="middle" draw:auto-grow-height="false" fo:min-height="0.4cm" fo:min-width="0cm"/>
    </style:style>
    <style:style style:name="gr224" style:family="graphic" style:parent-style-name="Remarque">
      <style:graphic-properties draw:auto-grow-height="true" fo:min-height="0.353cm" fo:min-width="3.579cm"/>
    </style:style>
    <style:style style:name="gr225" style:family="graphic" style:parent-style-name="RemarqueAccolade">
      <style:graphic-properties draw:textarea-vertical-align="middle" draw:auto-grow-height="false" fo:min-height="1.273cm" fo:min-width="0cm"/>
    </style:style>
    <style:style style:name="gr226" style:family="graphic" style:parent-style-name="Remarque">
      <style:graphic-properties draw:auto-grow-height="true" fo:min-height="0.353cm" fo:min-width="6.234cm"/>
    </style:style>
    <style:style style:name="gr227" style:family="graphic" style:parent-style-name="standard">
      <style:graphic-properties draw:stroke="none" draw:fill="none" draw:ole-draw-aspect="1" style:protect="size"/>
    </style:style>
    <style:style style:name="gr228" style:family="graphic" style:parent-style-name="Remarque">
      <style:graphic-properties draw:auto-grow-height="true" fo:min-height="0.334cm" fo:min-width="4.409cm"/>
    </style:style>
    <style:style style:name="gr229" style:family="graphic" style:parent-style-name="Remarque">
      <style:graphic-properties draw:auto-grow-height="true" fo:min-height="0.705cm" fo:min-width="5.899cm"/>
    </style:style>
    <style:style style:name="gr230" style:family="graphic" style:parent-style-name="Code">
      <style:graphic-properties draw:auto-grow-height="true" fo:min-height="0.933cm" fo:min-width="4.502cm"/>
    </style:style>
    <style:style style:name="gr231" style:family="graphic" style:parent-style-name="CodePetit">
      <style:graphic-properties draw:auto-grow-height="true" fo:min-height="2.017cm" fo:min-width="4.235cm"/>
    </style:style>
    <style:style style:name="gr232" style:family="graphic" style:parent-style-name="Remarque">
      <style:graphic-properties draw:auto-grow-height="true" fo:min-height="0.353cm" fo:min-width="4.527cm"/>
    </style:style>
    <style:style style:name="gr233" style:family="graphic" style:parent-style-name="RemarquePetit">
      <style:graphic-properties draw:auto-grow-height="true" fo:min-height="0.955cm" fo:min-width="2.059cm"/>
    </style:style>
    <style:style style:name="gr234" style:family="graphic" style:parent-style-name="Remarque">
      <style:graphic-properties draw:auto-grow-height="true" fo:min-height="1.057cm" fo:min-width="6.868cm"/>
    </style:style>
    <style:style style:name="gr235" style:family="graphic" style:parent-style-name="CodePetit">
      <style:graphic-properties draw:auto-grow-height="true" fo:min-height="2.305cm" fo:min-width="5.928cm"/>
    </style:style>
    <style:style style:name="gr236" style:family="graphic" style:parent-style-name="RemarquePetit">
      <style:graphic-properties draw:auto-grow-height="true" fo:min-height="0.955cm" fo:min-width="2.724cm"/>
    </style:style>
    <style:style style:name="gr237" style:family="graphic" style:parent-style-name="Remarque">
      <style:graphic-properties draw:textarea-horizontal-align="center" draw:auto-grow-height="true" fo:min-height="0.353cm" fo:min-width="3.994cm"/>
    </style:style>
    <style:style style:name="gr238" style:family="graphic" style:parent-style-name="CadreSection">
      <style:graphic-properties draw:stroke="solid" svg:stroke-width="0.03cm" svg:stroke-color="#004d40" draw:marker-start-width="0.245cm" draw:marker-end-width="0.245cm" draw:textarea-vertical-align="middle" fo:padding-top="0.115cm" fo:padding-bottom="0.115cm" fo:padding-left="0.24cm" fo:padding-right="0.24cm"/>
    </style:style>
    <style:style style:name="gr239" style:family="graphic" style:parent-style-name="RemarqueAccolade">
      <style:graphic-properties draw:textarea-vertical-align="middle" draw:auto-grow-height="false" fo:min-height="0.394cm" fo:min-width="0cm"/>
    </style:style>
    <style:style style:name="gr240" style:family="graphic" style:parent-style-name="RemarqueAccolade">
      <style:graphic-properties draw:textarea-vertical-align="middle" draw:auto-grow-height="false" fo:min-height="0.1cm" fo:min-width="0cm"/>
    </style:style>
    <style:style style:name="gr241" style:family="graphic" style:parent-style-name="Remarque">
      <style:graphic-properties draw:auto-grow-height="true" fo:min-height="0.353cm" fo:min-width="6.552cm"/>
    </style:style>
    <style:style style:name="gr242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8.413cm" fo:min-width="8.208cm" fo:padding-top="0.115cm" fo:padding-bottom="0.115cm" fo:padding-left="0.24cm" fo:padding-right="0.24cm"/>
    </style:style>
    <style:style style:name="gr243" style:family="graphic" style:parent-style-name="RemarqueAccolade">
      <style:graphic-properties draw:textarea-vertical-align="middle" draw:auto-grow-height="false" fo:min-height="0.732cm" fo:min-width="0cm"/>
    </style:style>
    <style:style style:name="gr244" style:family="graphic" style:parent-style-name="Remarque">
      <style:graphic-properties draw:auto-grow-height="true" fo:min-height="0.353cm" fo:min-width="2.241cm"/>
    </style:style>
    <style:style style:name="gr245" style:family="graphic" style:parent-style-name="RemarqueAccolade">
      <style:graphic-properties draw:textarea-vertical-align="middle" draw:auto-grow-height="false" fo:min-height="2.749cm" fo:min-width="0cm"/>
    </style:style>
    <style:style style:name="gr246" style:family="graphic" style:parent-style-name="Remarque">
      <style:graphic-properties draw:auto-grow-height="true" fo:min-height="0.353cm" fo:min-width="2.364cm"/>
    </style:style>
    <style:style style:name="gr247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353cm" fo:min-width="3.47cm" fo:padding-top="0cm" fo:padding-bottom="0cm" fo:padding-left="0cm" fo:padding-right="0cm"/>
    </style:style>
    <style:style style:name="gr248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1.165cm" fo:padding-top="0cm" fo:padding-bottom="0cm" fo:padding-left="0cm" fo:padding-right="0cm"/>
    </style:style>
    <style:style style:name="gr249" style:family="graphic" style:parent-style-name="expression">
      <style:graphic-properties draw:auto-grow-height="true" fo:min-height="0.425cm" fo:min-width="6.606cm"/>
    </style:style>
    <style:style style:name="gr250" style:family="graphic" style:parent-style-name="Remarque">
      <style:graphic-properties draw:auto-grow-height="true" fo:min-height="0.705cm" fo:min-width="8.016cm"/>
    </style:style>
    <style:style style:name="gr251" style:family="graphic" style:parent-style-name="Code">
      <style:graphic-properties draw:auto-grow-height="true" fo:min-height="1.273cm" fo:min-width="7.508cm"/>
    </style:style>
    <style:style style:name="gr252" style:family="graphic" style:parent-style-name="Code">
      <style:graphic-properties draw:auto-grow-height="true" fo:min-height="0.467cm" fo:min-width="3.984cm"/>
    </style:style>
    <style:style style:name="gr253" style:family="graphic" style:parent-style-name="CadreSection">
      <style:graphic-properties draw:stroke="solid" svg:stroke-width="0.03cm" svg:stroke-color="#4a148c" draw:marker-start-width="0.25cm" draw:marker-end-width="0.25cm" draw:textarea-vertical-align="middle" draw:auto-grow-height="false" fo:min-height="7.043cm" fo:min-width="9.524cm" fo:padding-top="0.115cm" fo:padding-bottom="0.115cm" fo:padding-left="0.24cm" fo:padding-right="0.24cm"/>
    </style:style>
    <style:style style:name="gr254" style:family="graphic" style:parent-style-name="Code">
      <style:graphic-properties draw:auto-grow-height="true" fo:min-height="0.425cm" fo:min-width="8.471cm"/>
    </style:style>
    <style:style style:name="gr255" style:family="graphic" style:parent-style-name="RemarquePetit">
      <style:graphic-properties draw:auto-grow-height="true" fo:min-height="0.319cm" fo:min-width="4.697cm"/>
    </style:style>
    <style:style style:name="gr256" style:family="graphic" style:parent-style-name="Remarque">
      <style:graphic-properties draw:auto-grow-height="true" fo:min-height="1.463cm" fo:min-width="3.02cm"/>
    </style:style>
    <style:style style:name="gr257" style:family="graphic" style:parent-style-name="Remarque">
      <style:graphic-properties draw:auto-grow-height="true" fo:min-height="1.409cm" fo:min-width="2.309cm"/>
    </style:style>
    <style:style style:name="gr258" style:family="graphic" style:parent-style-name="Remarque">
      <style:graphic-properties draw:auto-grow-height="true" fo:min-height="1.057cm" fo:min-width="1.574cm"/>
    </style:style>
    <style:style style:name="gr259" style:family="graphic" style:parent-style-name="Remarque">
      <style:graphic-properties draw:auto-grow-height="true" fo:min-height="0.637cm" fo:min-width="1.7cm"/>
    </style:style>
    <style:style style:name="gr260" style:family="graphic" style:parent-style-name="Code">
      <style:graphic-properties draw:auto-grow-height="true" fo:min-height="0.643cm" fo:min-width="3.601cm"/>
    </style:style>
    <style:style style:name="gr261" style:family="graphic" style:parent-style-name="Remarque">
      <style:graphic-properties draw:auto-grow-height="true" fo:min-height="0.353cm" fo:min-width="1.166cm"/>
    </style:style>
    <style:style style:name="gr262" style:family="graphic" style:parent-style-name="Remarque">
      <style:graphic-properties draw:textarea-horizontal-align="right" draw:auto-grow-height="true" draw:auto-grow-width="false" fo:min-height="0.4cm" fo:min-width="2.578cm"/>
    </style:style>
    <style:style style:name="gr263" style:family="graphic" style:parent-style-name="Code">
      <style:graphic-properties draw:auto-grow-height="true" fo:min-height="1.211cm" fo:min-width="5.304cm"/>
    </style:style>
    <style:style style:name="gr264" style:family="graphic" style:parent-style-name="CadreSection">
      <style:graphic-properties draw:stroke="solid" svg:stroke-width="0.03cm" svg:stroke-color="#4a148c" draw:marker-start-width="0.245cm" draw:marker-end-width="0.245cm" draw:textarea-vertical-align="middle" fo:padding-top="0.115cm" fo:padding-bottom="0.115cm" fo:padding-left="0.24cm" fo:padding-right="0.24cm"/>
    </style:style>
    <style:style style:name="gr265" style:family="graphic" style:parent-style-name="CodePetit">
      <style:graphic-properties draw:auto-grow-height="true" fo:min-height="0.989cm" fo:min-width="3.644cm"/>
    </style:style>
    <style:style style:name="gr266" style:family="graphic" style:parent-style-name="RemarquePetit">
      <style:graphic-properties draw:auto-grow-height="true" fo:min-height="0.276cm" fo:min-width="4.21cm"/>
    </style:style>
    <style:style style:name="gr267" style:family="graphic" style:parent-style-name="Code">
      <style:graphic-properties draw:auto-grow-height="true" fo:min-height="0.357cm" fo:min-width="1.907cm"/>
    </style:style>
    <style:style style:name="gr268" style:family="graphic" style:parent-style-name="RemarquePetit">
      <style:graphic-properties draw:auto-grow-height="true" draw:auto-grow-width="true" fo:min-height="0.319cm" fo:min-width="6.741cm"/>
    </style:style>
    <style:style style:name="gr269" style:family="graphic" style:parent-style-name="CadreSection">
      <style:graphic-properties draw:stroke="solid" svg:stroke-width="0.03cm" svg:stroke-color="#827717" draw:marker-start-width="0.245cm" draw:marker-end-width="0.245cm" draw:textarea-vertical-align="middle" fo:padding-top="0.115cm" fo:padding-bottom="0.115cm" fo:padding-left="0.24cm" fo:padding-right="0.24cm"/>
    </style:style>
    <style:style style:name="gr270" style:family="graphic" style:parent-style-name="RemarquePetit">
      <style:graphic-properties draw:auto-grow-height="true" draw:auto-grow-width="false" fo:min-height="0.955cm" fo:min-width="7.584cm"/>
    </style:style>
    <style:style style:name="gr271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3.254cm" fo:padding-top="0cm" fo:padding-bottom="0cm" fo:padding-left="0cm" fo:padding-right="0cm"/>
    </style:style>
    <style:style style:name="gr272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6.515cm" fo:min-width="8.203cm" fo:padding-top="0.115cm" fo:padding-bottom="0.115cm" fo:padding-left="0.24cm" fo:padding-right="0.24cm"/>
    </style:style>
    <style:style style:name="gr273" style:family="graphic" style:parent-style-name="Code">
      <style:graphic-properties draw:auto-grow-height="true" fo:min-height="1.739cm" fo:min-width="6.979cm"/>
    </style:style>
    <style:style style:name="gr274" style:family="graphic" style:parent-style-name="Remarque">
      <style:graphic-properties draw:auto-grow-height="true" fo:min-height="0.353cm" fo:min-width="4.218cm"/>
    </style:style>
    <style:style style:name="gr275" style:family="graphic" style:parent-style-name="Remarque">
      <style:graphic-properties draw:auto-grow-height="true" draw:auto-grow-width="false" fo:min-height="0.637cm" fo:min-width="4.396cm"/>
    </style:style>
    <style:style style:name="gr276" style:family="graphic" style:parent-style-name="RemarquePetit">
      <style:graphic-properties draw:auto-grow-height="true" fo:min-height="0.955cm" fo:min-width="7.715cm"/>
    </style:style>
    <style:style style:name="gr277" style:family="graphic" style:parent-style-name="Remarque">
      <style:graphic-properties draw:auto-grow-height="true" fo:min-height="0.353cm" fo:min-width="2.504cm"/>
    </style:style>
    <style:style style:name="gr278" style:family="graphic" style:parent-style-name="RemarqueAccolade">
      <style:graphic-properties draw:textarea-vertical-align="middle" draw:auto-grow-height="false" fo:min-height="0.801cm" fo:min-width="0cm"/>
    </style:style>
    <style:style style:name="gr279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2.441cm" fo:padding-top="0cm" fo:padding-bottom="0cm" fo:padding-left="0cm" fo:padding-right="0cm"/>
    </style:style>
    <style:style style:name="gr280" style:family="graphic" style:parent-style-name="Code">
      <style:graphic-properties draw:auto-grow-height="true" fo:min-height="0.357cm" fo:min-width="4.451cm"/>
    </style:style>
    <style:style style:name="gr281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3.574cm" fo:min-width="9.512cm" fo:padding-top="0.115cm" fo:padding-bottom="0.115cm" fo:padding-left="0.24cm" fo:padding-right="0.24cm"/>
    </style:style>
    <style:style style:name="gr282" style:family="graphic" style:parent-style-name="RemarquePetit">
      <style:graphic-properties draw:auto-grow-height="true" fo:min-height="0.319cm" fo:min-width="3.524cm"/>
    </style:style>
    <style:style style:name="gr283" style:family="graphic" style:parent-style-name="CodePetit">
      <style:graphic-properties draw:auto-grow-height="true" fo:min-height="2.69cm" fo:min-width="9.884cm"/>
    </style:style>
    <style:style style:name="gr284" style:family="graphic" style:parent-style-name="RemarquePetit">
      <style:graphic-properties draw:auto-grow-height="true" fo:min-height="0.319cm" fo:min-width="3.74cm"/>
    </style:style>
    <style:style style:name="gr285" style:family="graphic" style:parent-style-name="CodePetit">
      <style:graphic-properties draw:auto-grow-height="true" fo:min-height="2.113cm" fo:min-width="9.78cm"/>
    </style:style>
    <style:style style:name="gr286" style:family="graphic" style:parent-style-name="CodePetit">
      <style:graphic-properties draw:auto-grow-height="true" fo:min-height="1.819cm" fo:min-width="4.573cm"/>
    </style:style>
    <style:style style:name="gr287" style:family="graphic" style:parent-style-name="RemarquePetit">
      <style:graphic-properties draw:auto-grow-height="true" fo:min-height="0.319cm" fo:min-width="8.046cm"/>
    </style:style>
    <style:style style:name="gr288" style:family="graphic" style:parent-style-name="RemarquePetit">
      <style:graphic-properties draw:auto-grow-height="true" fo:min-height="0.319cm" fo:min-width="6.88cm"/>
    </style:style>
    <style:style style:name="gr289" style:family="graphic" style:parent-style-name="RemarquePetit">
      <style:graphic-properties fo:min-height="0.387cm" fo:min-width="0.894cm"/>
    </style:style>
    <style:style style:name="gr290" style:family="graphic" style:parent-style-name="RemarquePetit">
      <style:graphic-properties fo:min-height="0.387cm" fo:min-width="3.131cm"/>
    </style:style>
    <style:style style:name="gr291" style:family="graphic" style:parent-style-name="RemarquePetit">
      <style:graphic-properties fo:min-height="0.955cm" fo:min-width="8.331cm"/>
    </style:style>
    <style:style style:name="gr292" style:family="graphic" style:parent-style-name="RemarquePetit">
      <style:graphic-properties fo:min-height="0.772cm" fo:min-width="7.359cm"/>
    </style:style>
    <style:style style:name="gr293" style:family="graphic" style:parent-style-name="RemarquePetit">
      <style:graphic-properties fo:min-height="0.387cm" fo:min-width="1.3cm"/>
    </style:style>
    <style:style style:name="gr294" style:family="graphic" style:parent-style-name="CadreSection">
      <style:graphic-properties draw:stroke="solid" svg:stroke-width="0.03cm" svg:stroke-color="#bf360c" draw:marker-start-width="0.25cm" draw:marker-end-width="0.25cm" draw:textarea-vertical-align="middle" draw:auto-grow-height="false" fo:min-height="3.489cm" fo:min-width="4.418cm" fo:padding-top="0.115cm" fo:padding-bottom="0.115cm" fo:padding-left="0.24cm" fo:padding-right="0.24cm"/>
    </style:style>
    <style:style style:name="gr295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4.28cm" fo:padding-top="0cm" fo:padding-bottom="0cm" fo:padding-left="0cm" fo:padding-right="0cm"/>
    </style:style>
    <style:style style:name="gr296" style:family="graphic" style:parent-style-name="headline1">
      <style:graphic-properties draw:stroke="solid" svg:stroke-width="0.03cm" svg:stroke-color="#01579b" draw:marker-start-width="0.245cm" draw:marker-end-width="0.245cm" draw:fill="solid" draw:fill-color="#01579b" draw:textarea-horizontal-align="center" draw:textarea-vertical-align="middle" draw:auto-grow-height="false" draw:auto-grow-width="true" fo:min-height="0.4cm" fo:min-width="3.315cm" fo:padding-top="0cm" fo:padding-bottom="0cm" fo:padding-left="0cm" fo:padding-right="0cm"/>
    </style:style>
    <style:style style:name="gr297" style:family="graphic" style:parent-style-name="CadreSection">
      <style:graphic-properties draw:stroke="solid" svg:stroke-width="0.03cm" svg:stroke-color="#01579b" draw:marker-start-width="0.25cm" draw:marker-end-width="0.25cm" draw:textarea-vertical-align="middle" draw:auto-grow-height="false" fo:min-height="3.45cm" fo:min-width="4.344cm" fo:padding-top="0.115cm" fo:padding-bottom="0.115cm" fo:padding-left="0.24cm" fo:padding-right="0.24cm"/>
    </style:style>
    <style:style style:name="gr298" style:family="graphic" style:parent-style-name="RemarquePetit">
      <style:graphic-properties draw:auto-grow-height="true" draw:auto-grow-width="false" fo:min-height="1.909cm" fo:min-width="4.638cm"/>
    </style:style>
    <style:style style:name="gr299" style:family="graphic" style:parent-style-name="CodePetit">
      <style:graphic-properties draw:auto-grow-height="true" fo:min-height="0.357cm" fo:min-width="2.29cm"/>
    </style:style>
    <style:style style:name="gr300" style:family="graphic" style:parent-style-name="RemarquePetit">
      <style:graphic-properties draw:auto-grow-height="true" fo:min-height="0.637cm" fo:min-width="1.924cm"/>
    </style:style>
    <style:style style:name="gr301" style:family="graphic" style:parent-style-name="RemarquePetit">
      <style:graphic-properties draw:auto-grow-height="true" fo:min-height="0.637cm" fo:min-width="4.201cm"/>
    </style:style>
    <style:style style:name="gr302" style:family="graphic" style:parent-style-name="RemarquePetit">
      <style:graphic-properties draw:auto-grow-height="true" fo:min-height="0.951cm" fo:min-width="9.811cm"/>
    </style:style>
    <style:style style:name="gr303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29cm" fo:padding-top="0cm" fo:padding-bottom="0cm" fo:padding-left="0cm" fo:padding-right="0cm"/>
    </style:style>
    <style:style style:name="gr304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354cm" fo:min-width="9.504cm" fo:padding-top="0.115cm" fo:padding-bottom="0.115cm" fo:padding-left="0.24cm" fo:padding-right="0.24cm"/>
    </style:style>
    <style:style style:name="gr305" style:family="graphic" style:parent-style-name="CodePetit">
      <style:graphic-properties draw:auto-grow-height="true" fo:min-height="0.705cm" fo:min-width="2.307cm"/>
    </style:style>
    <style:style style:name="gr306" style:family="graphic" style:parent-style-name="CodePetit">
      <style:graphic-properties draw:auto-grow-height="true" fo:min-height="0.955cm" fo:min-width="2.415cm"/>
    </style:style>
    <style:style style:name="gr307" style:family="graphic" style:parent-style-name="CodePetit">
      <style:graphic-properties draw:auto-grow-height="true" fo:min-height="0.671cm" fo:min-width="1.909cm"/>
    </style:style>
    <style:style style:name="gr308" style:family="graphic" style:parent-style-name="RemarqueAccolade">
      <style:graphic-properties draw:textarea-vertical-align="middle" draw:auto-grow-height="false" fo:min-height="0.257cm" fo:min-width="0cm"/>
    </style:style>
    <style:style style:name="gr309" style:family="graphic" style:parent-style-name="RemarqueAccolade">
      <style:graphic-properties draw:textarea-vertical-align="middle" draw:auto-grow-height="false" fo:min-height="0.633cm" fo:min-width="0cm"/>
    </style:style>
    <style:style style:name="gr310" style:family="graphic" style:parent-style-name="RemarquePetit">
      <style:graphic-properties draw:auto-grow-height="true" draw:auto-grow-width="false" fo:min-height="0.671cm" fo:min-width="2.5cm"/>
    </style:style>
    <style:style style:name="gr311" style:family="graphic" style:parent-style-name="RemarquePetit">
      <style:graphic-properties draw:auto-grow-height="true" fo:min-height="0.319cm" fo:min-width="1.082cm"/>
    </style:style>
    <style:style style:name="gr312" style:family="graphic" style:parent-style-name="RemarqueAccolade">
      <style:graphic-properties draw:textarea-vertical-align="middle" draw:auto-grow-height="false" fo:min-height="1.498cm" fo:min-width="0cm"/>
    </style:style>
    <style:style style:name="gr313" style:family="graphic" style:parent-style-name="CodePetit">
      <style:graphic-properties draw:stroke="none" draw:fill="none" fo:min-height="1.271cm" fo:min-width="4.645cm"/>
    </style:style>
    <style:style style:name="gr314" style:family="graphic" style:parent-style-name="CodePetit">
      <style:graphic-properties draw:auto-grow-height="true" fo:min-height="1.273cm" fo:min-width="4.579cm"/>
    </style:style>
    <style:style style:name="gr315" style:family="graphic" style:parent-style-name="CadreSection">
      <style:graphic-properties draw:stroke="solid" svg:stroke-width="0.03cm" svg:stroke-color="#212121" draw:marker-start-width="0.25cm" draw:marker-end-width="0.25cm" draw:fill="solid" draw:fill-color="#ffffff" draw:textarea-vertical-align="middle" draw:auto-grow-height="false" fo:min-height="1.409cm" fo:min-width="3.444cm" fo:padding-top="0.115cm" fo:padding-bottom="0.115cm" fo:padding-left="0.24cm" fo:padding-right="0.24cm"/>
    </style:style>
    <style:style style:name="gr316" style:family="graphic" style:parent-style-name="headline1">
      <style:graphic-properties draw:stroke="solid" svg:stroke-width="0.03cm" svg:stroke-color="#212121" draw:marker-start-width="0.245cm" draw:marker-end-width="0.245cm" draw:fill="solid" draw:fill-color="#212121" draw:textarea-horizontal-align="center" draw:textarea-vertical-align="middle" draw:auto-grow-height="false" draw:auto-grow-width="true" fo:min-height="0.353cm" fo:min-width="2.393cm" fo:padding-top="0cm" fo:padding-bottom="0cm" fo:padding-left="0cm" fo:padding-right="0cm"/>
    </style:style>
    <style:style style:name="gr317" style:family="graphic" style:parent-style-name="Remarque">
      <style:graphic-properties draw:auto-grow-height="true" fo:min-height="0.353cm" fo:min-width="6.391cm"/>
    </style:style>
    <style:style style:name="gr318" style:family="graphic" style:parent-style-name="CodePetit">
      <style:graphic-properties draw:stroke="none" draw:fill="none" fo:min-height="0.357cm" fo:min-width="6.353cm"/>
    </style:style>
    <style:style style:name="gr319" style:family="graphic" style:parent-style-name="Remarque">
      <style:graphic-properties draw:textarea-horizontal-align="center" draw:auto-grow-height="true" fo:min-height="0.386cm" fo:min-width="6.907cm"/>
    </style:style>
    <style:style style:name="gr320" style:family="graphic" style:parent-style-name="CadreSection">
      <style:graphic-properties draw:stroke="solid" svg:stroke-width="0.03cm" svg:stroke-color="#880e4f" draw:marker-start-width="0.245cm" draw:marker-end-width="0.245cm" draw:textarea-vertical-align="middle" fo:padding-top="0.115cm" fo:padding-bottom="0.115cm" fo:padding-left="0.24cm" fo:padding-right="0.24cm"/>
    </style:style>
    <style:style style:name="gr321" style:family="graphic" style:parent-style-name="Code">
      <style:graphic-properties draw:auto-grow-height="true" fo:min-height="0.319cm" fo:min-width="7.897cm"/>
    </style:style>
    <style:style style:name="gr322" style:family="graphic" style:parent-style-name="Remarque">
      <style:graphic-properties draw:auto-grow-height="true" draw:auto-grow-width="false" fo:min-height="0.697cm" fo:min-width="5.874cm"/>
    </style:style>
    <style:style style:name="gr323" style:family="graphic" style:parent-style-name="Remarque">
      <style:graphic-properties draw:auto-grow-height="true" fo:min-height="0.637cm" fo:min-width="2.529cm"/>
    </style:style>
    <style:style style:name="gr324" style:family="graphic" style:parent-style-name="Remarque">
      <style:graphic-properties draw:auto-grow-height="true" fo:min-height="0.637cm" fo:min-width="2.393cm"/>
    </style:style>
    <style:style style:name="gr325" style:family="graphic" style:parent-style-name="RemarquePetit">
      <style:graphic-properties draw:stroke="none" draw:fill="none" fo:min-height="0.32cm" fo:min-width="0.645cm"/>
    </style:style>
    <style:style style:name="gr326" style:family="graphic" style:parent-style-name="Code">
      <style:graphic-properties draw:auto-grow-height="true" fo:min-height="0.319cm" fo:min-width="1.718cm"/>
    </style:style>
    <style:style style:name="gr327" style:family="graphic" style:parent-style-name="RemarquePetit">
      <style:graphic-properties draw:stroke="none" draw:fill="none" fo:min-height="0.32cm" fo:min-width="1.86cm"/>
    </style:style>
    <style:style style:name="gr328" style:family="graphic" style:parent-style-name="Code">
      <style:graphic-properties draw:auto-grow-height="true" fo:min-height="0.353cm" fo:min-width="2.772cm"/>
    </style:style>
    <style:style style:name="gr329" style:family="graphic" style:parent-style-name="RemarquePetit">
      <style:graphic-properties draw:auto-grow-height="true" draw:auto-grow-width="true" fo:min-height="0.319cm" fo:min-width="8.308cm"/>
    </style:style>
    <style:style style:name="gr330" style:family="graphic" style:parent-style-name="Code">
      <style:graphic-properties draw:auto-grow-height="true" fo:min-height="0.353cm" fo:min-width="3.628cm"/>
    </style:style>
    <style:style style:name="gr331" style:family="graphic" style:parent-style-name="Code">
      <style:graphic-properties draw:auto-grow-height="true" fo:min-height="0.353cm" fo:min-width="3.133cm"/>
    </style:style>
    <style:style style:name="gr332" style:family="graphic" style:parent-style-name="RemarquePetit">
      <style:graphic-properties draw:stroke="none" draw:fill="none" fo:min-height="0.319cm" fo:min-width="1.001cm"/>
    </style:style>
    <style:style style:name="gr333" style:family="graphic" style:parent-style-name="Remarque">
      <style:graphic-properties draw:textarea-horizontal-align="left" draw:auto-grow-height="true" fo:min-height="0.955cm" fo:min-width="1.238cm"/>
    </style:style>
    <style:style style:name="gr334" style:family="graphic" style:parent-style-name="CodePetit">
      <style:graphic-properties draw:auto-grow-height="true" fo:min-height="2.833cm" fo:min-width="8.628cm"/>
    </style:style>
    <style:style style:name="gr335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336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337" style:family="graphic" style:parent-style-name="CadreSection">
      <style:graphic-properties draw:stroke="solid" svg:stroke-width="0.03cm" svg:stroke-color="#311b92" draw:marker-start-width="0.245cm" draw:marker-end-width="0.245cm" draw:textarea-vertical-align="middle" fo:padding-top="0.115cm" fo:padding-bottom="0.115cm" fo:padding-left="0.24cm" fo:padding-right="0.24cm"/>
    </style:style>
    <style:style style:name="gr338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339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51cm"/>
    </style:style>
    <style:style style:name="gr340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41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42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158cm" fo:padding-top="0cm" fo:padding-bottom="0cm" fo:padding-left="0cm" fo:padding-right="0cm"/>
    </style:style>
    <style:style style:name="gr343" style:family="graphic" style:parent-style-name="CodePetit">
      <style:graphic-properties draw:auto-grow-height="true" draw:auto-grow-width="true" fo:min-height="0.925cm" fo:min-width="6.761cm"/>
    </style:style>
    <style:style style:name="gr344" style:family="graphic" style:parent-style-name="RemarquePetit">
      <style:graphic-properties draw:stroke="none" draw:fill="none" draw:auto-grow-width="false" fo:min-height="0.955cm" fo:min-width="6.82cm"/>
    </style:style>
    <style:style style:name="gr34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41cm" fo:min-width="0.424cm" fo:padding-top="0.135cm" fo:padding-bottom="0.135cm" fo:padding-left="0.26cm" fo:padding-right="0.26cm"/>
    </style:style>
    <style:style style:name="gr346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47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348" style:family="graphic" style:parent-style-name="RemarquePetit">
      <style:graphic-properties draw:auto-grow-height="true" draw:auto-grow-width="false" fo:min-height="0.637cm" fo:min-width="9.629cm"/>
    </style:style>
    <style:style style:name="gr349" style:family="graphic" style:parent-style-name="CodePetit">
      <style:graphic-properties draw:stroke="none" draw:fill="none" draw:auto-grow-width="false" fo:min-height="1.255cm" fo:min-width="1.06cm"/>
    </style:style>
    <style:style style:name="gr350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draw:auto-grow-width="true" fo:min-height="0.353cm" fo:min-width="4.21cm" fo:padding-top="0cm" fo:padding-bottom="0cm" fo:padding-left="0cm" fo:padding-right="0cm"/>
    </style:style>
    <style:style style:name="gr351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3.68cm" fo:padding-top="0cm" fo:padding-bottom="0cm" fo:padding-left="0cm" fo:padding-right="0cm"/>
    </style:style>
    <style:style style:name="gr352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fo:min-height="0.354cm" fo:min-width="1.75cm" fo:padding-top="0cm" fo:padding-bottom="0cm" fo:padding-left="0cm" fo:padding-right="0cm"/>
    </style:style>
    <style:style style:name="gr353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5.599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d47a1"/>
    </style:style>
    <style:style style:name="P4" style:family="paragraph">
      <loext:graphic-properties draw:fill="none" draw:fill-color="#ffffcc"/>
      <style:paragraph-properties fo:text-align="center"/>
    </style:style>
    <style:style style:name="P5" style:family="paragraph">
      <loext:graphic-properties draw:fill="solid" draw:fill-color="#01579b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ccffff"/>
      <style:paragraph-properties fo:text-align="center"/>
    </style:style>
    <style:style style:name="P8" style:family="paragraph">
      <loext:graphic-properties draw:fill="solid" draw:fill-color="#880e4f"/>
    </style:style>
    <style:style style:name="P9" style:family="paragraph">
      <style:paragraph-properties fo:text-align="end"/>
    </style:style>
    <style:style style:name="P10" style:family="paragraph">
      <style:text-properties fo:color="#00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cc99"/>
      <style:paragraph-properties fo:text-align="center"/>
    </style:style>
    <style:style style:name="P13" style:family="paragraph">
      <loext:graphic-properties draw:fill="solid" draw:fill-color="#4a148c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7pt" fo:font-weight="bold" style:font-size-asian="7pt" style:font-weight-asian="bold" style:font-size-complex="7pt" style:font-weight-complex="bold"/>
    </style:style>
    <style:style style:name="P16" style:family="paragraph">
      <loext:graphic-properties draw:fill="solid" draw:fill-color="#004d40"/>
    </style:style>
    <style:style style:name="P17" style:family="paragraph">
      <style:text-properties fo:font-size="8pt" style:font-size-asian="18pt" style:font-size-complex="18pt"/>
    </style:style>
    <style:style style:name="P18" style:family="paragraph">
      <loext:graphic-properties draw:fill="solid" draw:fill-color="#bf360c"/>
    </style:style>
    <style:style style:name="P19" style:family="paragraph">
      <style:paragraph-properties>
        <style:tab-stops>
          <style:tab-stop style:position="4.903cm"/>
        </style:tab-stops>
      </style:paragraph-properties>
    </style:style>
    <style:style style:name="P20" style:family="paragraph">
      <style:paragraph-properties>
        <style:tab-stops>
          <style:tab-stop style:position="1.799cm"/>
        </style:tab-stops>
      </style:paragraph-properties>
    </style:style>
    <style:style style:name="P21" style:family="paragraph">
      <style:paragraph-properties>
        <style:tab-stops>
          <style:tab-stop style:position="2.804cm"/>
        </style:tab-stops>
      </style:paragraph-properties>
    </style:style>
    <style:style style:name="P22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</style:style>
    <style:style style:name="P23" style:family="paragraph">
      <style:paragraph-properties>
        <style:tab-stops>
          <style:tab-stop style:position="0.503cm"/>
        </style:tab-stops>
      </style:paragraph-properties>
    </style:style>
    <style:style style:name="P24" style:family="paragraph">
      <style:text-properties fo:font-size="10pt" fo:font-style="normal" style:font-style-asian="normal" style:font-style-complex="normal"/>
    </style:style>
    <style:style style:name="P25" style:family="paragraph">
      <style:text-properties fo:color="#008000"/>
    </style:style>
    <style:style style:name="P26" style:family="paragraph">
      <style:text-properties fo:color="#355e00" fo:font-size="9pt" style:font-size-asian="18pt" style:font-size-complex="18pt"/>
    </style:style>
    <style:style style:name="P27" style:family="paragraph">
      <style:paragraph-properties fo:text-align="end"/>
      <style:text-properties fo:font-style="italic" style:font-style-asian="italic" style:font-style-complex="italic"/>
    </style:style>
    <style:style style:name="P28" style:family="paragraph">
      <loext:graphic-properties draw:fill="solid" draw:fill-color="#1a237e"/>
    </style:style>
    <style:style style:name="P29" style:family="paragraph">
      <style:text-properties fo:font-size="8pt" style:font-size-asian="8pt" style:font-size-complex="8pt"/>
    </style:style>
    <style:style style:name="P30" style:family="paragraph">
      <loext:graphic-properties draw:fill="solid" draw:fill-color="#e65100"/>
    </style:style>
    <style:style style:name="P31" style:family="paragraph">
      <loext:graphic-properties draw:fill="solid" draw:fill-color="#006064"/>
    </style:style>
    <style:style style:name="P32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>
      <style:paragraph-properties fo:line-height="90%"/>
    </style:style>
    <style:style style:name="P34" style:family="paragraph">
      <style:paragraph-properties fo:line-height="90%"/>
      <style:text-properties fo:font-style="italic" style:font-style-asian="italic" style:font-style-complex="italic"/>
    </style:style>
    <style:style style:name="P35" style:family="paragraph">
      <loext:graphic-properties draw:fill="solid" draw:fill-color="#33691e"/>
    </style:style>
    <style:style style:name="P36" style:family="paragraph">
      <style:text-properties fo:font-size="9pt" style:font-size-asian="18pt" style:font-size-complex="1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0000ff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43" style:family="paragraph">
      <style:paragraph-properties fo:text-align="end"/>
      <style:text-properties fo:font-style="normal" style:font-style-asian="normal" style:font-style-complex="normal"/>
    </style:style>
    <style:style style:name="P44" style:family="paragraph">
      <style:paragraph-properties fo:text-align="end"/>
      <style:text-properties fo:font-size="8pt" fo:font-style="normal" style:font-size-asian="8pt" style:font-style-asian="normal" style:font-size-complex="8pt" style:font-style-complex="normal"/>
    </style:style>
    <style:style style:name="P45" style:family="paragraph">
      <loext:graphic-properties draw:fill="solid" draw:fill-color="#827717"/>
    </style:style>
    <style:style style:name="P46" style:family="paragraph">
      <loext:graphic-properties draw:fill="solid" draw:fill-color="#ffffcc"/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47" style:family="paragraph">
      <style:paragraph-properties fo:text-align="center"/>
      <style:text-properties fo:font-size="7pt"/>
    </style:style>
    <style:style style:name="P48" style:family="paragraph">
      <style:text-properties fo:font-size="7pt" fo:font-style="italic" style:font-size-asian="8pt" style:font-style-asian="italic" style:font-size-complex="8pt" style:font-style-complex="italic"/>
    </style:style>
    <style:style style:name="P49" style:family="paragraph">
      <loext:graphic-properties draw:fill="none"/>
      <style:paragraph-properties fo:text-align="center"/>
      <style:text-properties fo:font-size="7pt"/>
    </style:style>
    <style:style style:name="P50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1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52" style:family="paragraph">
      <style:paragraph-properties fo:text-align="start">
        <style:tab-stops>
          <style:tab-stop style:position="3.092cm"/>
          <style:tab-stop style:position="3.208cm"/>
        </style:tab-stops>
      </style:paragraph-properties>
    </style:style>
    <style:style style:name="P53" style:family="paragraph">
      <loext:graphic-properties draw:fill-color="#cfe7f5"/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54" style:family="paragraph">
      <loext:graphic-properties draw:fill="none"/>
      <style:text-properties fo:font-size="6pt" style:font-size-asian="6pt" style:font-size-complex="6pt"/>
    </style:style>
    <style:style style:name="P55" style:family="paragraph">
      <style:text-properties fo:font-size="7pt" fo:font-style="italic" style:font-size-asian="7pt" style:font-style-asian="italic" style:font-size-complex="7pt" style:font-style-complex="italic"/>
    </style:style>
    <style:style style:name="P56" style:family="paragraph">
      <loext:graphic-properties draw:fill="solid" draw:fill-color="#3e2723"/>
    </style:style>
    <style:style style:name="P57" style:family="paragraph">
      <style:text-properties fo:color="#008000" fo:font-size="9pt" style:font-size-asian="9pt" style:font-size-complex="9pt"/>
    </style:style>
    <style:style style:name="P58" style:family="paragraph">
      <style:text-properties fo:color="#0000ff" fo:font-size="9pt" style:font-size-asian="9pt" style:font-size-complex="9pt"/>
    </style:style>
    <style:style style:name="P59" style:family="paragraph">
      <style:paragraph-properties>
        <style:tab-stops>
          <style:tab-stop style:position="0.5cm"/>
          <style:tab-stop style:position="1cm"/>
          <style:tab-stop style:position="3.307cm"/>
        </style:tab-stops>
      </style:paragraph-properties>
    </style:style>
    <style:style style:name="P60" style:family="paragraph">
      <style:text-properties fo:font-style="normal" style:font-style-asian="normal" style:font-style-complex="normal"/>
    </style:style>
    <style:style style:name="P61" style:family="paragraph">
      <loext:graphic-properties draw:fill="solid" draw:fill-color="#311b92"/>
    </style:style>
    <style:style style:name="P62" style:family="paragraph">
      <style:text-properties fo:font-size="8pt" style:font-size-asian="9pt" style:font-size-complex="9pt"/>
    </style:style>
    <style:style style:name="P63" style:family="paragraph">
      <style:text-properties fo:font-size="10pt" style:font-size-asian="10pt" style:font-size-complex="10pt"/>
    </style:style>
    <style:style style:name="P64" style:family="paragraph">
      <style:paragraph-properties fo:line-height="90%"/>
      <style:text-properties fo:font-size="8pt" style:font-size-asian="8pt" style:font-size-complex="8pt"/>
    </style:style>
    <style:style style:name="P65" style:family="paragraph">
      <style:paragraph-properties fo:line-height="90%">
        <style:tab-stops>
          <style:tab-stop style:position="0.595cm"/>
          <style:tab-stop style:position="2.695cm"/>
        </style:tab-stops>
      </style:paragraph-properties>
    </style:style>
    <style:style style:name="P66" style:family="paragraph">
      <style:paragraph-properties fo:line-height="90%">
        <style:tab-stops>
          <style:tab-stop style:position="0.595cm"/>
          <style:tab-stop style:position="2.894cm"/>
        </style:tab-stops>
      </style:paragraph-properties>
    </style:style>
    <style:style style:name="P67" style:family="paragraph">
      <style:paragraph-properties fo:line-height="90%"/>
      <style:text-properties fo:font-size="10pt" style:font-size-asian="10pt" style:font-size-complex="10pt"/>
    </style:style>
    <style:style style:name="P68" style:family="paragraph">
      <style:text-properties fo:font-size="7pt" style:font-size-asian="7pt" style:font-size-complex="7pt"/>
    </style:style>
    <style:style style:name="P69" style:family="paragraph">
      <style:paragraph-properties fo:line-height="95%">
        <style:tab-stops/>
      </style:paragraph-properties>
    </style:style>
    <style:style style:name="P70" style:family="paragraph">
      <style:paragraph-properties fo:line-height="95%">
        <style:tab-stops/>
      </style:paragraph-properties>
      <style:text-properties fo:font-size="9pt"/>
    </style:style>
    <style:style style:name="P71" style:family="paragraph">
      <style:paragraph-properties>
        <style:tab-stops>
          <style:tab-stop style:position="3.803cm"/>
        </style:tab-stops>
      </style:paragraph-properties>
    </style:style>
    <style:style style:name="P72" style:family="paragraph">
      <style:text-properties fo:font-style="normal" style:font-style-asian="italic" style:font-style-complex="italic"/>
    </style:style>
    <style:style style:name="P73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74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75" style:family="paragraph">
      <style:paragraph-properties fo:line-height="90%"/>
      <style:text-properties fo:font-size="9pt" style:font-size-asian="9pt" style:font-size-complex="9pt"/>
    </style:style>
    <style:style style:name="P76" style:family="paragraph">
      <style:paragraph-properties fo:text-align="center"/>
      <style:text-properties fo:font-size="9pt" style:font-size-asian="18pt" style:font-size-complex="18pt"/>
    </style:style>
    <style:style style:name="P77" style:family="paragraph">
      <loext:graphic-properties draw:fill="none"/>
      <style:paragraph-properties fo:line-height="90%"/>
      <style:text-properties fo:font-size="9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212121"/>
    </style:style>
    <style:style style:name="P80" style:family="paragraph">
      <loext:graphic-properties draw:fill="none"/>
      <style:text-properties fo:font-size="9pt" style:font-size-asian="9pt" style:font-size-complex="9pt"/>
    </style:style>
    <style:style style:name="P81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82" style:family="paragraph">
      <loext:graphic-properties draw:fill="none"/>
      <style:text-properties fo:font-style="normal" style:font-style-asian="normal" style:font-style-complex="normal"/>
    </style:style>
    <style:style style:name="P83" style:family="paragraph">
      <style:paragraph-properties fo:line-height="90%" fo:text-align="start"/>
    </style:style>
    <style:style style:name="P84" style:family="paragraph">
      <style:paragraph-properties fo:line-height="90%" fo:text-align="start"/>
      <style:text-properties fo:font-size="8pt" fo:font-style="italic" style:font-size-asian="8pt" style:font-style-asian="italic" style:font-size-complex="8pt" style:font-style-complex="italic"/>
    </style:style>
    <style:style style:name="P85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86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87" style:family="paragraph">
      <loext:graphic-properties draw:fill="none"/>
      <style:paragraph-properties fo:line-height="90%"/>
    </style:style>
    <style:style style:name="P88" style:family="paragraph">
      <style:paragraph-properties fo:text-align="center"/>
      <style:text-properties style:font-name="FreeMono8" fo:font-size="7pt" fo:font-weight="bold" style:font-weight-asian="bold" style:font-weight-complex="bold"/>
    </style:style>
    <style:style style:name="P89" style:family="paragraph">
      <style:paragraph-properties fo:text-align="center"/>
      <style:text-properties fo:font-weight="bold" style:font-weight-asian="bold" style:font-weight-complex="bold"/>
    </style:style>
    <style:style style:name="P90" style:family="paragraph">
      <style:paragraph-properties>
        <style:tab-stops>
          <style:tab-stop style:position="1.804cm"/>
        </style:tab-stops>
      </style:paragraph-properties>
    </style:style>
    <style:style style:name="P91" style:family="paragraph">
      <style:paragraph-properties fo:margin-left="0.6cm" fo:margin-right="0.5cm" fo:text-indent="0cm"/>
    </style:style>
    <style:style style:name="P92" style:family="paragraph">
      <loext:graphic-properties draw:fill="none"/>
      <style:paragraph-properties>
        <style:tab-stops>
          <style:tab-stop style:position="1.804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text-position="super 58%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FreeMono7" style:font-name-asian="FreeMono7" style:font-name-complex="FreeMono7"/>
    </style:style>
    <style:style style:name="T8" style:family="text">
      <style:text-properties style:font-name="FreeMono3" style:font-name-asian="FreeMono7" style:font-name-complex="FreeMono7"/>
    </style:style>
    <style:style style:name="T9" style:family="text">
      <style:text-properties style:font-name="FreeSerif8" style:font-name-asian="FreeSerif8" style:font-name-complex="FreeSeri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style:font-name="FreeSerif8" fo:font-weight="bold" style:font-name-asian="FreeSerif8" style:font-weight-asian="bold" style:font-name-complex="FreeSerif8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800000" fo:font-size="10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008000" fo:font-size="10pt" style:font-size-asian="18pt" style:font-size-complex="18pt"/>
    </style:style>
    <style:style style:name="T18" style:family="text">
      <style:text-properties style:use-window-font-color="true" fo:font-size="10pt" style:font-size-asian="18pt" style:font-size-complex="18pt"/>
    </style:style>
    <style:style style:name="T19" style:family="text">
      <style:text-properties fo:color="#008080" fo:font-size="10pt" style:font-size-asian="18pt" style:font-size-complex="18pt"/>
    </style:style>
    <style:style style:name="T20" style:family="text">
      <style:text-properties fo:color="#800000" style:font-name="FreeMono8" fo:font-weight="bold" style:font-weight-asian="bold" style:font-weight-complex="bold"/>
    </style:style>
    <style:style style:name="T21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22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23" style:family="text">
      <style:text-properties style:font-name="FreeSerif10" style:font-name-asian="FreeSerif10" style:font-name-complex="FreeSerif10"/>
    </style:style>
    <style:style style:name="T24" style:family="text">
      <style:text-properties style:font-name="FreeSerif3" style:font-name-asian="FreeSerif10" style:font-name-complex="FreeSerif10"/>
    </style:style>
    <style:style style:name="T25" style:family="text">
      <style:text-properties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26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27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0" style:family="text">
      <style:text-properties fo:font-size="8pt" style:font-name-asian="FreeMono7" style:font-size-asian="18pt" style:font-name-complex="FreeMono7" style:font-size-complex="18pt"/>
    </style:style>
    <style:style style:name="T31" style:family="text">
      <style:text-properties fo:font-size="8pt" style:font-size-asian="18pt" style:font-size-complex="18pt"/>
    </style:style>
    <style:style style:name="T32" style:family="text">
      <style:text-properties style:text-line-through-style="none" style:text-line-through-type="none" style:font-name="FreeMono7"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3" style:family="text">
      <style:text-properties style:text-line-through-style="none" style:text-line-through-type="none" style:font-name="FreeMono6" fo:font-size="8pt" style:font-name-asian="FreeMono7" style:font-size-asian="18pt" style:font-name-complex="FreeMono7" style:font-size-complex="18pt"/>
    </style:style>
    <style:style style:name="T34" style:family="text">
      <style:text-properties style:text-line-through-style="solid" style:text-line-through-type="double" fo:font-size="8pt" style:font-size-asian="18pt" style:font-size-complex="18pt"/>
    </style:style>
    <style:style style:name="T35" style:family="text">
      <style:text-properties style:text-line-through-style="none" style:text-line-through-type="none" fo:font-size="8pt" style:font-size-asian="18pt" style:font-size-complex="18pt"/>
    </style:style>
    <style:style style:name="T36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7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8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9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40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41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42" style:family="text">
      <style:text-properties fo:font-size="10pt" fo:font-style="normal" style:font-style-asian="normal" style:font-style-complex="normal"/>
    </style:style>
    <style:style style:name="T43" style:family="text">
      <style:text-properties style:use-window-font-color="true" fo:font-size="10pt" fo:font-style="normal" style:font-style-asian="normal" style:font-style-complex="normal"/>
    </style:style>
    <style:style style:name="T44" style:family="text">
      <style:text-properties fo:color="#008000" fo:font-size="10pt" fo:font-style="normal" style:font-style-asian="normal" style:font-style-complex="normal"/>
    </style:style>
    <style:style style:name="T45" style:family="text">
      <style:text-properties style:use-window-font-color="true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46" style:family="text">
      <style:text-properties style:use-window-font-color="true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7" style:family="text">
      <style:text-properties fo:color="#007826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8" style:family="text">
      <style:text-properties fo:color="#0000ff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9" style:family="text">
      <style:text-properties fo:color="#000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0" style:family="text">
      <style:text-properties fo:color="#008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1" style:family="text">
      <style:text-properties fo:color="#000000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52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3" style:family="text">
      <style:text-properties fo:color="#000000" style:text-position="super 58%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4" style:family="text">
      <style:text-properties fo:color="#0000cc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5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56" style:family="text">
      <style:text-properties fo:color="#00808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7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8" style:family="text">
      <style:text-properties fo:color="#008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9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0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1" style:family="text">
      <style:text-properties fo:color="#000000" style:font-name="FreeSerif3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2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3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4" style:family="text">
      <style:text-properties fo:color="#b847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65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6" style:family="text">
      <style:text-properties fo:color="#0066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7" style:family="text">
      <style:text-properties fo:color="#8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8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69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0" style:family="text">
      <style:text-properties fo:color="#000000" fo:font-size="10pt" fo:font-style="normal" style:font-style-asian="normal" style:font-style-complex="normal"/>
    </style:style>
    <style:style style:name="T71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2" style:family="text">
      <style:text-properties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008000" fo:font-size="10pt" fo:font-style="normal" style:font-size-asian="10pt" style:font-style-asian="normal" style:font-size-complex="10pt" style:font-style-complex="normal"/>
    </style:style>
    <style:style style:name="T7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75" style:family="text">
      <style:text-properties fo:color="#0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000000" style:font-name="Free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cc" style:font-name="FreeMono8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8080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cc0000" fo:font-size="10pt" fo:font-style="normal" style:font-size-asian="10pt" style:font-style-asian="normal" style:font-size-complex="10pt" style:font-style-complex="normal"/>
    </style:style>
    <style:style style:name="T80" style:family="text">
      <style:text-properties fo:color="#3333ff" fo:font-size="10pt" fo:font-style="normal" style:font-size-asian="10pt" style:font-style-asian="normal" style:font-size-complex="10pt" style:font-style-complex="normal"/>
    </style:style>
    <style:style style:name="T81" style:family="text">
      <style:text-properties fo:color="#0000ff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style:font-name="FreeSerif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800000"/>
    </style:style>
    <style:style style:name="T85" style:family="text">
      <style:text-properties fo:color="#008000"/>
    </style:style>
    <style:style style:name="T86" style:family="text">
      <style:text-properties fo:color="#355e00" fo:font-size="10pt" style:font-size-asian="18pt" style:font-size-complex="18pt"/>
    </style:style>
    <style:style style:name="T87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88" style:family="text">
      <style:text-properties fo:color="#008000" fo:font-size="10pt" style:font-name-asian="FreeSans5" style:font-size-asian="18pt" style:font-name-complex="FreeSans5" style:font-size-complex="18pt"/>
    </style:style>
    <style:style style:name="T89" style:family="text">
      <style:text-properties fo:color="#355e00" fo:font-size="9pt" style:font-size-asian="18pt" style:font-size-complex="18pt"/>
    </style:style>
    <style:style style:name="T90" style:family="text">
      <style:text-properties fo:color="#990000" style:font-name="FreeMono8" fo:font-weight="bold" style:font-weight-asian="bold" style:font-weight-complex="bold"/>
    </style:style>
    <style:style style:name="T91" style:family="text">
      <style:text-properties style:font-name="FreeMono8" fo:font-weight="bold" style:font-weight-asian="bold" style:font-weight-complex="bold"/>
    </style:style>
    <style:style style:name="T92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8080"/>
    </style:style>
    <style:style style:name="T94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95" style:family="text">
      <style:text-properties fo:font-size="10pt" style:font-name-asian="FreeSans5" style:font-size-asian="18pt" style:font-name-complex="FreeSans5" style:font-size-complex="18pt"/>
    </style:style>
    <style:style style:name="T96" style:family="text">
      <style:text-properties fo:font-style="italic" style:font-name-asian="FreeSans5" style:font-style-asian="italic" style:font-name-complex="FreeSans5" style:font-style-complex="italic"/>
    </style:style>
    <style:style style:name="T97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98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99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0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1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2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3" style:family="text">
      <style:text-properties fo:color="#0000ff" fo:font-size="8pt" style:font-size-asian="8pt" style:font-size-complex="8pt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fo:color="#800000" fo:font-size="8pt" style:font-size-asian="8pt" style:font-size-complex="8pt"/>
    </style:style>
    <style:style style:name="T106" style:family="text">
      <style:text-properties fo:color="#008000" fo:font-size="8pt" style:font-size-asian="8pt" style:font-size-complex="8pt"/>
    </style:style>
    <style:style style:name="T107" style:family="text">
      <style:text-properties fo:color="#990000" fo:font-size="8pt" style:font-size-asian="8pt" style:font-size-complex="8pt"/>
    </style:style>
    <style:style style:name="T108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112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113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14" style:family="text">
      <style:text-properties style:font-name="FreeSans5" style:font-name-asian="FreeSans5" style:font-name-complex="FreeSans5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17" style:family="text">
      <style:text-properties fo:color="#b84700" fo:font-size="10pt" style:font-size-asian="18pt" style:font-size-complex="18pt"/>
    </style:style>
    <style:style style:name="T118" style:family="text">
      <style:text-properties style:font-name="FreeSerif" fo:font-weight="bold" style:font-weight-asian="bold" style:font-weight-complex="bold"/>
    </style:style>
    <style:style style:name="T119" style:family="text">
      <style:text-properties style:font-name="FreeSerif" style:font-name-asian="FreeSans5" style:font-name-complex="FreeSans5"/>
    </style:style>
    <style:style style:name="T120" style:family="text">
      <style:text-properties fo:color="#0000ff" fo:font-size="9pt" style:font-size-asian="18pt" style:font-size-complex="18pt"/>
    </style:style>
    <style:style style:name="T121" style:family="text">
      <style:text-properties fo:font-size="9pt" style:font-size-asian="18pt" style:font-size-complex="18pt"/>
    </style:style>
    <style:style style:name="T122" style:family="text">
      <style:text-properties fo:color="#800080" fo:font-size="9pt" style:font-size-asian="18pt" style:font-size-complex="18pt"/>
    </style:style>
    <style:style style:name="T123" style:family="text">
      <style:text-properties fo:color="#008080" fo:font-size="9pt" style:font-size-asian="18pt" style:font-size-complex="18pt"/>
    </style:style>
    <style:style style:name="T124" style:family="text">
      <style:text-properties fo:color="#800000" fo:font-size="9pt" style:font-size-asian="18pt" style:font-size-complex="18pt"/>
    </style:style>
    <style:style style:name="T125" style:family="text">
      <style:text-properties style:font-name="FreeMono7" fo:font-size="9pt" style:font-name-asian="FreeMono7" style:font-size-asian="18pt" style:font-name-complex="FreeMono7" style:font-size-complex="18pt"/>
    </style:style>
    <style:style style:name="T126" style:family="text">
      <style:text-properties fo:color="#008080" style:font-name="FreeMono7" style:font-name-asian="FreeSans5" style:font-name-complex="FreeSans5"/>
    </style:style>
    <style:style style:name="T127" style:family="text">
      <style:text-properties style:font-name="FreeMono7" style:font-name-asian="FreeSans5" style:font-name-complex="FreeSans5"/>
    </style:style>
    <style:style style:name="T128" style:family="text">
      <style:text-properties fo:color="#800000" style:font-name="FreeMono7" style:font-name-asian="FreeSans5" style:font-name-complex="FreeSans5"/>
    </style:style>
    <style:style style:name="T129" style:family="text">
      <style:text-properties fo:color="#008000" style:font-name="FreeMono7" style:font-name-asian="FreeSans5" style:font-name-complex="FreeSans5"/>
    </style:style>
    <style:style style:name="T130" style:family="text">
      <style:text-properties fo:color="#008000" style:font-name="FreeMono7" style:font-name-asian="FreeMono7" style:font-name-complex="FreeMono7"/>
    </style:style>
    <style:style style:name="T131" style:family="text">
      <style:text-properties fo:color="#000000" style:font-name="FreeMono7" style:font-name-asian="FreeSans5" style:font-name-complex="FreeSans5"/>
    </style:style>
    <style:style style:name="T132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3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italic" style:font-weight-complex="bold"/>
    </style:style>
    <style:style style:name="T134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5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136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137" style:family="text">
      <style:text-properties fo:font-size="9pt" style:font-name-asian="FreeSans5" style:font-size-asian="9pt" style:font-name-complex="FreeSans5" style:font-size-complex="9pt"/>
    </style:style>
    <style:style style:name="T138" style:family="text">
      <style:text-properties fo:color="#008000" fo:font-size="9pt" style:font-name-asian="FreeSans5" style:font-size-asian="9pt" style:font-name-complex="FreeSans5" style:font-size-complex="9pt"/>
    </style:style>
    <style:style style:name="T139" style:family="text">
      <style:text-properties fo:color="#008080" fo:font-size="9pt" style:font-name-asian="FreeSans5" style:font-size-asian="9pt" style:font-name-complex="FreeSans5" style:font-size-complex="9pt"/>
    </style:style>
    <style:style style:name="T140" style:family="text">
      <style:text-properties fo:color="#000000" fo:font-size="9pt" style:font-name-asian="FreeSans5" style:font-size-asian="9pt" style:font-name-complex="FreeSans5" style:font-size-complex="9pt"/>
    </style:style>
    <style:style style:name="T141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142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4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color="#000000" fo:font-size="10pt" style:font-size-asian="18pt" style:font-size-complex="18pt"/>
    </style:style>
    <style:style style:name="T146" style:family="text">
      <style:text-properties fo:color="#990000" fo:font-size="10pt" style:font-size-asian="18pt" style:font-size-complex="18pt"/>
    </style:style>
    <style:style style:name="T147" style:family="text">
      <style:text-properties fo:color="#cc0000"/>
    </style:style>
    <style:style style:name="T148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149" style:family="text">
      <style:text-properties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150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51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152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8" style:family="text">
      <style:text-properties style:font-name="FreeSerif5" style:font-name-asian="FreeSerif5" style:font-name-complex="FreeSerif5"/>
    </style:style>
    <style:style style:name="T159" style:family="text">
      <style:text-properties style:font-name="FreeSerif3" style:font-name-asian="FreeSerif5" style:font-name-complex="FreeSerif5"/>
    </style:style>
    <style:style style:name="T160" style:family="text">
      <style:text-properties fo:font-size="6pt" fo:font-style="italic" style:font-size-asian="6pt" style:font-style-asian="italic" style:font-size-complex="6pt" style:font-style-complex="italic"/>
    </style:style>
    <style:style style:name="T161" style:family="text">
      <style:text-properties fo:color="#660066" style:font-name="FreeMono8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color="#0000cc" fo:font-size="8pt" style:font-size-asian="8pt" style:font-size-complex="8pt"/>
    </style:style>
    <style:style style:name="T164" style:family="text">
      <style:text-properties style:font-name="FreeSerif3" fo:font-style="normal" style:font-name-asian="FreeSerif10" style:font-style-asian="normal" style:font-name-complex="FreeSerif10" style:font-style-complex="normal"/>
    </style:style>
    <style:style style:name="T165" style:family="text">
      <style:text-properties fo:font-size="8pt" fo:font-style="normal" style:font-size-asian="8pt" style:font-style-asian="normal" style:font-size-complex="8pt" style:font-style-complex="normal"/>
    </style:style>
    <style:style style:name="T166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7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8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990099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3" style:family="text">
      <style:text-properties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4" style:family="text">
      <style:text-properties fo:color="#990000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5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176" style:family="text">
      <style:text-properties fo:font-size="7pt" style:font-size-asian="8pt" style:font-size-complex="8pt"/>
    </style:style>
    <style:style style:name="T177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9" style:family="text">
      <style:text-properties fo:color="#800000" style:font-name="FreeMono8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180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181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182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183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184" style:family="text">
      <style:text-properties fo:color="#000000"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185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186" style:family="text">
      <style:text-properties fo:color="#0000ff" fo:font-size="9pt" style:font-size-asian="9pt" style:font-size-complex="9pt"/>
    </style:style>
    <style:style style:name="T187" style:family="text">
      <style:text-properties fo:font-size="9pt" style:font-size-asian="9pt" style:font-size-complex="9pt"/>
    </style:style>
    <style:style style:name="T188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9" style:family="text">
      <style:text-properties fo:color="#000000" fo:font-size="9pt" style:font-size-asian="9pt" style:font-size-complex="9pt"/>
    </style:style>
    <style:style style:name="T190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91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2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3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4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0000ff" fo:font-size="6pt" style:font-size-asian="6pt" style:font-size-complex="6pt"/>
    </style:style>
    <style:style style:name="T196" style:family="text">
      <style:text-properties fo:color="#800000" style:font-name="Free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97" style:family="text">
      <style:text-properties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198" style:family="text">
      <style:text-properties fo:color="#0000ff" style:font-name="FreeMono8" fo:font-size="7pt" fo:font-style="normal" fo:font-weight="bold" style:font-name-asian="FreeSerif10" style:font-size-asian="7pt" style:font-style-asian="normal" style:font-weight-asian="bold" style:font-name-complex="FreeSerif10" style:font-size-complex="7pt" style:font-style-complex="normal" style:font-weight-complex="bold"/>
    </style:style>
    <style:style style:name="T199" style:family="text">
      <style:text-properties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200" style:family="text">
      <style:text-properties fo:color="#008000" fo:font-size="9pt" style:font-size-asian="9pt" style:font-size-complex="9pt"/>
    </style:style>
    <style:style style:name="T201" style:family="text">
      <style:text-properties fo:color="#008080" fo:font-size="9pt" style:font-size-asian="9pt" style:font-size-complex="9pt"/>
    </style:style>
    <style:style style:name="T202" style:family="text">
      <style:text-properties fo:color="#800000" fo:font-size="9pt" style:font-size-asian="9pt" style:font-size-complex="9pt"/>
    </style:style>
    <style:style style:name="T203" style:family="text">
      <style:text-properties style:use-window-font-color="true" fo:font-size="9pt" style:font-size-asian="9pt" style:font-size-complex="9pt"/>
    </style:style>
    <style:style style:name="T204" style:family="text">
      <style:text-properties fo:color="#008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5" style:family="text">
      <style:text-properties fo:color="#008000" style:font-name="FreeMono8" fo:font-size="9pt" fo:font-style="normal" style:font-size-asian="9pt" style:font-style-asian="normal" style:font-size-complex="9pt" style:font-style-complex="normal"/>
    </style:style>
    <style:style style:name="T206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207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208" style:family="text">
      <style:text-properties style:font-name="FreeSerif" fo:font-weight="normal" style:font-weight-asian="normal" style:font-weight-complex="normal"/>
    </style:style>
    <style:style style:name="T209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210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211" style:family="text">
      <style:text-properties fo:color="#008000" style:font-name="FreeMono8" fo:font-weight="bold" style:font-weight-asian="bold" style:font-weight-complex="bold"/>
    </style:style>
    <style:style style:name="T212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213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214" style:family="text">
      <style:text-properties fo:color="#9933ff" style:font-name="FreeMono8" fo:font-weight="bold" style:font-weight-asian="bold" style:font-weight-complex="bold"/>
    </style:style>
    <style:style style:name="T215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216" style:family="text">
      <style:text-properties fo:color="#800000" fo:font-size="8pt" style:font-size-asian="9pt" style:font-size-complex="9pt"/>
    </style:style>
    <style:style style:name="T217" style:family="text">
      <style:text-properties fo:font-size="8pt" style:font-size-asian="9pt" style:font-size-complex="9pt"/>
    </style:style>
    <style:style style:name="T218" style:family="text">
      <style:text-properties fo:color="#008000" fo:font-size="8pt" style:font-size-asian="9pt" style:font-size-complex="9pt"/>
    </style:style>
    <style:style style:name="T219" style:family="text">
      <style:text-properties fo:color="#0000ff" fo:font-size="8pt" style:font-size-asian="9pt" style:font-size-complex="9pt"/>
    </style:style>
    <style:style style:name="T220" style:family="text">
      <style:text-properties fo:color="#008080" fo:font-size="8pt" style:font-size-asian="9pt" style:font-size-complex="9pt"/>
    </style:style>
    <style:style style:name="T221" style:family="text">
      <style:text-properties style:use-window-font-color="true" fo:font-size="8pt" style:font-size-asian="9pt" style:font-size-complex="9pt"/>
    </style:style>
    <style:style style:name="T22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3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4" style:family="text">
      <style:text-properties style:font-name="FreeSerif10" fo:font-size="8pt" fo:font-style="normal" style:font-name-asian="FreeSerif10" style:font-size-asian="8pt" style:font-style-asian="normal" style:font-name-complex="FreeSerif10" style:font-size-complex="8pt" style:font-style-complex="normal"/>
    </style:style>
    <style:style style:name="T225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226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227" style:family="text">
      <style:text-properties style:font-name="Free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8" style:family="text">
      <style:text-properties fo:color="#008080" fo:font-size="8pt" style:font-size-asian="8pt" style:font-size-complex="8pt"/>
    </style:style>
    <style:style style:name="T229" style:family="text">
      <style:text-properties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230" style:family="text">
      <style:text-properties fo:color="#00808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1" style:family="text">
      <style:text-properties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2" style:family="text">
      <style:text-properties fo:color="#00800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3" style:family="text">
      <style:text-properties fo:color="#008080" style:font-name="FreeMono10" fo:font-size="8pt" style:font-name-asian="FreeMono10" style:font-size-asian="8pt" style:font-name-complex="FreeMono10" style:font-size-complex="8pt"/>
    </style:style>
    <style:style style:name="T234" style:family="text">
      <style:text-properties style:font-name="FreeMono10" fo:font-size="8pt" style:font-name-asian="FreeMono10" style:font-size-asian="8pt" style:font-name-complex="FreeMono10" style:font-size-complex="8pt"/>
    </style:style>
    <style:style style:name="T235" style:family="text">
      <style:text-properties fo:color="#008000" style:font-name="FreeMono10" fo:font-size="8pt" style:font-name-asian="FreeMono10" style:font-size-asian="8pt" style:font-name-complex="FreeMono10" style:font-size-complex="8pt"/>
    </style:style>
    <style:style style:name="T236" style:family="text">
      <style:text-properties fo:color="#008080"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7" style:family="text">
      <style:text-properties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8" style:family="text">
      <style:text-properties fo:color="#800000" style:font-name="FreeSerif" fo:font-size="8pt" fo:font-style="italic" fo:font-weight="normal" style:font-name-asian="FreeMono10" style:font-size-asian="9pt" style:font-style-asian="italic" style:font-weight-asian="normal" style:font-name-complex="FreeMono10" style:font-size-complex="9pt" style:font-style-complex="italic" style:font-weight-complex="normal"/>
    </style:style>
    <style:style style:name="T239" style:family="text">
      <style:text-properties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0" style:family="text">
      <style:text-properties fo:color="#800000"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1" style:family="text">
      <style:text-properties fo:color="#000000"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242" style:family="text">
      <style:text-properties fo:color="#008080" fo:font-size="10pt" style:font-size-asian="10pt" style:font-size-complex="10pt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5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6" style:family="text">
      <style:text-properties fo:color="#800000" fo:font-size="10pt" style:font-size-asian="10pt" style:font-size-complex="10pt"/>
    </style:style>
    <style:style style:name="T247" style:family="text">
      <style:text-properties fo:color="#008000" fo:font-size="10pt" style:font-size-asian="10pt" style:font-size-complex="10pt"/>
    </style:style>
    <style:style style:name="T248" style:family="text">
      <style:text-properties fo:color="#666666" fo:font-size="10pt" style:font-size-asian="10pt" style:font-size-complex="10pt"/>
    </style:style>
    <style:style style:name="T249" style:family="text">
      <style:text-properties fo:font-size="8pt" fo:font-weight="normal" style:font-size-asian="8pt" style:font-weight-asian="normal" style:font-size-complex="8pt" style:font-weight-complex="normal"/>
    </style:style>
    <style:style style:name="T250" style:family="text">
      <style:text-properties fo:font-size="8pt" fo:font-weight="bold" style:font-size-asian="8pt" style:font-weight-asian="bold" style:font-size-complex="8pt" style:font-weight-complex="bold"/>
    </style:style>
    <style:style style:name="T251" style:family="text">
      <style:text-properties style:font-name="FreeSerif10" fo:font-size="8pt" style:font-name-asian="FreeSerif10" style:font-size-asian="8pt" style:font-name-complex="FreeSerif10" style:font-size-complex="8pt"/>
    </style:style>
    <style:style style:name="T252" style:family="text">
      <style:text-properties style:font-name="FreeSerif3" fo:font-size="8pt" style:font-name-asian="FreeSerif10" style:font-size-asian="8pt" style:font-name-complex="FreeSerif10" style:font-size-complex="8pt"/>
    </style:style>
    <style:style style:name="T253" style:family="text">
      <style:text-properties style:font-name="FreeMono8" fo:font-size="8pt" fo:font-weight="bold" style:font-name-asian="FreeSerif10" style:font-size-asian="8pt" style:font-weight-asian="bold" style:font-name-complex="FreeSerif10" style:font-size-complex="8pt" style:font-weight-complex="bold"/>
    </style:style>
    <style:style style:name="T254" style:family="text">
      <style:text-properties style:font-name="FreeMono8" fo:font-size="8pt" style:font-size-asian="8pt" style:font-size-complex="8pt"/>
    </style:style>
    <style:style style:name="T255" style:family="text">
      <style:text-properties style:font-name="FreeMono8" fo:font-size="8pt" style:font-name-asian="FreeSerif10" style:font-size-asian="8pt" style:font-name-complex="FreeSerif10" style:font-size-complex="8pt"/>
    </style:style>
    <style:style style:name="T256" style:family="text">
      <style:text-properties style:font-name="FreeSerif10" fo:font-size="8pt" fo:font-weight="normal" style:font-name-asian="FreeSerif10" style:font-size-asian="8pt" style:font-weight-asian="normal" style:font-name-complex="FreeSerif10" style:font-size-complex="8pt" style:font-weight-complex="normal"/>
    </style:style>
    <style:style style:name="T257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8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9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60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1" style:family="text">
      <style:text-properties fo:color="#0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62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3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4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5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266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7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268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269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270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271" style:family="text">
      <style:text-properties fo:color="#0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2" style:family="text">
      <style:text-properties fo:color="#0000ff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3" style:family="text">
      <style:text-properties fo:color="#8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4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5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276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277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278" style:family="text">
      <style:text-properties fo:color="#0000ff" fo:font-size="10pt" style:font-size-asian="10pt" style:font-size-complex="10pt"/>
    </style:style>
    <style:style style:name="T279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280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281" style:family="text">
      <style:text-properties fo:color="#008080" fo:font-size="9pt"/>
    </style:style>
    <style:style style:name="T282" style:family="text">
      <style:text-properties fo:font-size="9pt"/>
    </style:style>
    <style:style style:name="T283" style:family="text">
      <style:text-properties fo:color="#800000" fo:font-size="9pt"/>
    </style:style>
    <style:style style:name="T284" style:family="text">
      <style:text-properties style:font-name="FreeSerif" fo:font-size="9pt" fo:font-weight="normal" style:font-name-asian="FreeSans5" style:font-weight-asian="normal" style:font-name-complex="FreeSans5" style:font-weight-complex="normal"/>
    </style:style>
    <style:style style:name="T285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86" style:family="text">
      <style:text-properties style:font-name="FreeSerif" fo:font-size="9pt" fo:font-style="normal" fo:font-weight="normal" style:font-name-asian="FreeSans5" style:font-style-asian="normal" style:font-weight-asian="normal" style:font-name-complex="FreeSans5" style:font-style-complex="normal" style:font-weight-complex="normal"/>
    </style:style>
    <style:style style:name="T287" style:family="text">
      <style:text-properties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88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89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90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91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92" style:family="text">
      <style:text-properties fo:color="#008080" style:font-name="FreeMono8" fo:font-size="9pt" fo:font-weight="bold" style:font-name-asian="FreeSans5" style:font-weight-asian="bold" style:font-name-complex="FreeSans5" style:font-weight-complex="bold"/>
    </style:style>
    <style:style style:name="T293" style:family="text">
      <style:text-properties fo:color="#000000"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4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95" style:family="text">
      <style:text-properties fo:color="#8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6" style:family="text">
      <style:text-properties fo:color="#800000" style:text-position="-33% 58%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7" style:family="text">
      <style:text-properties fo:color="#ff6600" style:font-name="FreeMono8" fo:font-size="9pt" fo:font-weight="bold" style:font-name-asian="FreeSans5" style:font-weight-asian="bold" style:font-name-complex="FreeSans5" style:font-weight-complex="bold"/>
    </style:style>
    <style:style style:name="T298" style:family="text">
      <style:text-properties fo:color="#000000" style:font-name="FreeSerif" fo:font-size="9pt" fo:font-weight="bold" style:font-name-asian="FreeSans5" style:font-weight-asian="bold" style:font-name-complex="FreeSans5" style:font-weight-complex="bold"/>
    </style:style>
    <style:style style:name="T299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0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301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302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303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304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5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06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307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08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09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0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1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2" style:family="text">
      <style:text-properties style:use-window-font-color="true" fo:font-size="8pt" style:font-size-asian="8pt" style:font-size-complex="8pt"/>
    </style:style>
    <style:style style:name="T313" style:family="text">
      <style:text-properties fo:color="#000000" fo:font-size="8pt" style:font-size-asian="8pt" style:font-size-complex="8pt"/>
    </style:style>
    <style:style style:name="T314" style:family="text">
      <style:text-properties fo:color="#800000"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315" style:family="text">
      <style:text-properties fo:color="#800000" fo:font-style="italic" style:font-style-asian="italic" style:font-style-complex="italic"/>
    </style:style>
    <style:style style:name="T316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317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318" style:family="text">
      <style:text-properties style:use-window-font-color="true" style:font-name="FreeSerif" fo:font-weight="bold" style:font-weight-asian="bold" style:font-weight-complex="bold"/>
    </style:style>
    <style:style style:name="T319" style:family="text">
      <style:text-properties style:use-window-font-color="true" style:font-name="FreeSerif" fo:font-weight="normal" style:font-weight-asian="normal" style:font-weight-complex="normal"/>
    </style:style>
    <style:style style:name="T320" style:family="text">
      <style:text-properties fo:color="#000000" style:font-name="FreeSerif" fo:font-weight="normal" style:font-weight-asian="normal" style:font-weight-complex="normal"/>
    </style:style>
    <style:style style:name="T321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2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323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4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5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326" style:family="text">
      <style:text-properties style:font-name="FreeSerif" fo:font-style="italic" style:font-name-asian="FreeSerif10" style:font-style-asian="italic" style:font-name-complex="FreeSerif10" style:font-style-complex="italic"/>
    </style:style>
    <style:style style:name="T327" style:family="text">
      <style:text-properties fo:color="#008000" fo:font-style="italic" style:font-style-asian="italic" style:font-style-complex="italic"/>
    </style:style>
    <style:style style:name="T328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329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330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331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332" style:family="text">
      <style:text-properties fo:font-style="normal" style:font-style-asian="italic" style:font-style-complex="italic"/>
    </style:style>
    <style:style style:name="T33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34" style:family="text">
      <style:text-properties fo:color="#00808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5" style:family="text">
      <style:text-properties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6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37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8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9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0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41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342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3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44" style:family="text">
      <style:text-properties fo:color="#8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5" style:family="text">
      <style:text-properties style:use-window-font-color="true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6" style:family="text">
      <style:text-properties fo:color="#0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47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8" style:family="text">
      <style:text-properties fo:color="#80000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9" style:family="text">
      <style:text-properties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0" style:family="text">
      <style:text-properties fo:color="#00808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1" style:family="text">
      <style:text-properties fo:color="#8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52" style:family="text">
      <style:text-properties fo:color="#000000" style:font-name="FreeSerif" fo:font-size="8pt" fo:font-weight="normal" style:font-size-asian="8pt" style:font-weight-asian="normal" style:font-size-complex="8pt" style:font-weight-complex="normal"/>
    </style:style>
    <style:style style:name="T353" style:family="text">
      <style:text-properties fo:color="#007826" fo:font-size="8pt" style:font-size-asian="8pt" style:font-size-complex="8pt"/>
    </style:style>
    <style:style style:name="T354" style:family="text">
      <style:text-properties fo:color="#800000" fo:font-size="8pt" fo:font-style="normal" style:font-size-asian="8pt" style:font-style-asian="normal" style:font-size-complex="8pt" style:font-style-complex="normal"/>
    </style:style>
    <style:style style:name="T355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356" style:family="text">
      <style:text-properties fo:color="#008080" fo:font-size="8pt" fo:font-style="normal" style:font-size-asian="8pt" style:font-style-asian="normal" style:font-size-complex="8pt" style:font-style-complex="normal"/>
    </style:style>
    <style:style style:name="T357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58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59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0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1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2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3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4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5" style:family="text">
      <style:text-properties fo:color="#990099" fo:font-size="8pt" style:font-size-asian="8pt" style:font-size-complex="8pt"/>
    </style:style>
    <style:style style:name="T366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67" style:family="text">
      <style:text-properties fo:color="#990099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8" style:family="text">
      <style:text-properties fo:color="#0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9" style:family="text">
      <style:text-properties fo:color="#00808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0" style:family="text">
      <style:text-properties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1" style:family="text">
      <style:text-properties style:font-name="FreeMono8" fo:font-size="7pt" fo:font-weight="bold" style:font-weight-asian="bold" style:font-weight-complex="bold"/>
    </style:style>
    <style:style style:name="T372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73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74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75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376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7" style:family="text">
      <style:text-properties fo:color="#000000"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378" style:family="text">
      <style:text-properties fo:color="#000000"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379" style:family="text">
      <style:text-properties fo:color="#000000" style:font-name="FreeSerif10" fo:font-size="7pt" fo:font-style="italic" fo:font-weight="bold" style:font-name-asian="FreeSerif10" style:font-size-asian="7pt" style:font-style-asian="italic" style:font-weight-asian="bold" style:font-name-complex="FreeSerif10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27cm" svg:height="2.17cm" svg:x="1.324cm" svg:y="15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5.25cm" svg:x="1cm" svg:y="14.748cm">
          <text:p/>
          <draw:enhanced-geometry svg:viewBox="0 0 21600 21600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6cm" svg:y1="17.348cm" svg:x2="4.6cm" svg:y2="15.223cm">
          <text:p/>
        </draw:line>
        <draw:line draw:style-name="gr3" draw:text-style-name="P2" draw:layer="layout" svg:x1="3.8cm" svg:y1="17.347cm" svg:x2="3.8cm" svg:y2="15.222cm">
          <text:p/>
        </draw:line>
        <draw:line draw:style-name="gr3" draw:text-style-name="P2" draw:layer="layout" svg:x1="5.6cm" svg:y1="17.347cm" svg:x2="5.6cm" svg:y2="15.222cm">
          <text:p/>
        </draw:line>
        <draw:line draw:style-name="gr3" draw:text-style-name="P2" draw:layer="layout" svg:x1="6.562cm" svg:y1="17.347cm" svg:x2="6.562cm" svg:y2="15.222cm">
          <text:p/>
        </draw:line>
        <draw:line draw:style-name="gr3" draw:text-style-name="P2" draw:layer="layout" svg:x1="8.6cm" svg:y1="17.348cm" svg:x2="8.6cm" svg:y2="15.223cm">
          <text:p/>
        </draw:line>
        <draw:frame draw:style-name="gr4" draw:text-style-name="P3" draw:layer="layout" svg:width="4.94cm" svg:height="0.45cm" svg:x="14.968cm" svg:y="14.748cm">
          <draw:text-box draw:corner-radius="0.2cm">
            <text:p>Sequence Containers Indexing</text:p>
          </draw:text-box>
        </draw:frame>
        <draw:custom-shape draw:style-name="gr5" draw:text-style-name="P4" draw:layer="layout" svg:width="7.2cm" svg:height="4.242cm" svg:x="1cm" svg:y="1.726cm">
          <text:p/>
          <draw:enhanced-geometry svg:viewBox="0 0 21600 21600" draw:path-stretchpoint-x="10800" draw:path-stretchpoint-y="10800" draw:text-areas="?f3 ?f4 ?f5 ?f6" draw:type="round-rectangle" draw:modifiers="1018.14753711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88cm" svg:height="0.45cm" svg:x="6.212cm" svg:y="1.726cm">
          <draw:text-box draw:corner-radius="0.2cm">
            <text:p>Base Types</text:p>
          </draw:text-box>
        </draw:frame>
        <draw:frame draw:style-name="gr7" draw:layer="layout" svg:width="6.277cm" svg:height="0.552cm" svg:x="7.362cm" svg:y="1cm">
          <draw:text-box>
            <text:p text:style-name="P2">Python 3 Cheat Sheet</text:p>
          </draw:text-box>
        </draw:frame>
        <draw:frame draw:style-name="gr8" draw:layer="layout" svg:width="4.582cm" svg:height="0.637cm" svg:x="1cm" svg:y="1.021cm">
          <draw:text-box>
            <text:p><text:span text:style-name="T1">©2012-2015 - Laurent Pointal</text:span></text:p>
            <text:p>License Creative Commons Attribution 4</text:p>
          </draw:text-box>
        </draw:frame>
        <draw:frame draw:style-name="gr9" draw:layer="layout" svg:width="4.904cm" svg:height="0.637cm" svg:x="15.096cm" svg:y="1cm">
          <draw:text-box>
            <text:p>Latest version on :</text:p>
            <text:p>https://perso.limsi.fr/pointal/python:memento</text:p>
          </draw:text-box>
        </draw:frame>
        <draw:frame draw:style-name="gr10" draw:layer="layout" svg:width="0.219cm" svg:height="0.319cm" svg:x="3.455cm" svg:y="2.302cm">
          <draw:text-box>
            <text:p>0</text:p>
          </draw:text-box>
        </draw:frame>
        <draw:frame draw:style-name="gr11" draw:layer="layout" svg:width="0.574cm" svg:height="0.319cm" svg:x="2.494cm" svg:y="2.302cm">
          <draw:text-box>
            <text:p>783</text:p>
          </draw:text-box>
        </draw:frame>
        <draw:frame draw:style-name="gr12" draw:layer="layout" svg:width="0.764cm" svg:height="0.319cm" svg:x="3.849cm" svg:y="2.302cm">
          <draw:text-box>
            <text:p>-192</text:p>
          </draw:text-box>
        </draw:frame>
        <draw:frame draw:style-name="gr13" draw:layer="layout" svg:width="0.701cm" svg:height="0.395cm" svg:x="1.64cm" svg:y="2.226cm">
          <draw:text-box>
            <text:p>int</text:p>
          </draw:text-box>
        </draw:frame>
        <draw:frame draw:style-name="gr12" draw:layer="layout" svg:width="0.764cm" svg:height="0.319cm" svg:x="2.494cm" svg:y="2.843cm">
          <draw:text-box>
            <text:p>9.23</text:p>
          </draw:text-box>
        </draw:frame>
        <draw:frame draw:style-name="gr14" draw:layer="layout" svg:width="1.336cm" svg:height="0.319cm" svg:x="4.528cm" svg:y="2.843cm">
          <draw:text-box>
            <text:p>-1.7e-6</text:p>
          </draw:text-box>
        </draw:frame>
        <draw:frame draw:style-name="gr11" draw:layer="layout" svg:width="0.574cm" svg:height="0.319cm" svg:x="3.455cm" svg:y="2.843cm">
          <draw:text-box>
            <text:p>0.0</text:p>
          </draw:text-box>
        </draw:frame>
        <draw:frame draw:style-name="gr15" draw:layer="layout" svg:width="1.166cm" svg:height="0.395cm" svg:x="1.175cm" svg:y="2.767cm">
          <draw:text-box>
            <text:p>float</text:p>
          </draw:text-box>
        </draw:frame>
        <draw:frame draw:style-name="gr16" draw:layer="layout" svg:width="0.764cm" svg:height="0.319cm" svg:x="2.494cm" svg:y="3.242cm">
          <draw:text-box>
            <text:p>True</text:p>
          </draw:text-box>
        </draw:frame>
        <draw:frame draw:style-name="gr17" draw:layer="layout" svg:width="0.955cm" svg:height="0.319cm" svg:x="3.605cm" svg:y="3.242cm">
          <draw:text-box>
            <text:p>False</text:p>
          </draw:text-box>
        </draw:frame>
        <draw:frame draw:style-name="gr18" draw:layer="layout" svg:width="0.933cm" svg:height="0.395cm" svg:x="1.408cm" svg:y="3.195cm">
          <draw:text-box>
            <text:p>bool</text:p>
          </draw:text-box>
        </draw:frame>
        <draw:frame draw:style-name="gr19" draw:layer="layout" svg:width="1.907cm" svg:height="0.319cm" svg:x="2.494cm" svg:y="3.67cm">
          <draw:text-box>
            <text:p>"One\nTwo"</text:p>
          </draw:text-box>
        </draw:frame>
        <draw:frame draw:style-name="gr20" draw:layer="layout" svg:width="1.526cm" svg:height="0.319cm" svg:x="2.494cm" svg:y="4.38cm">
          <draw:text-box>
            <text:p>'I\'m'</text:p>
          </draw:text-box>
        </draw:frame>
        <draw:frame draw:style-name="gr13" draw:layer="layout" svg:width="0.701cm" svg:height="0.395cm" svg:x="1.64cm" svg:y="3.594cm">
          <draw:text-box>
            <text:p>str</text:p>
          </draw:text-box>
        </draw:frame>
        <draw:frame draw:style-name="gr21" draw:layer="layout" svg:width="1.907cm" svg:height="0.637cm" svg:x="5.65cm" svg:y="4.012cm">
          <draw:text-box>
            <text:p>"""X\tY\tZ</text:p>
            <text:p>1\t2\t3"""</text:p>
          </draw:text-box>
        </draw:frame>
        <draw:frame draw:style-name="gr22" draw:layer="layout" svg:width="0.54cm" svg:height="0.365cm" svg:x="5.322cm" svg:y="3.178cm">
          <draw:text-box>
            <text:p><text:span text:style-name="T2">×</text:span><text:span text:style-name="T3">10</text:span><text:span text:style-name="T4">-6</text:span></text:p>
          </draw:text-box>
        </draw:frame>
        <draw:custom-shape draw:style-name="gr23" draw:text-style-name="P2" draw:layer="layout" svg:width="0.165cm" svg:height="0.328cm" draw:transform="rotate (-1.5707963267949) translate (6.774cm 4.611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6" draw:layer="layout" svg:width="1.272cm" svg:height="0.319cm" svg:x="5.999cm" svg:y="4.746cm">
          <draw:text-box>
            <text:p><text:span text:style-name="T5">escaped tab</text:span></text:p>
          </draw:text-box>
        </draw:frame>
        <draw:frame draw:style-name="gr25" draw:text-style-name="P6" draw:layer="layout" svg:width="2.699cm" svg:height="0.319cm" svg:x="2.244cm" svg:y="4.007cm">
          <draw:text-box>
            <text:p><text:span text:style-name="T5">escaped new line</text:span></text:p>
          </draw:text-box>
        </draw:frame>
        <draw:custom-shape draw:style-name="gr23" draw:text-style-name="P2" draw:layer="layout" svg:width="0.155cm" svg:height="0.365cm" draw:transform="rotate (-1.5707963267949) translate (3.653cm 3.941cm)">
          <text:p/>
          <draw:enhanced-geometry svg:viewBox="0 0 21600 21600" draw:glue-points="0 0 0 21600 21600 10800" draw:text-areas="0 ?f9 7800 ?f10" draw:type="right-brace" draw:modifiers="2081.92771084337 11257.855361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" draw:layer="layout" svg:width="0.2cm" svg:height="0.607cm" draw:transform="rotate (-1.5707963267949) translate (5.881cm 3.078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6" draw:layer="layout" svg:width="2.064cm" svg:height="0.319cm" svg:x="5.29cm" svg:y="3.67cm">
          <draw:text-box>
            <text:p><text:span text:style-name="T5">Multiline string:</text:span></text:p>
          </draw:text-box>
        </draw:frame>
        <draw:custom-shape draw:style-name="gr27" draw:text-style-name="P7" draw:layer="layout" svg:width="11.68cm" svg:height="4.256cm" svg:x="8.32cm" svg:y="1.726cm">
          <text:p/>
          <draw:enhanced-geometry svg:viewBox="0 0 21600 21600" draw:path-stretchpoint-x="10800" draw:path-stretchpoint-y="10800" draw:text-areas="?f3 ?f4 ?f5 ?f6" draw:type="round-rectangle" draw:modifiers="1014.79915433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8" draw:layer="layout" svg:width="2.827cm" svg:height="0.45cm" svg:x="17.173cm" svg:y="1.726cm">
          <draw:text-box draw:corner-radius="0.2cm">
            <text:p>Container Types</text:p>
          </draw:text-box>
        </draw:frame>
        <draw:frame draw:style-name="gr18" draw:text-style-name="P9" draw:layer="layout" svg:width="0.933cm" svg:height="0.395cm" svg:x="10.016cm" svg:y="2.2cm">
          <draw:text-box>
            <text:p text:style-name="P9">list</text:p>
          </draw:text-box>
        </draw:frame>
        <draw:frame draw:style-name="gr29" draw:layer="layout" svg:width="1.339cm" svg:height="0.319cm" svg:x="11.123cm" svg:y="2.226cm">
          <draw:text-box>
            <text:p><text:span text:style-name="T6">[</text:span>1<text:span text:style-name="T6">,</text:span>5<text:span text:style-name="T6">,</text:span>9<text:span text:style-name="T6">]</text:span></text:p>
          </draw:text-box>
        </draw:frame>
        <draw:frame draw:style-name="gr30" draw:layer="layout" svg:width="2.291cm" svg:height="0.319cm" svg:x="13.112cm" svg:y="2.226cm">
          <draw:text-box>
            <text:p><text:span text:style-name="T6">[</text:span>"x"<text:span text:style-name="T6">,</text:span>11<text:span text:style-name="T6">,</text:span>8.9<text:span text:style-name="T6">]</text:span></text:p>
          </draw:text-box>
        </draw:frame>
        <draw:frame draw:style-name="gr31" draw:layer="layout" svg:width="1.337cm" svg:height="0.319cm" svg:x="16.566cm" svg:y="2.227cm">
          <draw:text-box>
            <text:p><text:span text:style-name="T6">[</text:span>"mot"<text:span text:style-name="T6">]</text:span></text:p>
          </draw:text-box>
        </draw:frame>
        <draw:frame draw:style-name="gr32" draw:text-style-name="P10" draw:layer="layout" svg:width="0.383cm" svg:height="0.319cm" svg:x="19.323cm" svg:y="2.228cm">
          <draw:text-box>
            <text:p><text:span text:style-name="T6">[]</text:span></text:p>
          </draw:text-box>
        </draw:frame>
        <draw:frame draw:style-name="gr15" draw:text-style-name="P9" draw:layer="layout" svg:width="1.166cm" svg:height="0.395cm" svg:x="9.783cm" svg:y="2.6cm">
          <draw:text-box>
            <text:p text:style-name="P9">tuple</text:p>
          </draw:text-box>
        </draw:frame>
        <draw:frame draw:style-name="gr29" draw:layer="layout" svg:width="1.339cm" svg:height="0.319cm" svg:x="11.123cm" svg:y="2.626cm">
          <draw:text-box>
            <text:p><text:span text:style-name="T6">(</text:span>1<text:span text:style-name="T6">,</text:span>5<text:span text:style-name="T6">,</text:span>9<text:span text:style-name="T6">)</text:span></text:p>
          </draw:text-box>
        </draw:frame>
        <draw:frame draw:style-name="gr33" draw:layer="layout" svg:width="1.909cm" svg:height="0.319cm" svg:x="13.3cm" svg:y="2.626cm">
          <draw:text-box>
            <text:p>11<text:span text:style-name="T6">,</text:span>"y"<text:span text:style-name="T6">,</text:span>7.4</text:p>
          </draw:text-box>
        </draw:frame>
        <draw:frame draw:style-name="gr34" draw:layer="layout" svg:width="1.527cm" svg:height="0.319cm" svg:x="16.566cm" svg:y="2.626cm">
          <draw:text-box>
            <text:p><text:span text:style-name="T6">(</text:span>"mot"<text:span text:style-name="T6">,)</text:span></text:p>
          </draw:text-box>
        </draw:frame>
        <draw:frame draw:style-name="gr32" draw:text-style-name="P10" draw:layer="layout" svg:width="0.383cm" svg:height="0.319cm" svg:x="19.323cm" svg:y="2.626cm">
          <draw:text-box>
            <text:p><text:span text:style-name="T6">()</text:span></text:p>
          </draw:text-box>
        </draw:frame>
        <draw:frame draw:style-name="gr35" draw:text-style-name="P9" draw:layer="layout" svg:width="0.945cm" svg:height="0.395cm" svg:x="10.004cm" svg:y="4.359cm">
          <draw:text-box>
            <text:p text:style-name="P9">dict</text:p>
          </draw:text-box>
        </draw:frame>
        <draw:frame draw:style-name="gr36" draw:layer="layout" svg:width="6.869cm" svg:height="0.319cm" svg:x="11.123cm" svg:y="4.751cm">
          <draw:text-box>
            <text:p><text:span text:style-name="T6">{</text:span>1<text:span text:style-name="T6">:</text:span>"one"<text:span text:style-name="T6">,</text:span>3<text:span text:style-name="T6">:</text:span>"three"<text:span text:style-name="T6">,</text:span>2<text:span text:style-name="T6">:</text:span>"two"<text:span text:style-name="T6">,</text:span>3.14<text:span text:style-name="T6">:</text:span>"<text:span text:style-name="T7">π</text:span><text:span text:style-name="T8">"</text:span><text:span text:style-name="T6">}</text:span></text:p>
          </draw:text-box>
        </draw:frame>
        <draw:frame draw:style-name="gr37" draw:layer="layout" svg:width="3.052cm" svg:height="0.319cm" svg:x="11.123cm" svg:y="4.352cm">
          <draw:text-box>
            <text:p><text:span text:style-name="T6">{</text:span>"key"<text:span text:style-name="T6">:</text:span>"value"<text:span text:style-name="T6">}</text:span></text:p>
          </draw:text-box>
        </draw:frame>
        <draw:frame draw:style-name="gr13" draw:text-style-name="P9" draw:layer="layout" svg:width="0.701cm" svg:height="0.395cm" svg:x="10.248cm" svg:y="5.121cm">
          <draw:text-box>
            <text:p text:style-name="P9">set</text:p>
          </draw:text-box>
        </draw:frame>
        <draw:frame draw:style-name="gr32" draw:text-style-name="P10" draw:layer="layout" svg:width="0.383cm" svg:height="0.319cm" svg:x="19.323cm" svg:y="4.352cm">
          <draw:text-box>
            <text:p><text:span text:style-name="T6">{}</text:span></text:p>
          </draw:text-box>
        </draw:frame>
        <draw:frame draw:style-name="gr38" draw:layer="layout" svg:width="1.721cm" svg:height="0.319cm" svg:x="14.885cm" svg:y="5.142cm">
          <draw:text-box>
            <text:p><text:span text:style-name="T6">{</text:span>1<text:span text:style-name="T6">,</text:span>9<text:span text:style-name="T6">,</text:span>3<text:span text:style-name="T6">,</text:span>0<text:span text:style-name="T6">}</text:span></text:p>
          </draw:text-box>
        </draw:frame>
        <draw:frame draw:style-name="gr39" draw:layer="layout" svg:width="8.265cm" svg:height="0.353cm" svg:x="8.6cm" svg:y="1.826cm">
          <draw:text-box>
            <text:p><text:span text:style-name="T9">◾ </text:span><text:span text:style-name="T10">ordered sequences</text:span>, fast index access, repeatable values</text:p>
          </draw:text-box>
        </draw:frame>
        <draw:frame draw:style-name="gr40" draw:layer="layout" svg:width="0.955cm" svg:height="0.319cm" svg:x="18.751cm" svg:y="5.142cm">
          <draw:text-box>
            <text:p><text:span text:style-name="T11">set</text:span><text:span text:style-name="T6">()</text:span></text:p>
          </draw:text-box>
        </draw:frame>
        <draw:frame draw:style-name="gr41" draw:layer="layout" svg:width="9.615cm" svg:height="0.353cm" svg:x="8.613cm" svg:y="3.839cm">
          <draw:text-box>
            <text:p><text:span text:style-name="T9">◾ </text:span><text:span text:style-name="T12">key containers</text:span><text:span text:style-name="T9">, no</text:span> <text:span text:style-name="T13">a priori </text:span><text:span text:style-name="T14">order,</text:span><text:span text:style-name="T13"> </text:span><text:span text:style-name="T14">fast key ac</text:span>ces, each key is unique</text:p>
          </draw:text-box>
        </draw:frame>
        <draw:frame draw:style-name="gr42" draw:layer="layout" svg:width="2.861cm" svg:height="0.319cm" svg:x="11.123cm" svg:y="5.142cm">
          <draw:text-box>
            <text:p><text:span text:style-name="T6">{</text:span>"key1"<text:span text:style-name="T6">,</text:span>"key2"<text:span text:style-name="T6">}</text:span></text:p>
          </draw:text-box>
        </draw:frame>
        <draw:frame draw:style-name="gr43" draw:text-style-name="P11" draw:layer="layout" svg:width="4.142cm" svg:height="0.319cm" svg:x="8.626cm" svg:y="3.065cm">
          <draw:text-box>
            <text:p><text:span text:style-name="T13">Non modifiable values (immutables)</text:span></text:p>
          </draw:text-box>
        </draw:frame>
        <draw:line draw:style-name="gr44" draw:text-style-name="P2" draw:layer="layout" svg:x1="9.351cm" svg:y1="3.099cm" svg:x2="9.731cm" svg:y2="2.869cm">
          <text:p/>
        </draw:line>
        <draw:custom-shape draw:style-name="gr45" draw:text-style-name="P12" draw:layer="layout" svg:width="6.1cm" svg:height="5.46cm" svg:x="1cm" svg:y="9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1.063907709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3" draw:layer="layout" svg:width="3.567cm" svg:height="0.45cm" svg:x="3.533cm" svg:y="9.181cm">
          <draw:text-box draw:corner-radius="0.2cm">
            <text:p>Variables assignment</text:p>
          </draw:text-box>
        </draw:frame>
        <draw:frame draw:style-name="gr47" draw:text-style-name="P14" draw:layer="layout" svg:width="2.968cm" svg:height="0.357cm" svg:x="1.137cm" svg:y="10.63cm">
          <draw:text-box>
            <text:p><text:span text:style-name="T15">x</text:span><text:span text:style-name="T16">=</text:span><text:span text:style-name="T17">1.2</text:span><text:span text:style-name="T16">+</text:span><text:span text:style-name="T17">8</text:span><text:span text:style-name="T18">+</text:span><text:span text:style-name="T19">sin</text:span><text:span text:style-name="T18">(</text:span><text:span text:style-name="T15">y</text:span><text:span text:style-name="T18">)</text:span></text:p>
          </draw:text-box>
        </draw:frame>
        <draw:frame draw:style-name="gr48" draw:text-style-name="P14" draw:layer="layout" svg:width="3.603cm" svg:height="0.357cm" svg:x="1.137cm" svg:y="11.427cm">
          <draw:text-box>
            <text:p><text:span text:style-name="T15">y</text:span><text:span text:style-name="T16">,</text:span><text:span text:style-name="T15">z</text:span><text:span text:style-name="T18">,</text:span><text:span text:style-name="T15">r</text:span><text:span text:style-name="T16">=</text:span><text:span text:style-name="T17">9.2</text:span><text:span text:style-name="T16">,</text:span><text:span text:style-name="T17">-7.6</text:span><text:span text:style-name="T18">,</text:span><text:span text:style-name="T17">0 </text:span></text:p>
          </draw:text-box>
        </draw:frame>
        <draw:frame draw:style-name="gr49" draw:layer="layout" svg:width="5.137cm" svg:height="1.409cm" svg:x="1.2cm" svg:y="6.881cm">
          <draw:text-box>
            <text:p><text:span text:style-name="T20">a</text:span><text:span text:style-name="T21">…</text:span><text:span text:style-name="T20">zA</text:span><text:span text:style-name="T21">…</text:span><text:span text:style-name="T20">Z_</text:span> followed by <text:span text:style-name="T20">a</text:span><text:span text:style-name="T22">…</text:span><text:span text:style-name="T20">zA</text:span><text:span text:style-name="T22">…</text:span><text:span text:style-name="T20">Z_0</text:span><text:span text:style-name="T22">…</text:span><text:span text:style-name="T20">9</text:span></text:p>
            <text:p><text:span text:style-name="T23">◽</text:span><text:span text:style-name="T24"> </text:span>diacritics allowed but should be avoided</text:p>
            <text:p><text:span text:style-name="T23">◽</text:span><text:span text:style-name="T24"> </text:span>language keywords forbidden</text:p>
            <text:p><text:span text:style-name="T23">◽</text:span><text:span text:style-name="T24"> </text:span><text:span text:style-name="T24">lower/UPPER case discrimination</text:span></text:p>
          </draw:text-box>
        </draw:frame>
        <draw:frame draw:style-name="gr50" draw:text-style-name="P6" draw:layer="layout" svg:width="4.968cm" svg:height="0.319cm" svg:x="13.155cm" svg:y="3.065cm">
          <draw:text-box>
            <text:p><text:span text:style-name="T25">☝ </text:span><text:span text:style-name="T5">expression with just comas </text:span><text:span text:style-name="T26">→</text:span><text:span text:style-name="T27">tuple</text:span></text:p>
          </draw:text-box>
        </draw:frame>
        <draw:custom-shape draw:style-name="gr23" draw:text-style-name="P2" draw:layer="layout" svg:width="0.2cm" svg:height="2.117cm" draw:transform="rotate (-1.5707963267949) translate (15.399cm 2.93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5" draw:layer="layout" svg:width="1.23cm" svg:height="0.276cm" svg:x="8.567cm" svg:y="4.418cm">
          <draw:text-box>
            <text:p><text:span text:style-name="T28">dictionary</text:span></text:p>
          </draw:text-box>
        </draw:frame>
        <draw:frame draw:style-name="gr52" draw:text-style-name="P15" draw:layer="layout" svg:width="0.963cm" svg:height="0.276cm" svg:x="8.573cm" svg:y="5.18cm">
          <draw:text-box>
            <text:p><text:span text:style-name="T28">collection</text:span></text:p>
          </draw:text-box>
        </draw:frame>
        <draw:frame draw:style-name="gr53" draw:text-style-name="P11" draw:layer="layout" svg:width="4.608cm" svg:height="0.353cm" svg:x="1.148cm" svg:y="1.798cm">
          <draw:text-box>
            <text:p><text:span text:style-name="T13">integer, float, boolean, string, bytes</text:span></text:p>
          </draw:text-box>
        </draw:frame>
        <draw:frame draw:style-name="gr54" draw:text-style-name="P16" draw:layer="layout" svg:width="1.904cm" svg:height="0.45cm" svg:x="5.196cm" svg:y="6.081cm">
          <draw:text-box draw:corner-radius="0.2cm">
            <text:p>Identifiers</text:p>
          </draw:text-box>
        </draw:frame>
        <draw:custom-shape draw:style-name="gr55" draw:text-style-name="P12" draw:layer="layout" svg:width="6.1cm" svg:height="2.988cm" svg:x="1cm" svg:y="6.081cm">
          <text:p/>
          <draw:enhanced-geometry svg:viewBox="0 0 21600 21600" draw:path-stretchpoint-x="10800" draw:path-stretchpoint-y="10800" draw:text-areas="?f3 ?f4 ?f5 ?f6" draw:type="round-rectangle" draw:modifiers="1445.29943124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7" draw:layer="layout" svg:width="4.109cm" svg:height="0.357cm" svg:x="1.992cm" svg:y="8.316cm">
          <draw:text-box>
            <text:p><text:span text:style-name="T29">☺</text:span><text:span text:style-name="T30"> </text:span><text:span text:style-name="T30">a </text:span><text:span text:style-name="T31">toto x7 y_max BigOne</text:span></text:p>
          </draw:text-box>
        </draw:frame>
        <draw:frame draw:style-name="gr57" draw:text-style-name="P17" draw:layer="layout" svg:width="2.076cm" svg:height="0.357cm" svg:x="1.992cm" svg:y="8.591cm">
          <draw:text-box>
            <text:p><text:span text:style-name="T32">☹</text:span><text:span text:style-name="T33"> </text:span><text:span text:style-name="T34">8y</text:span><text:span text:style-name="T35"> </text:span><text:span text:style-name="T34">and</text:span><text:span text:style-name="T35"> </text:span><text:span text:style-name="T34">for</text:span></text:p>
          </draw:text-box>
        </draw:frame>
        <draw:frame draw:style-name="gr58" draw:text-style-name="P14" draw:layer="layout" svg:width="0.849cm" svg:height="0.357cm" svg:x="1.137cm" svg:y="13.049cm">
          <draw:text-box>
            <text:p><text:span text:style-name="T15">x</text:span><text:span text:style-name="T16">+=</text:span><text:span text:style-name="T17">3</text:span></text:p>
          </draw:text-box>
        </draw:frame>
        <draw:frame draw:style-name="gr58" draw:text-style-name="P14" draw:layer="layout" svg:width="0.849cm" svg:height="0.357cm" svg:x="1.119cm" svg:y="13.427cm">
          <draw:text-box>
            <text:p><text:span text:style-name="T15">x</text:span><text:span text:style-name="T16">-=</text:span><text:span text:style-name="T17">2</text:span></text:p>
          </draw:text-box>
        </draw:frame>
        <draw:frame draw:style-name="gr59" draw:text-style-name="P6" draw:layer="layout" svg:width="2.494cm" svg:height="0.323cm" svg:x="2.589cm" svg:y="13.087cm">
          <draw:text-box>
            <text:p><text:span text:style-name="T5">increment </text:span><text:span text:style-name="T26">⇔ </text:span><text:span text:style-name="T36">x</text:span><text:span text:style-name="T37">=</text:span><text:span text:style-name="T38">x</text:span><text:span text:style-name="T37">+</text:span><text:span text:style-name="T39">3</text:span><text:span text:style-name="T40"> </text:span></text:p>
          </draw:text-box>
        </draw:frame>
        <draw:frame draw:style-name="gr60" draw:text-style-name="P6" draw:layer="layout" svg:width="2.497cm" svg:height="0.323cm" svg:x="2.589cm" svg:y="13.465cm">
          <draw:text-box>
            <text:p><text:span text:style-name="T5">decrement </text:span><text:span text:style-name="T26">⇔ </text:span><text:span text:style-name="T36">x</text:span><text:span text:style-name="T37">=</text:span><text:span text:style-name="T38">x</text:span><text:span text:style-name="T37">-</text:span><text:span text:style-name="T39">2</text:span></text:p>
          </draw:text-box>
        </draw:frame>
        <draw:custom-shape draw:style-name="gr61" draw:text-style-name="P2" draw:layer="layout" svg:width="12.782cm" svg:height="8.533cm" svg:x="7.218cm" svg:y="6.108cm">
          <text:p/>
          <draw:enhanced-geometry svg:viewBox="0 0 21600 21600" draw:path-stretchpoint-x="10800" draw:path-stretchpoint-y="10800" draw:text-areas="?f3 ?f4 ?f5 ?f6" draw:type="round-rectangle" draw:modifiers="506.210452308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8" draw:layer="layout" svg:width="2.218cm" svg:height="0.45cm" svg:x="17.782cm" svg:y="6.108cm">
          <draw:text-box draw:corner-radius="0.2cm">
            <text:p>Conversions</text:p>
          </draw:text-box>
        </draw:frame>
        <draw:frame draw:style-name="gr63" draw:text-style-name="P11" draw:layer="layout" svg:width="6.441cm" svg:height="0.4cm" svg:x="6.528cm" svg:y="14.797cm">
          <draw:text-box>
            <text:p><text:span text:style-name="T13">for lists, tuples, strings, bytes…</text:span><text:span text:style-name="T41"> </text:span></text:p>
          </draw:text-box>
        </draw:frame>
        <draw:frame draw:style-name="gr64" draw:text-style-name="P24" draw:layer="layout" svg:width="12.538cm" svg:height="8.191cm" svg:x="7.461cm" svg:y="6.277cm">
          <draw:text-box>
            <text:p><text:span text:style-name="T42">int</text:span><text:span text:style-name="T43">(</text:span><text:span text:style-name="T44">"15"</text:span><text:span text:style-name="T43">) </text:span><text:span text:style-name="T45">→</text:span><text:span text:style-name="T46"> </text:span><text:span text:style-name="T47">15</text:span></text:p>
            <text:p text:style-name="P19"><text:span text:style-name="T48">int</text:span><text:span text:style-name="T49">(</text:span><text:span text:style-name="T50">"3f"</text:span><text:span text:style-name="T49">,</text:span><text:span text:style-name="T50">16</text:span><text:span text:style-name="T49">) </text:span><text:span text:style-name="T51">→</text:span><text:span text:style-name="T49"> </text:span><text:span text:style-name="T47">63</text:span><text:span text:style-name="T47"><text:tab/></text:span><text:span text:style-name="T52">can specify integer number base in 2</text:span><text:span text:style-name="T53">nd</text:span><text:span text:style-name="T52"> parameter</text:span></text:p>
            <text:p text:style-name="P19"><text:span text:style-name="T54">int</text:span><text:span text:style-name="T49">(</text:span><text:span text:style-name="T50">15.56</text:span><text:span text:style-name="T49">) </text:span><text:span text:style-name="T51">→</text:span><text:span text:style-name="T49"> </text:span><text:span text:style-name="T47">15</text:span><text:span text:style-name="T47"><text:tab/></text:span><text:span text:style-name="T55">truncate decimal part</text:span></text:p>
            <text:p text:style-name="P19"><text:span text:style-name="T54">float</text:span><text:span text:style-name="T49">(</text:span><text:span text:style-name="T50">"-11.24e8"</text:span><text:span text:style-name="T49">) </text:span><text:span text:style-name="T51">→</text:span><text:span text:style-name="T49"> </text:span><text:span text:style-name="T47">-1124000000.0</text:span></text:p>
            <text:p text:style-name="P19"><text:span text:style-name="T56">round</text:span><text:span text:style-name="T57">(</text:span><text:span text:style-name="T58">15.56</text:span><text:span text:style-name="T59">,</text:span><text:span text:style-name="T58">1</text:span><text:span text:style-name="T57">)</text:span><text:span text:style-name="T55">→ </text:span><text:span text:style-name="T57">15.6</text:span><text:span text:style-name="T55"><text:tab/></text:span><text:span text:style-name="T55">rounding to 1 decimal (0 decimal </text:span><text:span text:style-name="T60">→ integer number</text:span><text:span text:style-name="T61">)</text:span></text:p>
            <text:p text:style-name="P20"><text:span text:style-name="T62">bool</text:span><text:span text:style-name="T59">(</text:span><text:span text:style-name="T63">x</text:span><text:span text:style-name="T59">)</text:span><text:span text:style-name="T59"><text:tab/></text:span><text:span text:style-name="T64">False</text:span><text:span text:style-name="T55"> for null </text:span><text:span text:style-name="T63">x</text:span><text:span text:style-name="T60">, empty container </text:span><text:span text:style-name="T63">x</text:span><text:span text:style-name="T60"> , </text:span><text:span text:style-name="T64">None</text:span><text:span text:style-name="T60"> or </text:span><text:span text:style-name="T64">False</text:span><text:span text:style-name="T60"> </text:span><text:span text:style-name="T63">x</text:span><text:span text:style-name="T60"> ; </text:span><text:span text:style-name="T64">True</text:span><text:span text:style-name="T52"> for other </text:span><text:span text:style-name="T38">x</text:span><text:span text:style-name="T65"> </text:span></text:p>
            <text:p text:style-name="P21"><text:span text:style-name="T62">st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55">representation string of </text:span><text:span text:style-name="T67">x</text:span><text:span text:style-name="T55"> for display</text:span><text:span text:style-name="T68"> (cf. formating on the back)</text:span></text:p>
            <text:p text:style-name="P21"><text:span text:style-name="T56">chr</text:span><text:span text:style-name="T59">(</text:span><text:span text:style-name="T57">64</text:span><text:span text:style-name="T59">)</text:span><text:span text:style-name="T55">→</text:span><text:span text:style-name="T57">'@'</text:span><text:span text:style-name="T59"><text:tab/></text:span><text:span text:style-name="T69">ord</text:span><text:span text:style-name="T59">(</text:span><text:span text:style-name="T57">'@'</text:span><text:span text:style-name="T59">)</text:span><text:span text:style-name="T55">→</text:span><text:span text:style-name="T57">64</text:span><text:span text:style-name="T57"><text:tab/></text:span><text:span text:style-name="T55">code </text:span><text:span text:style-name="T60">↔</text:span><text:span text:style-name="T55"> char</text:span></text:p>
            <text:p text:style-name="P21"><text:span text:style-name="T56">rep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68">literal</text:span><text:span text:style-name="T55"> representation string of </text:span><text:span text:style-name="T63">x</text:span></text:p>
            <text:p><text:span text:style-name="T42">bytes</text:span><text:span text:style-name="T70">([</text:span><text:span text:style-name="T44">72</text:span><text:span text:style-name="T70">,</text:span><text:span text:style-name="T44">9</text:span><text:span text:style-name="T70">,</text:span><text:span text:style-name="T44">64</text:span><text:span text:style-name="T70">]) </text:span><text:span text:style-name="T55">→</text:span><text:span text:style-name="T59"> </text:span><text:span text:style-name="T58">b'H\t@'</text:span></text:p>
            <text:p><text:span text:style-name="T71">list</text:span><text:span text:style-name="T72">(</text:span><text:span text:style-name="T73">"abc"</text:span><text:span text:style-name="T72">) </text:span><text:span text:style-name="T55">→</text:span><text:span text:style-name="T59"> [</text:span><text:span text:style-name="T58">'a'</text:span><text:span text:style-name="T59">,</text:span><text:span text:style-name="T58">'b'</text:span><text:span text:style-name="T59">,</text:span><text:span text:style-name="T58">'c'</text:span><text:span text:style-name="T59">]</text:span></text:p>
            <text:p><text:span text:style-name="T71">dict</text:span><text:span text:style-name="T72">(</text:span><text:span text:style-name="T74">[(</text:span><text:span text:style-name="T73">3</text:span><text:span text:style-name="T74">,</text:span><text:span text:style-name="T73">"three"</text:span><text:span text:style-name="T74">),(</text:span><text:span text:style-name="T73">1</text:span><text:span text:style-name="T74">,</text:span><text:span text:style-name="T73">"one"</text:span><text:span text:style-name="T74">)]</text:span><text:span text:style-name="T72">) </text:span><text:span text:style-name="T55">→</text:span><text:span text:style-name="T59"> {</text:span><text:span text:style-name="T58">1</text:span><text:span text:style-name="T59">:</text:span><text:span text:style-name="T58">'one'</text:span><text:span text:style-name="T59">,</text:span><text:span text:style-name="T58">3</text:span><text:span text:style-name="T59">:</text:span><text:span text:style-name="T58">'three'</text:span><text:span text:style-name="T59">}</text:span></text:p>
            <text:p><text:span text:style-name="T71">set</text:span><text:span text:style-name="T72">(</text:span><text:span text:style-name="T74">[</text:span><text:span text:style-name="T73">"one"</text:span><text:span text:style-name="T74">,</text:span><text:span text:style-name="T73">"two"</text:span><text:span text:style-name="T74">]</text:span><text:span text:style-name="T72">) </text:span><text:span text:style-name="T55">→</text:span><text:span text:style-name="T59"> {</text:span><text:span text:style-name="T58">'one'</text:span><text:span text:style-name="T59">,</text:span><text:span text:style-name="T58">'two'</text:span><text:span text:style-name="T59">}</text:span></text:p>
            <text:p text:style-name="P22"><text:span text:style-name="T75">separator</text:span><text:span text:style-name="T76"> </text:span><text:span text:style-name="T77">str</text:span><text:span text:style-name="T76"> and </text:span><text:span text:style-name="T75">sequence of </text:span><text:span text:style-name="T77">str</text:span><text:span text:style-name="T76"> </text:span><text:span text:style-name="T55">→ </text:span><text:span text:style-name="T68">assembled</text:span><text:span text:style-name="T55"> </text:span><text:span text:style-name="T72">str</text:span></text:p>
            <text:p text:style-name="P23"><text:span text:style-name="T72"><text:tab/></text:span><text:span text:style-name="T73">':'</text:span><text:span text:style-name="T72">.</text:span><text:span text:style-name="T78">join</text:span><text:span text:style-name="T72">(</text:span><text:span text:style-name="T73">['toto','12','pswd']</text:span><text:span text:style-name="T72">) </text:span><text:span text:style-name="T55">→</text:span><text:span text:style-name="T59"> </text:span><text:span text:style-name="T58">'toto:12:pswd'</text:span></text:p>
            <text:p text:style-name="P23"><text:span text:style-name="T72">str</text:span><text:span text:style-name="T55"> </text:span><text:span text:style-name="T68">splitted on whitespaces</text:span><text:span text:style-name="T55"> → </text:span><text:span text:style-name="T72">list</text:span><text:span text:style-name="T55"> of </text:span><text:span text:style-name="T62">str</text:span></text:p>
            <text:p text:style-name="P23"><text:span text:style-name="T72"><text:tab/></text:span><text:span text:style-name="T73">"words with <text:s/>spaces"</text:span><text:span text:style-name="T72">.</text:span><text:span text:style-name="T78">split</text:span><text:span text:style-name="T72">() </text:span><text:span text:style-name="T55">→</text:span><text:span text:style-name="T59"> [</text:span><text:span text:style-name="T58">'words'</text:span><text:span text:style-name="T59">,</text:span><text:span text:style-name="T58">'with'</text:span><text:span text:style-name="T59">,</text:span><text:span text:style-name="T58">'spaces'</text:span><text:span text:style-name="T59">]</text:span></text:p>
            <text:p text:style-name="P23"><text:span text:style-name="T72">str</text:span><text:span text:style-name="T55"> </text:span><text:span text:style-name="T68">splitted on separator</text:span><text:span text:style-name="T55"> </text:span><text:span text:style-name="T62">str</text:span><text:span text:style-name="T55"> → </text:span><text:span text:style-name="T72">list</text:span><text:span text:style-name="T55"> </text:span><text:span text:style-name="T68">of</text:span><text:span text:style-name="T55"> </text:span><text:span text:style-name="T62">str</text:span></text:p>
            <text:p text:style-name="P23"><text:span text:style-name="T73"><text:tab/></text:span><text:span text:style-name="T73">"1,4,8,2"</text:span><text:span text:style-name="T72">.</text:span><text:span text:style-name="T78">split</text:span><text:span text:style-name="T72">(</text:span><text:span text:style-name="T73">","</text:span><text:span text:style-name="T72">) </text:span><text:span text:style-name="T55">→</text:span><text:span text:style-name="T59"> [</text:span><text:span text:style-name="T58">'1'</text:span><text:span text:style-name="T59">,</text:span><text:span text:style-name="T58">'4'</text:span><text:span text:style-name="T59">,</text:span><text:span text:style-name="T58">'8'</text:span><text:span text:style-name="T59">,</text:span><text:span text:style-name="T58">'2'</text:span><text:span text:style-name="T59">]</text:span></text:p>
            <text:p text:style-name="P23"><text:span text:style-name="T76">sequence of one type</text:span><text:span text:style-name="T55"> → </text:span><text:span text:style-name="T72">list</text:span><text:span text:style-name="T76"> of another type </text:span><text:span text:style-name="T75">(via comprehension list)</text:span></text:p>
            <text:p text:style-name="P23"><text:span text:style-name="T72"><text:tab/></text:span><text:span text:style-name="T74">[</text:span><text:span text:style-name="T71">int</text:span><text:span text:style-name="T74">(</text:span><text:span text:style-name="T79">x</text:span><text:span text:style-name="T74">)</text:span><text:span text:style-name="T73"> </text:span><text:span text:style-name="T80">for</text:span><text:span text:style-name="T73"> </text:span><text:span text:style-name="T79">x</text:span><text:span text:style-name="T73"> </text:span><text:span text:style-name="T71">in</text:span><text:span text:style-name="T73"> </text:span><text:span text:style-name="T74">(</text:span><text:span text:style-name="T73">'1'</text:span><text:span text:style-name="T74">,</text:span><text:span text:style-name="T73">'29'</text:span><text:span text:style-name="T74">,</text:span><text:span text:style-name="T73">'-3'</text:span><text:span text:style-name="T74">)] </text:span><text:span text:style-name="T55">→</text:span><text:span text:style-name="T59"> [</text:span><text:span text:style-name="T58">1</text:span><text:span text:style-name="T59">,</text:span><text:span text:style-name="T58">29</text:span><text:span text:style-name="T59">,</text:span><text:span text:style-name="T58">-3</text:span><text:span text:style-name="T59">]</text:span></text:p>
          </draw:text-box>
        </draw:frame>
        <draw:frame draw:style-name="gr65" draw:layer="layout" svg:width="2.662cm" svg:height="0.391cm" svg:x="13.873cm" svg:y="6.143cm">
          <draw:text-box>
            <text:p><text:span text:style-name="T81">type</text:span><text:span text:style-name="T82">(</text:span><text:span text:style-name="T83">expression</text:span><text:span text:style-name="T82">)</text:span></text:p>
          </draw:text-box>
        </draw:frame>
        <draw:frame draw:style-name="gr66" draw:text-style-name="P25" draw:layer="layout" svg:width="7.148cm" svg:height="0.425cm" svg:x="2.652cm" svg:y="16.03cm">
          <draw:text-box>
            <text:p><text:span text:style-name="T84">lst</text:span><text:span text:style-name="T82">=</text:span><text:span text:style-name="T85">[10, 20, 30, 40, 50]</text:span></text:p>
          </draw:text-box>
        </draw:frame>
        <draw:frame draw:style-name="gr67" draw:text-style-name="P14" draw:layer="layout" svg:width="2.014cm" svg:height="0.391cm" svg:x="17.323cm" svg:y="15.72cm">
          <draw:text-box>
            <text:p><text:span text:style-name="T15">lst</text:span><text:span text:style-name="T16">[</text:span><text:span text:style-name="T86">1</text:span><text:span text:style-name="T16">]</text:span><text:span text:style-name="T87">→</text:span><text:span text:style-name="T88">20</text:span></text:p>
          </draw:text-box>
        </draw:frame>
        <draw:frame draw:style-name="gr68" draw:text-style-name="P14" draw:layer="layout" svg:width="2.225cm" svg:height="0.391cm" svg:x="17.323cm" svg:y="16.129cm">
          <draw:text-box>
            <text:p><text:span text:style-name="T15">lst</text:span><text:span text:style-name="T16">[</text:span><text:span text:style-name="T86">-2</text:span><text:span text:style-name="T16">]</text:span><text:span text:style-name="T87">→</text:span><text:span text:style-name="T88">40</text:span></text:p>
          </draw:text-box>
        </draw:frame>
        <draw:frame draw:style-name="gr69" draw:text-style-name="P26" draw:layer="layout" svg:width="0.193cm" svg:height="0.319cm" svg:x="4.047cm" svg:y="15.696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19cm" svg:x="5.082cm" svg:y="15.696cm">
          <draw:text-box>
            <text:p><text:span text:style-name="T89">1</text:span></text:p>
          </draw:text-box>
        </draw:frame>
        <draw:frame draw:style-name="gr70" draw:text-style-name="P26" draw:layer="layout" svg:width="0.214cm" svg:height="0.389cm" svg:x="6.082cm" svg:y="15.696cm">
          <draw:text-box>
            <text:p><text:span text:style-name="T89">2</text:span></text:p>
          </draw:text-box>
        </draw:frame>
        <draw:frame draw:style-name="gr69" draw:text-style-name="P26" draw:layer="layout" svg:width="0.193cm" svg:height="0.319cm" svg:x="7.082cm" svg:y="15.696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19cm" svg:x="8cm" svg:y="15.696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19cm" svg:x="3.982cm" svg:y="15.305cm">
          <draw:text-box>
            <text:p><text:span text:style-name="T89">-5</text:span></text:p>
          </draw:text-box>
        </draw:frame>
        <draw:frame draw:style-name="gr72" draw:text-style-name="P26" draw:layer="layout" svg:width="0.5cm" svg:height="0.389cm" svg:x="4.903cm" svg:y="15.305cm">
          <draw:text-box>
            <text:p><text:span text:style-name="T89">-4</text:span></text:p>
          </draw:text-box>
        </draw:frame>
        <draw:frame draw:style-name="gr71" draw:text-style-name="P26" draw:layer="layout" svg:width="0.383cm" svg:height="0.319cm" svg:x="5.982cm" svg:y="15.305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19cm" svg:x="7.982cm" svg:y="15.305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19cm" svg:x="6.933cm" svg:y="15.305cm">
          <draw:text-box>
            <text:p><text:span text:style-name="T89">-2</text:span></text:p>
          </draw:text-box>
        </draw:frame>
        <draw:frame draw:style-name="gr73" draw:layer="layout" svg:width="5.977cm" svg:height="0.353cm" svg:x="12.485cm" svg:y="15.266cm">
          <draw:text-box>
            <text:p>Individual access to <text:span text:style-name="T10">items</text:span> via <text:span text:style-name="T90">lst</text:span><text:span text:style-name="T91">[</text:span><text:span text:style-name="T92">index</text:span><text:span text:style-name="T91">]</text:span></text:p>
          </draw:text-box>
        </draw:frame>
        <draw:frame draw:style-name="gr74" draw:text-style-name="P11" draw:layer="layout" svg:width="1.463cm" svg:height="0.319cm" svg:x="1.748cm" svg:y="15.708cm">
          <draw:text-box>
            <text:p text:style-name="P9"><text:span text:style-name="T13">positive index</text:span></text:p>
          </draw:text-box>
        </draw:frame>
        <draw:frame draw:style-name="gr75" draw:text-style-name="P11" draw:layer="layout" svg:width="1.534cm" svg:height="0.319cm" svg:x="1.669cm" svg:y="15.317cm">
          <draw:text-box>
            <text:p text:style-name="P9"><text:span text:style-name="T13">negative index</text:span></text:p>
          </draw:text-box>
        </draw:frame>
        <draw:frame draw:style-name="gr69" draw:text-style-name="P26" draw:layer="layout" svg:width="0.193cm" svg:height="0.319cm" svg:x="3.7cm" svg:y="16.531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19cm" svg:x="4.535cm" svg:y="16.531cm">
          <draw:text-box>
            <text:p><text:span text:style-name="T89">1</text:span></text:p>
          </draw:text-box>
        </draw:frame>
        <draw:frame draw:style-name="gr69" draw:text-style-name="P26" draw:layer="layout" svg:width="0.193cm" svg:height="0.319cm" svg:x="5.5cm" svg:y="16.531cm">
          <draw:text-box>
            <text:p><text:span text:style-name="T89">2</text:span></text:p>
          </draw:text-box>
        </draw:frame>
        <draw:frame draw:style-name="gr76" draw:text-style-name="P26" draw:layer="layout" svg:width="0.193cm" svg:height="0.319cm" svg:x="6.5cm" svg:y="16.531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19cm" svg:x="8.479cm" svg:y="16.531cm">
          <draw:text-box>
            <text:p><text:span text:style-name="T89">5</text:span></text:p>
          </draw:text-box>
        </draw:frame>
        <draw:frame draw:style-name="gr69" draw:text-style-name="P26" draw:layer="layout" svg:width="0.193cm" svg:height="0.319cm" svg:x="7.486cm" svg:y="16.531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19cm" svg:x="3.613cm" svg:y="16.948cm">
          <draw:text-box>
            <text:p><text:span text:style-name="T89">-5</text:span></text:p>
          </draw:text-box>
        </draw:frame>
        <draw:frame draw:style-name="gr71" draw:text-style-name="P26" draw:layer="layout" svg:width="0.383cm" svg:height="0.319cm" svg:x="4.413cm" svg:y="16.948cm">
          <draw:text-box>
            <text:p><text:span text:style-name="T89">-4</text:span></text:p>
          </draw:text-box>
        </draw:frame>
        <draw:frame draw:style-name="gr71" draw:text-style-name="P26" draw:layer="layout" svg:width="0.383cm" svg:height="0.319cm" svg:x="5.415cm" svg:y="16.948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19cm" svg:x="7.407cm" svg:y="16.948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19cm" svg:x="6.376cm" svg:y="16.948cm">
          <draw:text-box>
            <text:p><text:span text:style-name="T89">-2</text:span></text:p>
          </draw:text-box>
        </draw:frame>
        <draw:frame draw:style-name="gr77" draw:text-style-name="P27" draw:layer="layout" svg:width="1.597cm" svg:height="0.319cm" svg:x="1.542cm" svg:y="16.96cm">
          <draw:text-box>
            <text:p text:style-name="P9"><text:span text:style-name="T13">negative slice</text:span></text:p>
          </draw:text-box>
        </draw:frame>
        <draw:frame draw:style-name="gr78" draw:text-style-name="P27" draw:layer="layout" svg:width="1.477cm" svg:height="0.319cm" svg:x="1.67cm" svg:y="16.543cm">
          <draw:text-box>
            <text:p text:style-name="P9"><text:span text:style-name="T13">positive slice</text:span></text:p>
          </draw:text-box>
        </draw:frame>
        <draw:frame draw:style-name="gr79" draw:layer="layout" svg:width="8.844cm" svg:height="0.353cm" svg:x="1.3cm" svg:y="17.457cm">
          <draw:text-box>
            <text:p>Access to <text:span text:style-name="T10">sub-sequences</text:span> via <text:span text:style-name="T90">lst</text:span><text:span text:style-name="T91">[</text:span><text:span text:style-name="T92">start slice</text:span><text:span text:style-name="T91">:</text:span><text:span text:style-name="T92">end slice</text:span><text:span text:style-name="T91">:</text:span><text:span text:style-name="T92">step</text:span><text:span text:style-name="T91">]</text:span></text:p>
          </draw:text-box>
        </draw:frame>
        <draw:frame draw:style-name="gr80" draw:layer="layout" svg:width="2.564cm" svg:height="0.425cm" svg:x="9.202cm" svg:y="15.682cm">
          <draw:text-box>
            <text:p><text:span text:style-name="T93">len</text:span>(<text:span text:style-name="T84">lst</text:span>)<text:span text:style-name="T87">→</text:span><text:span text:style-name="T94">5</text:span></text:p>
          </draw:text-box>
        </draw:frame>
        <draw:frame draw:style-name="gr81" draw:text-style-name="P14" draw:layer="layout" svg:width="3.391cm" svg:height="0.357cm" svg:x="11.921cm" svg:y="17.916cm">
          <draw:text-box>
            <text:p><text:span text:style-name="T15">lst</text:span><text:span text:style-name="T16">[</text:span><text:span text:style-name="T86">1</text:span><text:span text:style-name="T18">:</text:span><text:span text:style-name="T86">3</text:span><text:span text:style-name="T16">]</text:span><text:span text:style-name="T95">→</text:span><text:span text:style-name="T88">[20,30]</text:span></text:p>
          </draw:text-box>
        </draw:frame>
        <draw:frame draw:style-name="gr82" draw:text-style-name="P14" draw:layer="layout" svg:width="4.025cm" svg:height="0.357cm" svg:x="1.3cm" svg:y="18.699cm">
          <draw:text-box>
            <text:p><text:span text:style-name="T15">lst</text:span><text:span text:style-name="T16">[</text:span><text:span text:style-name="T18">::</text:span><text:span text:style-name="T86">2</text:span><text:span text:style-name="T16">]</text:span><text:span text:style-name="T95">→</text:span><text:span text:style-name="T88">[10,30,50]</text:span></text:p>
          </draw:text-box>
        </draw:frame>
        <draw:frame draw:style-name="gr83" draw:text-style-name="P14" draw:layer="layout" svg:width="3.813cm" svg:height="0.357cm" svg:x="11.921cm" svg:y="18.308cm">
          <draw:text-box>
            <text:p><text:span text:style-name="T15">lst</text:span><text:span text:style-name="T16">[</text:span><text:span text:style-name="T86">-3</text:span><text:span text:style-name="T18">:</text:span><text:span text:style-name="T86">-1</text:span><text:span text:style-name="T16">]</text:span><text:span text:style-name="T95">→</text:span><text:span text:style-name="T88">[30,40]</text:span></text:p>
          </draw:text-box>
        </draw:frame>
        <draw:frame draw:style-name="gr84" draw:text-style-name="P14" draw:layer="layout" svg:width="3.814cm" svg:height="0.357cm" svg:x="15.965cm" svg:y="17.869cm">
          <draw:text-box>
            <text:p><text:span text:style-name="T15">lst</text:span><text:span text:style-name="T16">[</text:span><text:span text:style-name="T18">:</text:span><text:span text:style-name="T86">3</text:span><text:span text:style-name="T16">]</text:span><text:span text:style-name="T95">→</text:span><text:span text:style-name="T88">[10,20,30]</text:span></text:p>
          </draw:text-box>
        </draw:frame>
        <draw:frame draw:style-name="gr85" draw:text-style-name="P14" draw:layer="layout" svg:width="4.66cm" svg:height="0.357cm" svg:x="1.3cm" svg:y="17.916cm">
          <draw:text-box>
            <text:p><text:span text:style-name="T15">lst</text:span><text:span text:style-name="T16">[</text:span><text:span text:style-name="T18">:</text:span><text:span text:style-name="T86">-1</text:span><text:span text:style-name="T16">]</text:span><text:span text:style-name="T95">→</text:span><text:span text:style-name="T88">[10,20,30,40]</text:span></text:p>
          </draw:text-box>
        </draw:frame>
        <draw:frame draw:style-name="gr86" draw:text-style-name="P14" draw:layer="layout" svg:width="3.179cm" svg:height="0.357cm" svg:x="15.965cm" svg:y="18.261cm">
          <draw:text-box>
            <text:p><text:span text:style-name="T15">lst</text:span><text:span text:style-name="T16">[</text:span><text:span text:style-name="T86">3</text:span><text:span text:style-name="T18">:</text:span><text:span text:style-name="T16">]</text:span><text:span text:style-name="T95">→</text:span><text:span text:style-name="T88">[40,50]</text:span></text:p>
          </draw:text-box>
        </draw:frame>
        <draw:frame draw:style-name="gr87" draw:text-style-name="P14" draw:layer="layout" svg:width="4.237cm" svg:height="0.357cm" svg:x="1.3cm" svg:y="18.308cm">
          <draw:text-box>
            <text:p><text:span text:style-name="T15">lst</text:span><text:span text:style-name="T16">[</text:span><text:span text:style-name="T86">1</text:span><text:span text:style-name="T18">:</text:span><text:span text:style-name="T86">-1</text:span><text:span text:style-name="T16">]</text:span><text:span text:style-name="T95">→</text:span><text:span text:style-name="T88">[20,30,40]</text:span></text:p>
          </draw:text-box>
        </draw:frame>
        <draw:frame draw:style-name="gr88" draw:text-style-name="P14" draw:layer="layout" svg:width="4.872cm" svg:height="0.357cm" svg:x="6.156cm" svg:y="18.705cm">
          <draw:text-box>
            <text:p><text:span text:style-name="T15">lst</text:span><text:span text:style-name="T16">[</text:span><text:span text:style-name="T18">:</text:span><text:span text:style-name="T16">]</text:span><text:span text:style-name="T95">→</text:span><text:span text:style-name="T88">[10,20,30,40,50]</text:span></text:p>
          </draw:text-box>
        </draw:frame>
        <draw:frame draw:style-name="gr89" draw:text-style-name="P11" draw:layer="layout" svg:width="15.103cm" svg:height="0.705cm" svg:x="1.3cm" svg:y="19.111cm">
          <draw:text-box>
            <text:p><text:span text:style-name="T13">Missing slice indication </text:span><text:span text:style-name="T96">→ from start / up to end.</text:span></text:p>
            <text:p><text:span text:style-name="T96">On mutable sequences (</text:span><text:span text:style-name="T97">list</text:span><text:span text:style-name="T96">), remove with </text:span><text:span text:style-name="T98">del</text:span><text:span text:style-name="T99"> </text:span><text:span text:style-name="T100">lst</text:span><text:span text:style-name="T99">[</text:span><text:span text:style-name="T101">3</text:span><text:span text:style-name="T99">:</text:span><text:span text:style-name="T101">5</text:span><text:span text:style-name="T99">]</text:span><text:span text:style-name="T96"> and modify with assignment </text:span><text:span text:style-name="T100">lst</text:span><text:span text:style-name="T99">[</text:span><text:span text:style-name="T101">1</text:span><text:span text:style-name="T99">:</text:span><text:span text:style-name="T101">4</text:span><text:span text:style-name="T99">]=</text:span><text:span text:style-name="T102">[15,25]</text:span></text:p>
          </draw:text-box>
        </draw:frame>
        <draw:frame draw:style-name="gr90" draw:text-style-name="P28" draw:layer="layout" svg:width="3.762cm" svg:height="0.45cm" svg:x="16.238cm" svg:y="22.049cm">
          <draw:text-box draw:corner-radius="0.2cm">
            <text:p>Conditional Statement</text:p>
          </draw:text-box>
        </draw:frame>
        <draw:custom-shape draw:style-name="gr91" draw:text-style-name="P2" draw:layer="layout" svg:width="8.3cm" svg:height="4.091cm" svg:x="11.7cm" svg:y="22.049cm">
          <text:p/>
          <draw:enhanced-geometry svg:viewBox="0 0 21600 21600" draw:path-stretchpoint-x="10800" draw:path-stretchpoint-y="10800" draw:text-areas="?f3 ?f4 ?f5 ?f6" draw:type="round-rectangle" draw:modifiers="1055.71847507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9" draw:layer="layout" svg:width="2.881cm" svg:height="1.729cm" svg:x="17.119cm" svg:y="24.282cm">
          <draw:text-box>
            <text:p><text:span text:style-name="T103">if</text:span><text:span text:style-name="T104"> </text:span><text:span text:style-name="T105">age</text:span><text:span text:style-name="T104">&lt;=</text:span><text:span text:style-name="T106">18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Kid"</text:span></text:p>
            <text:p><text:span text:style-name="T103">elif</text:span><text:span text:style-name="T104"> </text:span><text:span text:style-name="T105">age</text:span><text:span text:style-name="T104">&gt;</text:span><text:span text:style-name="T106">65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Retired"</text:span></text:p>
            <text:p><text:span text:style-name="T103">else:</text:span></text:p>
            <text:p><text:span text:style-name="T104"><text:s text:c="2"/></text:span><text:span text:style-name="T107">state</text:span><text:span text:style-name="T104">=</text:span><text:span text:style-name="T106">"Active"</text:span></text:p>
          </draw:text-box>
        </draw:frame>
        <draw:custom-shape draw:style-name="gr93" draw:text-style-name="P2" draw:layer="layout" svg:width="10.596cm" svg:height="3.636cm" svg:x="1cm" svg:y="25.064cm">
          <text:p/>
          <draw:enhanced-geometry svg:viewBox="0 0 21600 21600" draw:path-stretchpoint-x="10800" draw:path-stretchpoint-y="10800" draw:text-areas="?f3 ?f4 ?f5 ?f6" draw:type="round-rectangle" draw:modifiers="1187.79213637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0" draw:layer="layout" svg:width="2.5cm" svg:height="0.45cm" svg:x="3.895cm" svg:y="20.092cm">
          <draw:text-box draw:corner-radius="0.2cm">
            <text:p>Boolean Logic</text:p>
          </draw:text-box>
        </draw:frame>
        <draw:frame draw:style-name="gr95" draw:text-style-name="P31" draw:layer="layout" svg:width="3.15cm" svg:height="0.45cm" svg:x="8.446cm" svg:y="20.11cm">
          <draw:text-box draw:corner-radius="0.2cm">
            <text:p>Statements Blocks</text:p>
          </draw:text-box>
        </draw:frame>
        <draw:custom-shape draw:style-name="gr96" draw:text-style-name="P2" draw:layer="layout" svg:width="5.095cm" svg:height="4.842cm" svg:x="6.501cm" svg:y="20.11cm">
          <text:p/>
          <draw:enhanced-geometry svg:viewBox="0 0 21600 21600" draw:path-stretchpoint-x="10800" draw:path-stretchpoint-y="10800" draw:text-areas="?f3 ?f4 ?f5 ?f6" draw:type="round-rectangle" draw:modifiers="892.00908527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layer="layout" svg:width="4.333cm" svg:height="3.019cm" svg:x="6.738cm" svg:y="20.714cm">
          <draw:text-box>
            <text:p><text:span text:style-name="T108">parent statement</text:span><text:span text:style-name="T81">:</text:span></text:p>
            <text:p><text:s text:c="2"/><text:span text:style-name="T108">statement block 1</text:span><text:span text:style-name="T109">…</text:span></text:p>
            <text:p><text:s text:c="6"/><text:span text:style-name="T7">⁝</text:span></text:p>
            <text:p><text:s text:c="2"/><text:span text:style-name="T108">parent statement</text:span><text:span text:style-name="T81">:</text:span></text:p>
            <text:p><text:s text:c="4"/><text:span text:style-name="T108">statement block2</text:span><text:span text:style-name="T109">…</text:span></text:p>
            <text:p><text:span text:style-name="T110"><text:s text:c="9"/></text:span><text:span text:style-name="T111">⁝</text:span></text:p>
            <text:p><text:span text:style-name="T111"/></text:p>
            <text:p><text:span text:style-name="T112">next statement after block 1</text:span></text:p>
          </draw:text-box>
        </draw:frame>
        <draw:custom-shape draw:style-name="gr98" draw:text-style-name="P2" draw:layer="layout" svg:width="4.3cm" svg:height="2.2cm" svg:x="7.096cm" svg:y="21.1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3.8cm" svg:height="0.9cm" svg:x="7.496cm" svg:y="22.3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4.8cm" svg:height="3.2cm" svg:x="6.696cm" svg:y="20.71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6.696cm" svg:y1="21.314cm" svg:x2="7.096cm" svg:y2="21.314cm">
          <text:p/>
        </draw:line>
        <draw:line draw:style-name="gr99" draw:text-style-name="P2" draw:layer="layout" svg:x1="7.096cm" svg:y1="22.614cm" svg:x2="7.496cm" svg:y2="22.614cm">
          <text:p/>
        </draw:line>
        <draw:frame draw:style-name="gr100" draw:text-style-name="P32" draw:layer="layout" svg:width="1.526cm" svg:height="0.319cm" draw:transform="rotate (1.5707963267949) translate (6.756cm 22.999cm)">
          <draw:text-box>
            <text:p><text:span text:style-name="T113">indentation !</text:span></text:p>
          </draw:text-box>
        </draw:frame>
        <draw:frame draw:style-name="gr101" draw:layer="layout" svg:width="4.67cm" svg:height="0.383cm" svg:x="1.37cm" svg:y="20.584cm">
          <draw:text-box>
            <text:p>Comparators: <text:span text:style-name="T91">&lt;</text:span> <text:s/><text:span text:style-name="T91">&gt;</text:span> <text:s/><text:span text:style-name="T91">&lt;=</text:span> <text:s/><text:span text:style-name="T91">&gt;=</text:span> <text:s/><text:span text:style-name="T91">==</text:span> <text:s/><text:span text:style-name="T91">!=</text:span></text:p>
          </draw:text-box>
        </draw:frame>
        <draw:frame draw:style-name="gr102" draw:layer="layout" svg:width="0.188cm" svg:height="0.353cm" svg:x="5.637cm" svg:y="20.868cm">
          <draw:text-box>
            <text:p><text:span text:style-name="T114">≠</text:span></text:p>
          </draw:text-box>
        </draw:frame>
        <draw:frame draw:style-name="gr102" draw:layer="layout" svg:width="0.188cm" svg:height="0.353cm" svg:x="5.037cm" svg:y="20.868cm">
          <draw:text-box>
            <text:p><text:span text:style-name="T114">=</text:span></text:p>
          </draw:text-box>
        </draw:frame>
        <draw:frame draw:style-name="gr102" draw:layer="layout" svg:width="0.188cm" svg:height="0.353cm" svg:x="4.537cm" svg:y="20.868cm">
          <draw:text-box>
            <text:p><text:span text:style-name="T114">≥</text:span></text:p>
          </draw:text-box>
        </draw:frame>
        <draw:frame draw:style-name="gr102" draw:layer="layout" svg:width="0.188cm" svg:height="0.353cm" svg:x="4.037cm" svg:y="20.868cm">
          <draw:text-box>
            <text:p><text:span text:style-name="T114">≤</text:span></text:p>
          </draw:text-box>
        </draw:frame>
        <draw:frame draw:style-name="gr103" draw:layer="layout" svg:width="1.78cm" svg:height="0.425cm" svg:x="1.245cm" svg:y="21.256cm">
          <draw:text-box>
            <text:p><text:span text:style-name="T84">a</text:span> <text:span text:style-name="T81">and</text:span> <text:span text:style-name="T84">b</text:span></text:p>
          </draw:text-box>
        </draw:frame>
        <draw:frame draw:style-name="gr104" draw:layer="layout" svg:width="1.526cm" svg:height="0.425cm" svg:x="1.245cm" svg:y="21.917cm">
          <draw:text-box>
            <text:p><text:span text:style-name="T84">a</text:span> <text:span text:style-name="T81">or</text:span> <text:span text:style-name="T84">b</text:span></text:p>
          </draw:text-box>
        </draw:frame>
        <draw:frame draw:style-name="gr105" draw:layer="layout" svg:width="1.272cm" svg:height="0.425cm" svg:x="1.245cm" svg:y="23.553cm">
          <draw:text-box>
            <text:p><text:span text:style-name="T81">not</text:span> <text:span text:style-name="T84">a</text:span></text:p>
          </draw:text-box>
        </draw:frame>
        <draw:frame draw:style-name="gr106" draw:layer="layout" svg:width="1.34cm" svg:height="0.353cm" svg:x="3.125cm" svg:y="21.295cm">
          <draw:text-box>
            <text:p>logical and</text:p>
          </draw:text-box>
        </draw:frame>
        <draw:frame draw:style-name="gr107" draw:layer="layout" svg:width="1.293cm" svg:height="0.353cm" svg:x="3.125cm" svg:y="21.956cm">
          <draw:text-box>
            <text:p>logical or</text:p>
          </draw:text-box>
        </draw:frame>
        <draw:frame draw:style-name="gr108" draw:layer="layout" svg:width="1.446cm" svg:height="0.353cm" svg:x="3.125cm" svg:y="23.592cm">
          <draw:text-box>
            <text:p>logical not</text:p>
          </draw:text-box>
        </draw:frame>
        <draw:frame draw:style-name="gr109" draw:text-style-name="P34" draw:layer="layout" svg:width="1.573cm" svg:height="0.605cm" svg:x="4.525cm" svg:y="21.88cm">
          <draw:text-box>
            <text:p text:style-name="P33"><text:span text:style-name="T13">one or other </text:span></text:p>
            <text:p text:style-name="P33"><text:span text:style-name="T13">or both</text:span></text:p>
          </draw:text-box>
        </draw:frame>
        <draw:frame draw:style-name="gr110" draw:text-style-name="P34" draw:layer="layout" svg:width="1.433cm" svg:height="0.605cm" svg:x="4.525cm" svg:y="21.219cm">
          <draw:text-box>
            <text:p text:style-name="P33"><text:span text:style-name="T13">both simulta-</text:span></text:p>
            <text:p text:style-name="P33"><text:span text:style-name="T13">-neously</text:span></text:p>
          </draw:text-box>
        </draw:frame>
        <draw:frame draw:style-name="gr111" draw:layer="layout" svg:width="3.986cm" svg:height="0.933cm" svg:x="12.128cm" svg:y="22.846cm">
          <draw:text-box>
            <text:p><text:span text:style-name="T81">if</text:span> <text:span text:style-name="T92">logical condition</text:span>:</text:p>
            <text:p><text:s text:c="4"/><text:span text:style-name="T108">statements block</text:span></text:p>
          </draw:text-box>
        </draw:frame>
        <draw:frame draw:style-name="gr112" draw:text-style-name="P11" draw:layer="layout" svg:width="4.328cm" svg:height="0.705cm" svg:x="11.843cm" svg:y="22.051cm">
          <draw:text-box>
            <text:p><text:span text:style-name="T13">statement block executed only</text:span></text:p>
            <text:p><text:span text:style-name="T115">if</text:span><text:span text:style-name="T13"> a condition is true</text:span></text:p>
          </draw:text-box>
        </draw:frame>
        <draw:frame draw:style-name="gr113" draw:text-style-name="P29" draw:layer="layout" svg:width="4.822cm" svg:height="1.032cm" svg:x="11.862cm" svg:y="24.055cm">
          <draw:text-box>
            <text:p><text:span text:style-name="T104">Can go with several </text:span><text:span text:style-name="T5">elif</text:span><text:span text:style-name="T104">, </text:span><text:span text:style-name="T5">elif</text:span><text:span text:style-name="T104">... and only one final </text:span><text:span text:style-name="T5">else</text:span><text:span text:style-name="T104">. Only the block of first true condition is executed.</text:span></text:p>
          </draw:text-box>
        </draw:frame>
        <draw:frame draw:style-name="gr114" draw:text-style-name="P14" draw:layer="layout" svg:width="2.225cm" svg:height="0.391cm" svg:x="12.474cm" svg:y="16.089cm">
          <draw:text-box>
            <text:p><text:span text:style-name="T15">lst</text:span><text:span text:style-name="T16">[</text:span><text:span text:style-name="T86">-1</text:span><text:span text:style-name="T16">]</text:span><text:span text:style-name="T87">→</text:span><text:span text:style-name="T88">50</text:span></text:p>
          </draw:text-box>
        </draw:frame>
        <draw:frame draw:style-name="gr115" draw:text-style-name="P14" draw:layer="layout" svg:width="2.014cm" svg:height="0.391cm" svg:x="12.474cm" svg:y="15.68cm">
          <draw:text-box>
            <text:p><text:span text:style-name="T15">lst</text:span><text:span text:style-name="T16">[</text:span><text:span text:style-name="T86">0</text:span><text:span text:style-name="T16">]</text:span><text:span text:style-name="T87">→</text:span><text:span text:style-name="T88">10</text:span></text:p>
          </draw:text-box>
        </draw:frame>
        <draw:frame draw:style-name="gr116" draw:text-style-name="P11" draw:layer="layout" svg:width="1.378cm" svg:height="0.319cm" svg:x="15.025cm" svg:y="16.161cm">
          <draw:text-box>
            <text:p><text:span text:style-name="T116">⇒</text:span><text:span text:style-name="T13"> </text:span><text:span text:style-name="T13">last one</text:span></text:p>
          </draw:text-box>
        </draw:frame>
        <draw:frame draw:style-name="gr117" draw:text-style-name="P11" draw:layer="layout" svg:width="1.424cm" svg:height="0.319cm" svg:x="15.025cm" svg:y="15.752cm">
          <draw:text-box>
            <text:p><text:span text:style-name="T116">⇒</text:span><text:span text:style-name="T13"> </text:span><text:span text:style-name="T13">first one</text:span></text:p>
          </draw:text-box>
        </draw:frame>
        <draw:frame draw:style-name="gr118" draw:text-style-name="P14" draw:layer="layout" svg:width="1.273cm" svg:height="0.357cm" svg:x="1.137cm" svg:y="13.806cm">
          <draw:text-box>
            <text:p><text:span text:style-name="T15">x</text:span><text:span text:style-name="T18">=</text:span><text:span text:style-name="T117">None</text:span></text:p>
          </draw:text-box>
        </draw:frame>
        <draw:frame draw:style-name="gr119" draw:text-style-name="P6" draw:layer="layout" svg:width="3.355cm" svg:height="0.319cm" svg:x="2.589cm" svg:y="13.803cm">
          <draw:text-box>
            <text:p><text:span text:style-name="T5">« undefined » constant value</text:span></text:p>
          </draw:text-box>
        </draw:frame>
        <draw:custom-shape draw:style-name="gr120" draw:text-style-name="P2" draw:layer="layout" svg:width="5.395cm" svg:height="4.857cm" svg:x="1cm" svg:y="20.092cm">
          <text:p/>
          <draw:enhanced-geometry svg:viewBox="0 0 21600 21600" draw:path-stretchpoint-x="10800" draw:path-stretchpoint-y="10800" draw:text-areas="?f3 ?f4 ?f5 ?f6" draw:type="round-rectangle" draw:modifiers="889.254837381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5" draw:layer="layout" svg:width="1.181cm" svg:height="0.45cm" svg:x="10.415cm" svg:y="25.064cm">
          <draw:text-box draw:corner-radius="0.2cm">
            <text:p>Maths</text:p>
          </draw:text-box>
        </draw:frame>
        <draw:frame draw:style-name="gr122" draw:layer="layout" svg:width="4.462cm" svg:height="0.353cm" svg:x="1.132cm" svg:y="25.52cm">
          <draw:text-box>
            <text:p>Operators: <text:span text:style-name="T91">+</text:span> <text:s/><text:span text:style-name="T91">-</text:span> <text:s/><text:span text:style-name="T91">*</text:span> <text:s/><text:span text:style-name="T91">/</text:span> <text:s text:c="2"/><text:span text:style-name="T91">//</text:span> <text:s text:c="2"/><text:span text:style-name="T91">%</text:span><text:span text:style-name="T118"> <text:s text:c="2"/></text:span><text:span text:style-name="T91">**</text:span></text:p>
          </draw:text-box>
        </draw:frame>
        <draw:frame draw:style-name="gr123" draw:layer="layout" svg:width="0.288cm" svg:height="0.319cm" svg:x="3.261cm" svg:y="25.848cm">
          <draw:text-box>
            <text:p><text:span text:style-name="T119">×</text:span></text:p>
          </draw:text-box>
        </draw:frame>
        <draw:frame draw:style-name="gr123" draw:layer="layout" svg:width="0.288cm" svg:height="0.319cm" svg:x="3.561cm" svg:y="25.848cm">
          <draw:text-box>
            <text:p><text:span text:style-name="T119">÷</text:span></text:p>
          </draw:text-box>
        </draw:frame>
        <draw:frame draw:style-name="gr124" draw:layer="layout" svg:width="0.997cm" svg:height="0.319cm" svg:x="3.347cm" svg:y="26.208cm">
          <draw:text-box>
            <text:p><text:span text:style-name="T119">integer ÷</text:span></text:p>
          </draw:text-box>
        </draw:frame>
        <draw:frame draw:style-name="gr125" draw:layer="layout" svg:width="1.352cm" svg:height="0.319cm" svg:x="4.561cm" svg:y="26.208cm">
          <draw:text-box>
            <text:p><text:span text:style-name="T119">÷ remainder</text:span></text:p>
          </draw:text-box>
        </draw:frame>
        <draw:line draw:style-name="gr44" draw:text-style-name="P2" draw:layer="layout" svg:x1="4.161cm" svg:y1="26.248cm" svg:x2="4.161cm" svg:y2="25.948cm">
          <text:p/>
        </draw:line>
        <draw:line draw:style-name="gr44" draw:text-style-name="P2" draw:layer="layout" svg:x1="4.761cm" svg:y1="26.248cm" svg:x2="4.761cm" svg:y2="25.948cm">
          <text:p/>
        </draw:line>
        <draw:frame draw:style-name="gr126" draw:layer="layout" svg:width="0.21cm" svg:height="0.4cm" svg:x="5.161cm" svg:y="25.848cm">
          <draw:text-box>
            <text:p>a<text:span text:style-name="T4">b</text:span></text:p>
          </draw:text-box>
        </draw:frame>
        <draw:frame draw:style-name="gr127" draw:text-style-name="P36" draw:layer="layout" svg:width="4.577cm" svg:height="2.455cm" svg:x="6.696cm" svg:y="25.582cm">
          <draw:text-box>
            <text:p><text:span text:style-name="T120">from</text:span><text:span text:style-name="T121"> </text:span><text:span text:style-name="T122">math</text:span><text:span text:style-name="T121"> </text:span><text:span text:style-name="T120">import</text:span><text:span text:style-name="T121"> </text:span><text:span text:style-name="T123">sin</text:span><text:span text:style-name="T121">,</text:span><text:span text:style-name="T124">pi</text:span><text:span text:style-name="T125">…</text:span></text:p>
            <text:p><text:span text:style-name="T126">sin</text:span><text:span text:style-name="T127">(</text:span><text:span text:style-name="T128">pi</text:span><text:span text:style-name="T127">/</text:span><text:span text:style-name="T129">4</text:span><text:span text:style-name="T127">)→</text:span><text:span text:style-name="T129">0.707</text:span><text:span text:style-name="T130">…</text:span></text:p>
            <text:p><text:span text:style-name="T126">cos</text:span><text:span text:style-name="T131">(</text:span><text:span text:style-name="T129">2</text:span><text:span text:style-name="T131">*</text:span><text:span text:style-name="T128">pi</text:span><text:span text:style-name="T131">/</text:span><text:span text:style-name="T129">3</text:span><text:span text:style-name="T131">)→</text:span><text:span text:style-name="T129">-0.4999</text:span><text:span text:style-name="T130">…</text:span></text:p>
            <text:p><text:span text:style-name="T126">sqrt</text:span><text:span text:style-name="T131">(</text:span><text:span text:style-name="T129">81</text:span><text:span text:style-name="T131">)→</text:span><text:span text:style-name="T129">9.0 <text:s text:c="3"/></text:span><text:span text:style-name="T131">√</text:span></text:p>
            <text:p><text:span text:style-name="T126">log</text:span><text:span text:style-name="T131">(</text:span><text:span text:style-name="T128">e</text:span><text:span text:style-name="T131">**</text:span><text:span text:style-name="T129">2</text:span><text:span text:style-name="T131">)→</text:span><text:span text:style-name="T129">2.0</text:span></text:p>
            <text:p><text:span text:style-name="T126">ceil</text:span><text:span text:style-name="T131">(</text:span><text:span text:style-name="T129">12.5</text:span><text:span text:style-name="T131">)→</text:span><text:span text:style-name="T129">13</text:span></text:p>
            <text:p><text:span text:style-name="T126">floor</text:span><text:span text:style-name="T131">(</text:span><text:span text:style-name="T129">12.5</text:span><text:span text:style-name="T131">)→</text:span><text:span text:style-name="T129">12</text:span></text:p>
          </draw:text-box>
        </draw:frame>
        <draw:custom-shape draw:style-name="gr23" draw:text-style-name="P2" draw:layer="layout" svg:width="0.143cm" svg:height="0.336cm" draw:transform="rotate (-1.5707963267949) translate (3.243cm 4.63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8" draw:text-style-name="P6" draw:layer="layout" svg:width="1.195cm" svg:height="0.319cm" svg:x="2.528cm" svg:y="4.746cm">
          <draw:text-box>
            <text:p><text:span text:style-name="T132">escaped</text:span><text:span text:style-name="T133"> </text:span><text:span text:style-name="T134">'</text:span></text:p>
          </draw:text-box>
        </draw:frame>
        <draw:frame draw:style-name="gr129" draw:text-style-name="P11" draw:layer="layout" svg:width="4.638cm" svg:height="0.319cm" svg:x="1.187cm" svg:y="25.139cm">
          <draw:text-box>
            <text:p><text:span text:style-name="T135">☝</text:span><text:span text:style-name="T136"> </text:span><text:span text:style-name="T136">floating numbers</text:span><text:span text:style-name="T13">… approximated values</text:span></text:p>
          </draw:text-box>
        </draw:frame>
        <draw:frame draw:style-name="gr130" draw:text-style-name="P11" draw:layer="layout" svg:width="1.911cm" svg:height="0.319cm" svg:x="6.958cm" svg:y="25.139cm">
          <draw:text-box>
            <text:p><text:span text:style-name="T13">angles in radians</text:span></text:p>
          </draw:text-box>
        </draw:frame>
        <draw:frame draw:style-name="gr131" draw:text-style-name="P37" draw:layer="layout" svg:width="3.243cm" svg:height="1.273cm" svg:x="1.147cm" svg:y="27.006cm">
          <draw:text-box>
            <text:p><text:span text:style-name="T137">(</text:span><text:span text:style-name="T138">1</text:span><text:span text:style-name="T137">+</text:span><text:span text:style-name="T138">5.3</text:span><text:span text:style-name="T137">)*</text:span><text:span text:style-name="T138">2</text:span><text:span text:style-name="T137">→</text:span><text:span text:style-name="T138">12.6</text:span></text:p>
            <text:p><text:span text:style-name="T139">abs</text:span><text:span text:style-name="T140">(</text:span><text:span text:style-name="T138">-3.2</text:span><text:span text:style-name="T140">)→</text:span><text:span text:style-name="T138">3.2</text:span></text:p>
            <text:p><text:span text:style-name="T139">round</text:span><text:span text:style-name="T140">(</text:span><text:span text:style-name="T138">3.57</text:span><text:span text:style-name="T140">,</text:span><text:span text:style-name="T138">1</text:span><text:span text:style-name="T140">)→</text:span><text:span text:style-name="T138">3.6</text:span></text:p>
            <text:p><text:span text:style-name="T139">pow</text:span><text:span text:style-name="T140">(</text:span><text:span text:style-name="T138">4</text:span><text:span text:style-name="T140">,</text:span><text:span text:style-name="T138">3</text:span><text:span text:style-name="T140">)→</text:span><text:span text:style-name="T138">64.0</text:span></text:p>
          </draw:text-box>
        </draw:frame>
        <draw:line draw:style-name="gr99" draw:text-style-name="P2" draw:layer="layout" svg:x1="12.143cm" svg:y1="23.587cm" svg:x2="13.028cm" svg:y2="23.587cm">
          <text:p/>
        </draw:line>
        <draw:line draw:style-name="gr132" draw:text-style-name="P2" draw:layer="layout" svg:x1="13.028cm" svg:y1="23.846cm" svg:x2="13.028cm" svg:y2="23.346cm">
          <text:p/>
        </draw:line>
        <draw:line draw:style-name="gr132" draw:text-style-name="P2" draw:layer="layout" svg:x1="7.096cm" svg:y1="23.314cm" svg:x2="7.096cm" svg:y2="21.114cm">
          <text:p/>
        </draw:line>
        <draw:line draw:style-name="gr132" draw:text-style-name="P2" draw:layer="layout" svg:x1="7.496cm" svg:y1="23.214cm" svg:x2="7.496cm" svg:y2="22.314cm">
          <text:p/>
        </draw:line>
        <draw:frame draw:style-name="gr133" draw:text-style-name="P11" draw:layer="layout" svg:width="3.207cm" svg:height="0.637cm" svg:x="1.148cm" svg:y="6.172cm">
          <draw:text-box>
            <text:p><text:span text:style-name="T13">for variables, functions,</text:span></text:p>
            <text:p><text:span text:style-name="T13">modules, classes… names</text:span></text:p>
          </draw:text-box>
        </draw:frame>
        <draw:line draw:style-name="gr134" draw:text-style-name="P2" draw:layer="layout" svg:x1="6.529cm" svg:y1="25.588cm" svg:x2="6.529cm" svg:y2="28.25cm">
          <text:p/>
        </draw:line>
        <draw:frame draw:style-name="gr135" draw:layer="layout" svg:width="1.848cm" svg:height="0.319cm" svg:x="4.8cm" svg:y="1cm">
          <draw:text-box>
            <text:p><text:span text:style-name="T1">Mémento v2.0.5</text:span></text:p>
          </draw:text-box>
        </draw:frame>
        <draw:frame draw:style-name="gr136" draw:text-style-name="P38" draw:layer="layout" svg:width="0.637cm" svg:height="0.357cm" svg:x="9.796cm" svg:y="3.419cm">
          <draw:text-box>
            <text:p><text:span text:style-name="T81">str</text:span></text:p>
          </draw:text-box>
        </draw:frame>
        <draw:frame draw:style-name="gr137" draw:text-style-name="P11" draw:layer="layout" svg:width="4.963cm" svg:height="0.319cm" svg:x="11.948cm" svg:y="3.457cm">
          <draw:text-box>
            <text:p><text:span text:style-name="T13">(ordered sequences of chars / bytes)</text:span></text:p>
          </draw:text-box>
        </draw:frame>
        <draw:line draw:style-name="gr44" draw:text-style-name="P2" draw:layer="layout" svg:x1="9.351cm" svg:y1="3.381cm" svg:x2="9.714cm" svg:y2="3.618cm">
          <text:p/>
        </draw:line>
        <draw:frame draw:style-name="gr138" draw:text-style-name="P11" draw:layer="layout" svg:width="2.597cm" svg:height="0.319cm" svg:x="8.446cm" svg:y="4.72cm">
          <draw:text-box>
            <text:p><text:span text:style-name="T13">(key/value associations)</text:span></text:p>
          </draw:text-box>
        </draw:frame>
        <draw:line draw:style-name="gr3" draw:text-style-name="P2" draw:layer="layout" svg:x1="7.6cm" svg:y1="17.347cm" svg:x2="7.6cm" svg:y2="15.222cm">
          <text:p/>
        </draw:line>
        <draw:frame draw:style-name="gr139" draw:text-style-name="P11" draw:layer="layout" svg:width="4.948cm" svg:height="0.955cm" svg:x="1.136cm" svg:y="22.545cm">
          <draw:text-box>
            <text:p><text:span text:style-name="T141">☝ </text:span><text:span text:style-name="T141">pitfall :</text:span><text:span text:style-name="T13"> </text:span><text:span text:style-name="T142">and</text:span><text:span text:style-name="T13"> and </text:span><text:span text:style-name="T142">or</text:span><text:span text:style-name="T13"> return </text:span><text:span text:style-name="T143">value</text:span><text:span text:style-name="T13"> of </text:span><text:span text:style-name="T144">a</text:span><text:span text:style-name="T13"> or of </text:span><text:span text:style-name="T144">b</text:span><text:span text:style-name="T13"> (under shortcut evaluation). </text:span></text:p>
            <text:p><text:span text:style-name="T116">⇒</text:span><text:span text:style-name="T13"> </text:span><text:span text:style-name="T13">ensure that </text:span><text:span text:style-name="T144">a</text:span><text:span text:style-name="T13"> and </text:span><text:span text:style-name="T144">b</text:span><text:span text:style-name="T13"> are booleans.</text:span></text:p>
          </draw:text-box>
        </draw:frame>
        <draw:frame draw:style-name="gr140" draw:text-style-name="P11" draw:layer="layout" svg:width="2.167cm" svg:height="0.319cm" svg:x="1.389cm" svg:y="20.897cm">
          <draw:text-box>
            <text:p><text:span text:style-name="T13">(boolean results)</text:span></text:p>
          </draw:text-box>
        </draw:frame>
        <draw:frame draw:style-name="gr141" draw:text-style-name="P14" draw:layer="layout" svg:width="1.486cm" svg:height="0.357cm" svg:x="1.137cm" svg:y="11.044cm">
          <draw:text-box>
            <text:p><text:span text:style-name="T15">a</text:span><text:span text:style-name="T16">=</text:span><text:span text:style-name="T15">b</text:span><text:span text:style-name="T18">=</text:span><text:span text:style-name="T15">c</text:span><text:span text:style-name="T16">=</text:span><text:span text:style-name="T17">0</text:span></text:p>
          </draw:text-box>
        </draw:frame>
        <draw:frame draw:style-name="gr142" draw:text-style-name="P6" draw:layer="layout" svg:width="3.114cm" svg:height="0.319cm" svg:x="2.929cm" svg:y="11.042cm">
          <draw:text-box>
            <text:p><text:span text:style-name="T5">assignment to same value</text:span></text:p>
          </draw:text-box>
        </draw:frame>
        <draw:frame draw:style-name="gr143" draw:text-style-name="P6" draw:layer="layout" svg:width="2.267cm" svg:height="0.319cm" svg:x="4.69cm" svg:y="11.405cm">
          <draw:text-box>
            <text:p><text:span text:style-name="T5">multiple assignments</text:span></text:p>
          </draw:text-box>
        </draw:frame>
        <draw:frame draw:style-name="gr141" draw:text-style-name="P14" draw:layer="layout" svg:width="1.486cm" svg:height="0.357cm" svg:x="1.137cm" svg:y="11.806cm">
          <draw:text-box>
            <text:p><text:span text:style-name="T15">a</text:span><text:span text:style-name="T16">,</text:span><text:span text:style-name="T15">b</text:span><text:span text:style-name="T18">=</text:span><text:span text:style-name="T15">b</text:span><text:span text:style-name="T145">,</text:span><text:span text:style-name="T15">a</text:span></text:p>
          </draw:text-box>
        </draw:frame>
        <draw:frame draw:style-name="gr144" draw:text-style-name="P6" draw:layer="layout" svg:width="2.068cm" svg:height="0.319cm" svg:x="2.929cm" svg:y="11.828cm">
          <draw:text-box>
            <text:p><text:span text:style-name="T5">values swap</text:span></text:p>
          </draw:text-box>
        </draw:frame>
        <draw:frame draw:style-name="gr145" draw:text-style-name="P14" draw:layer="layout" svg:width="1.697cm" svg:height="0.357cm" svg:x="1.138cm" svg:y="12.213cm">
          <draw:text-box>
            <text:p><text:span text:style-name="T15">a</text:span><text:span text:style-name="T16">,</text:span><text:span text:style-name="T145">*</text:span><text:span text:style-name="T15">b</text:span><text:span text:style-name="T16">=</text:span><text:span text:style-name="T146">seq</text:span></text:p>
          </draw:text-box>
        </draw:frame>
        <draw:frame draw:style-name="gr145" draw:text-style-name="P14" draw:layer="layout" svg:width="1.697cm" svg:height="0.357cm" svg:x="1.139cm" svg:y="12.569cm">
          <draw:text-box>
            <text:p><text:span text:style-name="T145">*</text:span><text:span text:style-name="T15">a</text:span><text:span text:style-name="T16">,</text:span><text:span text:style-name="T15">b</text:span><text:span text:style-name="T16">=</text:span><text:span text:style-name="T146">seq</text:span></text:p>
          </draw:text-box>
        </draw:frame>
        <draw:frame draw:style-name="gr146" draw:text-style-name="P6" draw:layer="layout" svg:width="3.046cm" svg:height="0.637cm" svg:x="3.199cm" svg:y="12.292cm">
          <draw:text-box>
            <text:p><text:span text:style-name="T5">unpacking of sequence in</text:span></text:p>
            <text:p><text:span text:style-name="T5">item and list</text:span></text:p>
          </draw:text-box>
        </draw:frame>
        <draw:custom-shape draw:style-name="gr23" draw:text-style-name="P2" draw:layer="layout" svg:width="0.181cm" svg:height="0.614cm" svg:x="2.929cm" svg:y="12.311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1.166cm" svg:height="0.395cm" svg:x="1.175cm" svg:y="5.076cm">
          <draw:text-box>
            <text:p>bytes</text:p>
          </draw:text-box>
        </draw:frame>
        <draw:frame draw:style-name="gr147" draw:text-style-name="P38" draw:layer="layout" svg:width="1.06cm" svg:height="0.357cm" svg:x="10.685cm" svg:y="3.42cm">
          <draw:text-box>
            <text:p><text:span text:style-name="T81">bytes</text:span></text:p>
          </draw:text-box>
        </draw:frame>
        <draw:frame draw:style-name="gr148" draw:layer="layout" svg:width="2.86cm" svg:height="0.319cm" svg:x="2.494cm" svg:y="5.131cm">
          <draw:text-box>
            <text:p>b"toto\xfe\775"</text:p>
          </draw:text-box>
        </draw:frame>
        <draw:custom-shape draw:style-name="gr23" draw:text-style-name="P2" draw:layer="layout" svg:width="0.143cm" svg:height="0.736cm" draw:transform="rotate (-1.5707963267949) translate (4.41cm 5.41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6" draw:layer="layout" svg:width="1.374cm" svg:height="0.319cm" svg:x="3.04cm" svg:y="5.527cm">
          <draw:text-box>
            <text:p><text:span text:style-name="T5">hexadecimal</text:span></text:p>
          </draw:text-box>
        </draw:frame>
        <draw:custom-shape draw:style-name="gr23" draw:text-style-name="P2" draw:layer="layout" svg:width="0.143cm" svg:height="0.713cm" draw:transform="rotate (-1.5707963267949) translate (5.165cm 5.4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0" draw:text-style-name="P6" draw:layer="layout" svg:width="0.531cm" svg:height="0.319cm" svg:x="4.599cm" svg:y="5.527cm">
          <draw:text-box>
            <text:p><text:span text:style-name="T5">octal</text:span></text:p>
          </draw:text-box>
        </draw:frame>
        <draw:frame draw:style-name="gr40" draw:layer="layout" svg:width="0.955cm" svg:height="0.319cm" svg:x="5.041cm" svg:y="2.302cm">
          <draw:text-box>
            <text:p>0b010</text:p>
          </draw:text-box>
        </draw:frame>
        <draw:frame draw:style-name="gr12" draw:layer="layout" svg:width="0.764cm" svg:height="0.319cm" svg:x="7.284cm" svg:y="2.302cm">
          <draw:text-box>
            <text:p>0xF3</text:p>
          </draw:text-box>
        </draw:frame>
        <draw:frame draw:style-name="gr40" draw:layer="layout" svg:width="0.955cm" svg:height="0.319cm" svg:x="6.143cm" svg:y="2.302cm">
          <draw:text-box>
            <text:p>0o642</text:p>
          </draw:text-box>
        </draw:frame>
        <draw:frame draw:style-name="gr151" draw:text-style-name="P6" draw:layer="layout" svg:width="0.764cm" svg:height="0.319cm" svg:x="5.109cm" svg:y="2.541cm">
          <draw:text-box>
            <text:p><text:span text:style-name="T5">binary</text:span></text:p>
          </draw:text-box>
        </draw:frame>
        <draw:frame draw:style-name="gr150" draw:text-style-name="P6" draw:layer="layout" svg:width="0.531cm" svg:height="0.319cm" svg:x="6.217cm" svg:y="2.542cm">
          <draw:text-box>
            <text:p><text:span text:style-name="T5">octal</text:span></text:p>
          </draw:text-box>
        </draw:frame>
        <draw:frame draw:style-name="gr152" draw:text-style-name="P6" draw:layer="layout" svg:width="0.514cm" svg:height="0.319cm" svg:x="7.395cm" svg:y="2.543cm">
          <draw:text-box>
            <text:p><text:span text:style-name="T5">hexa</text:span></text:p>
          </draw:text-box>
        </draw:frame>
        <draw:frame draw:style-name="gr32" draw:layer="layout" svg:width="0.383cm" svg:height="0.319cm" svg:x="19.323cm" svg:y="3.396cm">
          <draw:text-box>
            <text:p>""</text:p>
          </draw:text-box>
        </draw:frame>
        <draw:frame draw:style-name="gr153" draw:text-style-name="P11" draw:layer="layout" svg:width="0.654cm" svg:height="0.319cm" svg:x="19.119cm" svg:y="5.532cm">
          <draw:text-box>
            <text:p><text:span text:style-name="T13">empty</text:span></text:p>
          </draw:text-box>
        </draw:frame>
        <draw:line draw:style-name="gr154" draw:text-style-name="P1" draw:layer="layout" svg:x1="19.502cm" svg:y1="2.208cm" svg:x2="19.513cm" svg:y2="5.549cm">
          <text:p/>
        </draw:line>
        <draw:frame draw:style-name="gr155" draw:layer="layout" svg:width="3.628cm" svg:height="0.319cm" svg:x="14.878cm" svg:y="4.353cm">
          <draw:text-box>
            <text:p><text:span text:style-name="T11">dict</text:span><text:span text:style-name="T6">(</text:span><text:span text:style-name="T147">a</text:span><text:span text:style-name="T6">=</text:span>3<text:span text:style-name="T6">,</text:span><text:span text:style-name="T147">b</text:span><text:span text:style-name="T6">=</text:span>4<text:span text:style-name="T6">,</text:span><text:span text:style-name="T147">k</text:span><text:span text:style-name="T6">=</text:span>"v"<text:span text:style-name="T6">)</text:span></text:p>
          </draw:text-box>
        </draw:frame>
        <draw:frame draw:style-name="gr156" draw:text-style-name="P2" draw:layer="layout" svg:width="2.576cm" svg:height="0.353cm" svg:x="9.196cm" svg:y="15.266cm">
          <draw:text-box>
            <text:p text:style-name="P2"><text:span text:style-name="T10">Items count</text:span></text:p>
          </draw:text-box>
        </draw:frame>
        <draw:frame draw:style-name="gr157" draw:text-style-name="P11" draw:layer="layout" svg:width="5.713cm" svg:height="0.319cm" svg:x="8.598cm" svg:y="5.532cm">
          <draw:text-box>
            <text:p><text:span text:style-name="T25">☝ </text:span><text:span text:style-name="T5">keys</text:span><text:span text:style-name="T148">=</text:span><text:span text:style-name="T5">hashable values (base types, immutables…)</text:span></text:p>
          </draw:text-box>
        </draw:frame>
        <draw:frame draw:style-name="gr16" draw:layer="layout" svg:width="0.764cm" svg:height="0.319cm" svg:x="1.245cm" svg:y="24.079cm">
          <draw:text-box>
            <text:p>True</text:p>
          </draw:text-box>
        </draw:frame>
        <draw:frame draw:style-name="gr17" draw:layer="layout" svg:width="0.955cm" svg:height="0.319cm" svg:x="1.245cm" svg:y="24.449cm">
          <draw:text-box>
            <text:p>False</text:p>
          </draw:text-box>
        </draw:frame>
        <draw:frame draw:style-name="gr158" draw:layer="layout" svg:width="3.067cm" svg:height="0.353cm" svg:x="3.125cm" svg:y="24.297cm">
          <draw:text-box>
            <text:p>True and False constants</text:p>
          </draw:text-box>
        </draw:frame>
        <draw:custom-shape draw:style-name="gr23" draw:text-style-name="P2" draw:layer="layout" svg:width="0.181cm" svg:height="0.678cm" svg:x="2.372cm" svg:y="24.112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9" draw:text-style-name="P6" draw:layer="layout" svg:width="4.578cm" svg:height="0.637cm" svg:x="6.888cm" svg:y="24.214cm">
          <draw:text-box>
            <text:p><text:span text:style-name="T25">☝ </text:span><text:span text:style-name="T149">configure editor to insert</text:span><text:span text:style-name="T5"> 4 spaces in place of an indentation tab.</text:span></text:p>
          </draw:text-box>
        </draw:frame>
        <draw:frame draw:style-name="gr160" draw:text-style-name="P14" draw:layer="layout" svg:width="5.507cm" svg:height="0.357cm" svg:x="6.157cm" svg:y="17.916cm">
          <draw:text-box>
            <text:p><text:span text:style-name="T15">lst</text:span><text:span text:style-name="T16">[</text:span><text:span text:style-name="T18">:</text:span><text:span text:style-name="T145">:</text:span><text:span text:style-name="T86">-1</text:span><text:span text:style-name="T16">]</text:span><text:span text:style-name="T95">→</text:span><text:span text:style-name="T88">[50,40,30,20,10]</text:span></text:p>
          </draw:text-box>
        </draw:frame>
        <draw:frame draw:style-name="gr161" draw:text-style-name="P14" draw:layer="layout" svg:width="4.236cm" svg:height="0.357cm" svg:x="6.154cm" svg:y="18.332cm">
          <draw:text-box>
            <text:p><text:span text:style-name="T15">lst</text:span><text:span text:style-name="T16">[</text:span><text:span text:style-name="T18">::</text:span><text:span text:style-name="T86">-2</text:span><text:span text:style-name="T16">]</text:span><text:span text:style-name="T95">→</text:span><text:span text:style-name="T88">[50,30,10]</text:span></text:p>
          </draw:text-box>
        </draw:frame>
        <draw:frame draw:style-name="gr162" draw:text-style-name="P40" draw:layer="layout" svg:width="5.093cm" svg:height="0.637cm" svg:x="1.28cm" svg:y="9.988cm">
          <draw:text-box>
            <text:p text:style-name="P39"><text:span text:style-name="T5">1) evaluation of right side expression value</text:span></text:p>
            <text:p text:style-name="P39"><text:span text:style-name="T5">2) assignment in order with left side names</text:span></text:p>
          </draw:text-box>
        </draw:frame>
        <draw:frame draw:style-name="gr163" draw:text-style-name="P41" draw:layer="layout" svg:width="0.214cm" svg:height="0.358cm" svg:x="2.231cm" svg:y="9.238cm">
          <draw:text-box>
            <text:p><text:span text:style-name="T16">=</text:span></text:p>
          </draw:text-box>
        </draw:frame>
        <draw:frame draw:style-name="gr164" draw:text-style-name="P41" draw:layer="layout" svg:width="5.35cm" svg:height="0.32cm" svg:x="1.302cm" svg:y="9.648cm">
          <draw:text-box>
            <text:p><text:span text:style-name="T141">☝ </text:span><text:span text:style-name="T141">assignment </text:span><text:span text:style-name="T150">⇔</text:span><text:span text:style-name="T141"> </text:span><text:span text:style-name="T151">binding</text:span><text:span text:style-name="T141"> of a </text:span><text:span text:style-name="T109">name</text:span><text:span text:style-name="T141"> with a </text:span><text:span text:style-name="T109">value</text:span></text:p>
          </draw:text-box>
        </draw:frame>
        <draw:frame draw:style-name="gr165" draw:text-style-name="P11" draw:layer="layout" svg:width="1.442cm" svg:height="0.319cm" svg:x="6.671cm" svg:y="5.521cm">
          <draw:text-box>
            <text:p><text:span text:style-name="T141">☝ </text:span><text:span text:style-name="T13">immutables</text:span></text:p>
          </draw:text-box>
        </draw:frame>
        <draw:frame draw:style-name="gr166" draw:text-style-name="P11" draw:layer="layout" svg:width="5.631cm" svg:height="1.057cm" svg:x="12.494cm" svg:y="16.612cm">
          <draw:text-box>
            <text:p><text:span text:style-name="T13">On mutable sequences (</text:span><text:span text:style-name="T152">list</text:span><text:span text:style-name="T13">), remove with </text:span><text:span text:style-name="T142">del</text:span><text:span text:style-name="T153"> </text:span><text:span text:style-name="T154">lst</text:span><text:span text:style-name="T153">[</text:span><text:span text:style-name="T155">3</text:span><text:span text:style-name="T153">]</text:span><text:span text:style-name="T13"> and modify with assignment </text:span><text:span text:style-name="T154">lst</text:span><text:span text:style-name="T153">[</text:span><text:span text:style-name="T155">4</text:span><text:span text:style-name="T153">]=</text:span><text:span text:style-name="T156">25</text:span></text:p>
          </draw:text-box>
        </draw:frame>
        <draw:frame draw:style-name="gr167" draw:text-style-name="P41" draw:layer="layout" svg:width="0.956cm" svg:height="0.32cm" svg:x="1.137cm" svg:y="14.18cm">
          <draw:text-box>
            <text:p><text:span text:style-name="T142">del</text:span><text:span text:style-name="T153"> </text:span><text:span text:style-name="T154">x</text:span></text:p>
          </draw:text-box>
        </draw:frame>
        <draw:frame draw:style-name="gr168" draw:text-style-name="P6" draw:layer="layout" svg:width="2.394cm" svg:height="0.319cm" svg:x="2.589cm" svg:y="14.181cm">
          <draw:text-box>
            <text:p><text:span text:style-name="T5">remove name </text:span><text:span text:style-name="T157">x</text:span></text:p>
          </draw:text-box>
        </draw:frame>
        <draw:frame draw:style-name="gr11" draw:layer="layout" svg:width="0.574cm" svg:height="0.319cm" svg:x="19.132cm" svg:y="3.701cm">
          <draw:text-box>
            <text:p>b""</text:p>
          </draw:text-box>
        </draw:frame>
        <draw:frame draw:style-name="gr169" draw:layer="layout" svg:width="3.88cm" svg:height="0.353cm" svg:x="1.141cm" svg:y="26.532cm">
          <draw:text-box>
            <text:p><text:span text:style-name="T22">@</text:span> <text:span text:style-name="T158">→</text:span><text:span text:style-name="T159"> matrix ×</text:span> <text:span text:style-name="T160">python3.5+</text:span><text:span text:style-name="T161">numpy</text:span></text:p>
          </draw:text-box>
        </draw:frame>
        <draw:frame draw:style-name="gr170" draw:text-style-name="P2" draw:layer="layout" svg:width="2.699cm" svg:height="0.705cm" svg:x="9.135cm" svg:y="16.428cm">
          <draw:text-box>
            <text:p text:style-name="P2"><text:span text:style-name="T141">☝ </text:span><text:span text:style-name="T151">i</text:span><text:span text:style-name="T10">ndex from 0</text:span></text:p>
            <text:p text:style-name="P2"><text:span text:style-name="T162">(here from 0 to 4)</text:span></text:p>
          </draw:text-box>
        </draw:frame>
        <draw:frame draw:style-name="gr171" draw:text-style-name="P42" draw:layer="layout" svg:width="3.097cm" svg:height="0.319cm" svg:x="14.892cm" svg:y="5.532cm">
          <draw:text-box>
            <text:p text:style-name="P9"><text:span text:style-name="T163">frozenset</text:span><text:span text:style-name="T132"> immutable set</text:span></text:p>
          </draw:text-box>
        </draw:frame>
        <draw:frame draw:style-name="gr172" draw:layer="layout" svg:width="1.837cm" svg:height="0.353cm" svg:x="1.132cm" svg:y="25.941cm">
          <draw:text-box>
            <text:p>Priority <text:span text:style-name="T91">(</text:span>…<text:span text:style-name="T91">)</text:span></text:p>
          </draw:text-box>
        </draw:frame>
        <draw:frame draw:style-name="gr173" draw:text-style-name="P43" draw:layer="layout" svg:width="2.219cm" svg:height="0.353cm" svg:x="2.511cm" svg:y="28.293cm">
          <draw:text-box>
            <text:p text:style-name="P9"><text:span text:style-name="T135">☝</text:span><text:span text:style-name="T164"> </text:span><text:span text:style-name="T136">usual p</text:span><text:span text:style-name="T13">riorities</text:span></text:p>
          </draw:text-box>
        </draw:frame>
        <draw:frame draw:style-name="gr174" draw:text-style-name="P44" draw:layer="layout" svg:width="5.58cm" svg:height="0.637cm" svg:x="5.8cm" svg:y="28.007cm">
          <draw:text-box>
            <text:p text:style-name="P9"><text:span text:style-name="T165">modules </text:span><text:span text:style-name="T166">math</text:span><text:span text:style-name="T165">, </text:span><text:span text:style-name="T166">statistics</text:span><text:span text:style-name="T165">, </text:span><text:span text:style-name="T166">random</text:span><text:span text:style-name="T165">,</text:span></text:p>
            <text:p text:style-name="P9"><text:span text:style-name="T165"><text:s/></text:span><text:span text:style-name="T166">decimal</text:span><text:span text:style-name="T165">, </text:span><text:span text:style-name="T166">fractions</text:span><text:span text:style-name="T167">, </text:span><text:span text:style-name="T166">numpy</text:span><text:span text:style-name="T167">, </text:span><text:span text:style-name="T132">etc. (cf. doc)</text:span></text:p>
          </draw:text-box>
        </draw:frame>
        <draw:custom-shape draw:style-name="gr175" draw:text-style-name="P2" draw:layer="layout" svg:width="8.294cm" svg:height="1.827cm" svg:x="11.706cm" svg:y="20.104cm">
          <text:p/>
          <draw:enhanced-geometry svg:viewBox="0 0 21600 21600" draw:path-stretchpoint-x="10800" draw:path-stretchpoint-y="10800" draw:text-areas="?f3 ?f4 ?f5 ?f6" draw:type="round-rectangle" draw:modifiers="2363.23851203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45" draw:layer="layout" svg:width="4.033cm" svg:height="0.45cm" svg:x="15.967cm" svg:y="20.104cm">
          <draw:text-box draw:corner-radius="0.2cm">
            <text:p>Modules/Names Imports</text:p>
          </draw:text-box>
        </draw:frame>
        <draw:frame draw:style-name="gr177" draw:text-style-name="P41" draw:layer="layout" svg:width="6.672cm" svg:height="0.32cm" svg:x="11.829cm" svg:y="20.579cm">
          <draw:text-box>
            <text:p><text:span text:style-name="T120">from</text:span><text:span text:style-name="T121"> </text:span><text:span text:style-name="T122">monmod</text:span><text:span text:style-name="T121"> </text:span><text:span text:style-name="T120">import</text:span><text:span text:style-name="T121"> </text:span><text:span text:style-name="T123">nom1</text:span><text:span text:style-name="T121">,</text:span><text:span text:style-name="T123">nom2 </text:span><text:span text:style-name="T120">as</text:span><text:span text:style-name="T123"> fct</text:span></text:p>
          </draw:text-box>
        </draw:frame>
        <draw:frame draw:style-name="gr178" draw:text-style-name="P6" draw:layer="layout" svg:width="3.778cm" svg:height="0.4cm" svg:x="11.81cm" svg:y="20.181cm">
          <draw:text-box>
            <text:p><text:span text:style-name="T5">module </text:span><text:span text:style-name="T166">truc</text:span><text:span text:style-name="T26">⇔</text:span><text:span text:style-name="T5">file </text:span><text:span text:style-name="T168">truc.py</text:span></text:p>
          </draw:text-box>
        </draw:frame>
        <draw:frame draw:style-name="gr179" draw:text-style-name="P6" draw:layer="layout" svg:width="5.04cm" svg:height="0.319cm" svg:x="14.414cm" svg:y="20.881cm">
          <draw:text-box>
            <text:p><text:span text:style-name="T26">→</text:span><text:span text:style-name="T26">direct </text:span><text:span text:style-name="T5">acces to names, renaming with </text:span><text:span text:style-name="T169">as</text:span></text:p>
          </draw:text-box>
        </draw:frame>
        <draw:frame draw:style-name="gr180" draw:text-style-name="P41" draw:layer="layout" svg:width="2.479cm" svg:height="0.32cm" svg:x="11.828cm" svg:y="21.185cm">
          <draw:text-box>
            <text:p><text:span text:style-name="T120">import</text:span><text:span text:style-name="T121"> </text:span><text:span text:style-name="T122">monmod</text:span></text:p>
          </draw:text-box>
        </draw:frame>
        <draw:frame draw:style-name="gr181" draw:text-style-name="P6" draw:layer="layout" svg:width="4.606cm" svg:height="0.319cm" svg:x="14.414cm" svg:y="21.214cm">
          <draw:text-box>
            <text:p><text:span text:style-name="T26">→</text:span><text:span text:style-name="T5">acces via </text:span><text:span text:style-name="T170">monmod</text:span><text:span text:style-name="T168">.</text:span><text:span text:style-name="T171">nom1</text:span><text:span text:style-name="T5"> …</text:span></text:p>
          </draw:text-box>
        </draw:frame>
        <draw:frame draw:style-name="gr182" draw:text-style-name="P6" draw:layer="layout" svg:width="7.591cm" svg:height="0.319cm" svg:x="11.973cm" svg:y="21.552cm">
          <draw:text-box>
            <text:p><text:span text:style-name="T25">☝ </text:span><text:span text:style-name="T25">modules and packages searched in </text:span><text:span text:style-name="T149">python path</text:span><text:span text:style-name="T25"> (cf </text:span><text:span text:style-name="T172">sys</text:span><text:span text:style-name="T173">.</text:span><text:span text:style-name="T174">path</text:span><text:span text:style-name="T25">)</text:span></text:p>
          </draw:text-box>
        </draw:frame>
        <draw:custom-shape draw:style-name="gr183" draw:text-style-name="P46" xml:id="id1" draw:id="id1" draw:layer="layout" svg:width="0.588cm" svg:height="0.338cm" svg:x="19.087cm" svg:y="22.982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2" draw:id="id2" draw:layer="layout" svg:width="0.411cm" svg:height="0.228cm" svg:x="18.712cm" svg:y="23.2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87cm" svg:y1="23.151cm" svg:x2="18.918cm" svg:y2="23.298cm" draw:start-shape="id1" draw:start-glue-point="5" draw:end-shape="id2" draw:end-glue-point="4" svg:d="M19087 23151h-169v147" svg:viewBox="0 0 170 148">
          <text:p/>
        </draw:connector>
        <draw:connector draw:style-name="gr185" draw:text-style-name="P47" draw:layer="layout" draw:line-skew="-0.104cm" svg:x1="18.918cm" svg:y1="23.526cm" svg:x2="19.382cm" svg:y2="23.888cm" draw:start-shape="id2" draw:start-glue-point="6" draw:end-shape="id3" draw:end-glue-point="4" svg:d="M18918 23526v82h464v280" svg:viewBox="0 0 465 363">
          <text:p/>
        </draw:connector>
        <draw:connector draw:style-name="gr185" draw:text-style-name="P47" draw:layer="layout" svg:x1="19.381cm" svg:y1="23.32cm" svg:x2="19.382cm" svg:y2="23.888cm" draw:start-shape="id1" draw:start-glue-point="6" draw:end-shape="id3" draw:end-glue-point="4" svg:d="M19381 23320v289h1v279" svg:viewBox="0 0 2 569">
          <text:p/>
        </draw:connector>
        <draw:connector draw:style-name="gr185" draw:text-style-name="P47" draw:layer="layout" svg:x1="19.382cm" svg:y1="22.696cm" svg:x2="19.381cm" svg:y2="22.982cm" draw:start-shape="id4" draw:start-glue-point="6" draw:end-shape="id1" draw:end-glue-point="4" svg:d="M19382 22696v139h-1v147" svg:viewBox="0 0 2 287">
          <text:p/>
        </draw:connector>
        <draw:frame draw:style-name="gr186" draw:text-style-name="P48" draw:layer="layout" svg:width="0.303cm" svg:height="0.276cm" svg:x="18.749cm" svg:y="22.812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9.434cm" svg:y="23.264cm">
          <draw:text-box>
            <text:p><text:span text:style-name="T176">no</text:span></text:p>
          </draw:text-box>
        </draw:frame>
        <draw:custom-shape draw:style-name="gr188" draw:text-style-name="P49" xml:id="id3" draw:id="id3" draw:layer="layout" svg:width="0.411cm" svg:height="0.135cm" svg:x="19.176cm" svg:y="23.88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9" draw:text-style-name="P50" draw:layer="layout" svg:width="3.065cm" svg:height="0.319cm" svg:x="11.063cm" svg:y="18.722cm">
          <draw:text-box>
            <text:p text:style-name="P2"><text:span text:style-name="T149">shallow copy of sequence</text:span></text:p>
          </draw:text-box>
        </draw:frame>
        <draw:custom-shape draw:style-name="gr183" draw:text-style-name="P46" xml:id="id5" draw:id="id5" draw:layer="layout" svg:width="0.588cm" svg:height="0.338cm" svg:x="17.108cm" svg:y="22.978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6" draw:id="id6" draw:layer="layout" svg:width="0.411cm" svg:height="0.228cm" svg:x="16.733cm" svg:y="23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47" xml:id="id7" draw:id="id7" draw:layer="layout" svg:width="0.411cm" svg:height="0.165cm" svg:x="17.684cm" svg:y="23.3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108cm" svg:y1="23.147cm" svg:x2="16.939cm" svg:y2="23.294cm" draw:start-shape="id5" draw:start-glue-point="5" draw:end-shape="id6" draw:end-glue-point="4" svg:d="M17108 23147h-169v147" svg:viewBox="0 0 170 148">
          <text:p/>
        </draw:connector>
        <draw:connector draw:style-name="gr185" draw:text-style-name="P47" draw:layer="layout" svg:x1="17.696cm" svg:y1="23.147cm" svg:x2="17.89cm" svg:y2="23.308cm" draw:start-shape="id5" draw:start-glue-point="7" draw:end-shape="id7" draw:end-glue-point="4" svg:d="M17696 23147h194v161" svg:viewBox="0 0 195 162">
          <text:p/>
        </draw:connector>
        <draw:connector draw:style-name="gr185" draw:text-style-name="P47" draw:layer="layout" draw:line-skew="-0.104cm" svg:x1="16.939cm" svg:y1="23.522cm" svg:x2="17.403cm" svg:y2="23.884cm" draw:start-shape="id6" draw:start-glue-point="6" draw:end-shape="id8" draw:end-glue-point="4" svg:d="M16939 23522v82h464v280" svg:viewBox="0 0 465 363">
          <text:p/>
        </draw:connector>
        <draw:connector draw:style-name="gr185" draw:text-style-name="P47" draw:layer="layout" draw:line-skew="-0.079cm" svg:x1="17.89cm" svg:y1="23.473cm" svg:x2="17.403cm" svg:y2="23.884cm" draw:start-shape="id7" draw:start-glue-point="6" draw:end-shape="id8" draw:end-glue-point="4" svg:d="M17890 23473v131h-487v280" svg:viewBox="0 0 488 412">
          <text:p/>
        </draw:connector>
        <draw:connector draw:style-name="gr185" draw:text-style-name="P47" draw:layer="layout" svg:x1="17.403cm" svg:y1="22.715cm" svg:x2="17.402cm" svg:y2="22.978cm" draw:start-shape="id9" draw:start-glue-point="6" draw:end-shape="id5" draw:end-glue-point="4" svg:d="M17403 22715v128h-1v135" svg:viewBox="0 0 2 264">
          <text:p/>
        </draw:connector>
        <draw:frame draw:style-name="gr186" draw:text-style-name="P48" draw:layer="layout" svg:width="0.303cm" svg:height="0.276cm" svg:x="16.77cm" svg:y="22.808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7.745cm" svg:y="22.808cm">
          <draw:text-box>
            <text:p><text:span text:style-name="T176">no</text:span></text:p>
          </draw:text-box>
        </draw:frame>
        <draw:custom-shape draw:style-name="gr188" draw:text-style-name="P49" xml:id="id8" draw:id="id8" draw:layer="layout" svg:width="0.411cm" svg:height="0.092cm" svg:x="17.197cm" svg:y="23.8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9" draw:id="id9" draw:layer="layout" svg:width="0.411cm" svg:height="0.084cm" svg:x="17.197cm" svg:y="22.6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4" draw:id="id4" draw:layer="layout" svg:width="0.411cm" svg:height="0.071cm" svg:x="19.176cm" svg:y="22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90" draw:text-style-name="P51" draw:layer="layout" svg:width="0.4cm" svg:height="1.501cm" svg:x="6.564cm" svg:y="12.891cm">
          <draw:text-box>
            <text:p text:style-name="P2"><text:span text:style-name="T177">and</text:span></text:p>
            <text:p text:style-name="P2"><text:span text:style-name="T178">*=</text:span></text:p>
            <text:p text:style-name="P2"><text:span text:style-name="T178">/=</text:span></text:p>
            <text:p text:style-name="P2"><text:span text:style-name="T178">%=</text:span></text:p>
            <text:p text:style-name="P2"><text:span text:style-name="T165">…</text:span></text:p>
          </draw:text-box>
        </draw:frame>
        <draw:frame draw:style-name="gr191" draw:text-style-name="P40" draw:layer="layout" svg:width="5.045cm" svg:height="0.955cm" svg:x="11.829cm" svg:y="25.137cm">
          <draw:text-box>
            <text:p text:style-name="P39"><text:span text:style-name="T25">☝ </text:span><text:span text:style-name="T149">with a var </text:span><text:span text:style-name="T179">x</text:span><text:span text:style-name="T149">:</text:span></text:p>
            <text:p text:style-name="P52"><text:span text:style-name="T180">if</text:span><text:span text:style-name="T181"> </text:span><text:span text:style-name="T180">bool</text:span><text:span text:style-name="T181">(</text:span><text:span text:style-name="T182">x</text:span><text:span text:style-name="T181">)==</text:span><text:span text:style-name="T183">True</text:span><text:span text:style-name="T180">:</text:span><text:span text:style-name="T180"><text:tab/></text:span><text:span text:style-name="T184">⇔</text:span><text:span text:style-name="T180"> if </text:span><text:span text:style-name="T182">x</text:span><text:span text:style-name="T180">:</text:span></text:p>
            <text:p text:style-name="P52"><text:span text:style-name="T180">if bool</text:span><text:span text:style-name="T185">(</text:span><text:span text:style-name="T182">x</text:span><text:span text:style-name="T185">)==</text:span><text:span text:style-name="T183">False</text:span><text:span text:style-name="T180">:</text:span><text:span text:style-name="T180"><text:tab/></text:span><text:span text:style-name="T184">⇔</text:span><text:span text:style-name="T180"> if not </text:span><text:span text:style-name="T182">x</text:span><text:span text:style-name="T180">:</text:span></text:p>
          </draw:text-box>
        </draw:frame>
        <draw:custom-shape draw:style-name="gr192" draw:text-style-name="P2" draw:layer="layout" svg:width="8.283cm" svg:height="2.463cm" svg:x="11.717cm" svg:y="26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3.24675324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7" draw:layer="layout" svg:width="2.822cm" svg:height="0.391cm" svg:x="12.585cm" svg:y="26.664cm">
          <draw:text-box>
            <text:p><text:span text:style-name="T186">raise</text:span><text:span text:style-name="T187"> </text:span><text:span text:style-name="T188">ExcClass(…)</text:span></text:p>
          </draw:text-box>
        </draw:frame>
        <draw:frame draw:style-name="gr194" draw:layer="layout" svg:width="3.241cm" svg:height="0.353cm" svg:x="11.839cm" svg:y="26.32cm">
          <draw:text-box>
            <text:p>Signaling an error:</text:p>
          </draw:text-box>
        </draw:frame>
        <draw:frame draw:style-name="gr195" draw:layer="layout" svg:width="2.872cm" svg:height="0.353cm" svg:x="11.856cm" svg:y="26.998cm">
          <draw:text-box>
            <text:p>Errors processing:</text:p>
          </draw:text-box>
        </draw:frame>
        <draw:frame draw:style-name="gr196" draw:text-style-name="P37" draw:layer="layout" svg:width="3.867cm" svg:height="1.375cm" svg:x="11.96cm" svg:y="27.32cm">
          <draw:text-box>
            <text:p><text:span text:style-name="T186">try</text:span><text:span text:style-name="T189">:</text:span></text:p>
            <text:p><text:span text:style-name="T189"><text:s text:c="4"/></text:span><text:span text:style-name="T190">normal procesising block </text:span></text:p>
            <text:p><text:span text:style-name="T186">except</text:span><text:span text:style-name="T187"> </text:span><text:span text:style-name="T188">Exception</text:span><text:span text:style-name="T191"> as </text:span><text:span text:style-name="T192">e</text:span><text:span text:style-name="T193">:</text:span></text:p>
            <text:p><text:span text:style-name="T193"><text:s text:c="4"/></text:span><text:span text:style-name="T190">error processing block</text:span></text:p>
          </draw:text-box>
        </draw:frame>
        <draw:connector draw:style-name="gr185" draw:text-style-name="P47" draw:layer="layout" svg:x1="16.726cm" svg:y1="26.724cm" svg:x2="16.726cm" svg:y2="26.938cm" draw:start-shape="id10" draw:start-glue-point="6" draw:end-shape="id11" draw:end-glue-point="4" svg:d="M16726 26724v214" svg:viewBox="0 0 1 215">
          <text:p/>
        </draw:connector>
        <draw:custom-shape draw:style-name="gr197" draw:text-style-name="P53" xml:id="id11" draw:id="id11" draw:layer="layout" svg:width="1.271cm" svg:height="0.941cm" svg:x="16.09cm" svg:y="26.938cm">
          <text:p text:style-name="P39"><text:span text:style-name="T194">normal</text:span></text:p>
          <text:p text:style-name="P39"><text:span text:style-name="T194"/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xml:id="id14" draw:id="id14" draw:layer="layout" svg:x1="16.726cm" svg:y1="27.879cm" svg:x2="16.726cm" svg:y2="28.154cm" draw:start-shape="id11" draw:start-glue-point="6" draw:end-shape="id12" draw:end-glue-point="4" svg:d="M16726 27879v275" svg:viewBox="0 0 1 276">
          <text:p/>
        </draw:connector>
        <draw:custom-shape draw:style-name="gr198" draw:text-style-name="P49" xml:id="id12" draw:id="id12" draw:layer="layout" svg:width="0.411cm" svg:height="0.112cm" svg:x="16.52cm" svg:y="28.1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svg:x1="17.361cm" svg:y1="27.409cm" svg:x2="18.094cm" svg:y2="27.539cm" draw:start-shape="id11" draw:start-glue-point="7" draw:end-shape="id13" draw:end-glue-point="5" svg:d="M17361 27409c550 0 184 130 733 130" svg:viewBox="0 0 734 131">
          <text:p/>
        </draw:connector>
        <draw:custom-shape draw:style-name="gr198" draw:text-style-name="P49" xml:id="id10" draw:id="id10" draw:layer="layout" svg:width="0.411cm" svg:height="0.085cm" svg:x="16.52cm" svg:y="26.6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5" draw:id="id15" draw:layer="layout" svg:width="1.274cm" svg:height="0.571cm" svg:x="18.472cm" svg:y="26.769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3" draw:id="id13" draw:layer="layout" svg:width="1.274cm" svg:height="0.571cm" svg:x="18.094cm" svg:y="27.253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draw:line-skew="-0.664cm" svg:x1="18.731cm" svg:y1="27.824cm" svg:x2="16.726cm" svg:y2="28.016cm" draw:start-shape="id13" draw:start-glue-point="6" draw:end-shape="id14" draw:end-glue-point="0" svg:d="M18731 27824c0 249-2005 153-2005 192" svg:viewBox="0 0 2006 193">
          <text:p/>
        </draw:connector>
        <draw:connector draw:style-name="gr199" draw:text-style-name="P47" draw:layer="layout" draw:type="curve" draw:line-skew="-0.374cm" svg:x1="19.368cm" svg:y1="27.539cm" svg:x2="19.746cm" svg:y2="27.055cm" draw:start-shape="id13" draw:start-glue-point="7" draw:end-shape="id15" draw:end-glue-point="7" svg:d="M19368 27539c772 0 583-484 378-484" svg:viewBox="0 0 560 485">
          <text:p/>
        </draw:connector>
        <draw:frame draw:style-name="gr201" draw:text-style-name="P54" draw:layer="layout" svg:width="0.637cm" svg:height="0.213cm" svg:x="18.727cm" svg:y="27.397cm">
          <draw:text-box>
            <text:p><text:span text:style-name="T195">raise</text:span></text:p>
          </draw:text-box>
        </draw:frame>
        <draw:frame draw:style-name="gr202" draw:text-style-name="P54" draw:layer="layout" svg:width="0.976cm" svg:height="0.234cm" svg:x="16.383cm" svg:y="27.3cm">
          <draw:text-box>
            <text:p><text:span text:style-name="T195">raise</text:span><text:span text:style-name="T196"> X()</text:span></text:p>
          </draw:text-box>
        </draw:frame>
        <draw:line draw:style-name="gr99" draw:text-style-name="P2" draw:layer="layout" svg:x1="11.973cm" svg:y1="27.864cm" svg:x2="12.645cm" svg:y2="27.864cm">
          <text:p/>
        </draw:line>
        <draw:line draw:style-name="gr132" draw:text-style-name="P2" draw:layer="layout" svg:x1="12.646cm" svg:y1="28.036cm" svg:x2="12.646cm" svg:y2="27.685cm">
          <text:p/>
        </draw:line>
        <draw:line draw:style-name="gr99" draw:text-style-name="P2" draw:layer="layout" svg:x1="11.962cm" svg:y1="28.528cm" svg:x2="12.634cm" svg:y2="28.528cm">
          <text:p/>
        </draw:line>
        <draw:line draw:style-name="gr132" draw:text-style-name="P2" draw:layer="layout" svg:x1="12.635cm" svg:y1="28.7cm" svg:x2="12.635cm" svg:y2="28.349cm">
          <text:p/>
        </draw:line>
        <draw:frame draw:style-name="gr203" draw:text-style-name="P6" draw:layer="layout" svg:width="0.421cm" svg:height="0.319cm" svg:x="3.343cm" svg:y="2.542cm">
          <draw:text-box>
            <text:p><text:span text:style-name="T5">null</text:span></text:p>
          </draw:text-box>
        </draw:frame>
        <draw:frame draw:style-name="gr204" draw:text-style-name="P55" draw:layer="layout" svg:width="3.775cm" svg:height="0.551cm" svg:x="16.077cm" svg:y="28.149cm">
          <draw:text-box>
            <text:p><text:span text:style-name="T197">☝ </text:span><text:span text:style-name="T198">finally</text:span><text:span text:style-name="T199"> block for final processing in all cases.</text:span></text:p>
          </draw:text-box>
        </draw:frame>
        <draw:frame draw:style-name="gr205" draw:text-style-name="P56" draw:layer="layout" svg:width="3.566cm" svg:height="0.45cm" svg:x="16.434cm" svg:y="26.237cm">
          <draw:text-box draw:corner-radius="0.2cm">
            <text:p>Exceptions on Errors</text:p>
          </draw:text-box>
        </draw:frame>
      </draw:page>
      <draw:page draw:name="page2" draw:style-name="dp1" draw:master-page-name="Standard">
        <draw:frame draw:style-name="gr206" draw:text-style-name="P37" draw:layer="layout" svg:width="5.721cm" svg:height="0.319cm" svg:x="11.455cm" svg:y="23.613cm">
          <draw:text-box>
            <text:p><text:span text:style-name="T200">"modele{} {} {}"</text:span><text:span text:style-name="T187">.</text:span><text:span text:style-name="T201">format</text:span><text:span text:style-name="T187">(</text:span><text:span text:style-name="T202">x</text:span><text:span text:style-name="T203">,</text:span><text:span text:style-name="T202">y</text:span><text:span text:style-name="T203">,</text:span><text:span text:style-name="T202">r</text:span><text:span text:style-name="T187">)</text:span></text:p>
          </draw:text-box>
        </draw:frame>
        <draw:frame draw:style-name="gr207" draw:text-style-name="P57" draw:layer="layout" svg:width="4.711cm" svg:height="0.353cm" svg:x="11.452cm" svg:y="23.999cm">
          <draw:text-box>
            <text:p><text:span text:style-name="T200">"{</text:span><text:span text:style-name="T204">selection</text:span><text:span text:style-name="T200">:</text:span><text:span text:style-name="T204">formating</text:span><text:span text:style-name="T205">!</text:span><text:span text:style-name="T204">conversion</text:span><text:span text:style-name="T200">}"</text:span></text:p>
          </draw:text-box>
        </draw:frame>
        <draw:frame draw:style-name="gr208" draw:layer="layout" svg:width="1.424cm" svg:height="1.759cm" svg:x="11.454cm" svg:y="24.449cm">
          <draw:text-box>
            <text:p><text:span text:style-name="T206">◽</text:span><text:span text:style-name="T207"> </text:span><text:span text:style-name="T118">Selection</text:span><text:span text:style-name="T208"> :</text:span></text:p>
            <text:p><text:span text:style-name="T91"><text:s text:c="2"/></text:span><text:span text:style-name="T91">2</text:span></text:p>
            <text:p text:style-name="P39"><text:span text:style-name="T22"><text:s text:c="2"/></text:span><text:span text:style-name="T22">nom</text:span></text:p>
            <text:p text:style-name="P39"><text:span text:style-name="T22"><text:s text:c="2"/></text:span><text:span text:style-name="T22">0.nom</text:span></text:p>
            <text:p><text:span text:style-name="T22"><text:s text:c="2"/></text:span><text:span text:style-name="T22">4[key]</text:span></text:p>
            <text:p><text:span text:style-name="T22"><text:s text:c="2"/></text:span><text:span text:style-name="T22">0[2]</text:span></text:p>
          </draw:text-box>
        </draw:frame>
        <draw:line draw:style-name="gr44" draw:text-style-name="P2" draw:layer="layout" svg:x1="17.155cm" svg:y1="23.783cm" svg:x2="17.955cm" svg:y2="23.783cm">
          <text:p/>
        </draw:line>
        <draw:frame draw:style-name="gr209" draw:text-style-name="P58" draw:layer="layout" svg:width="0.599cm" svg:height="0.319cm" svg:x="18.032cm" svg:y="23.613cm">
          <draw:text-box>
            <text:p><text:span text:style-name="T186">str</text:span></text:p>
          </draw:text-box>
        </draw:frame>
        <draw:custom-shape draw:style-name="gr210" draw:text-style-name="P2" draw:layer="layout" svg:width="10.131cm" svg:height="4.23cm" svg:x="1cm" svg:y="5.295cm">
          <text:p/>
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1" draw:text-style-name="P8" draw:layer="layout" svg:width="1.52cm" svg:height="0.45cm" svg:x="9.611cm" svg:y="5.295cm">
          <draw:text-box draw:corner-radius="0.2cm">
            <text:p>Display</text:p>
          </draw:text-box>
        </draw:frame>
        <draw:frame draw:style-name="gr212" draw:layer="layout" svg:width="7.622cm" svg:height="0.425cm" svg:x="1.224cm" svg:y="5.434cm">
          <draw:text-box>
            <text:p><text:span text:style-name="T93">print</text:span>(<text:span text:style-name="T85">"v="</text:span>,<text:span text:style-name="T85">3</text:span>,<text:span text:style-name="T85">"cm :"</text:span>,<text:span text:style-name="T84">x</text:span>,<text:span text:style-name="T85">","</text:span>,<text:span text:style-name="T84">y</text:span>+<text:span text:style-name="T85">4</text:span>)</text:p>
          </draw:text-box>
        </draw:frame>
        <draw:frame draw:style-name="gr213" draw:layer="layout" svg:width="7.686cm" svg:height="1.409cm" svg:x="1.245cm" svg:y="6.693cm">
          <draw:text-box>
            <text:p><text:span text:style-name="T91">print</text:span> options: </text:p>
            <text:p text:style-name="P59"><text:span text:style-name="T209">◽</text:span><text:span text:style-name="T210"> </text:span><text:span text:style-name="T20">sep</text:span><text:span text:style-name="T91">=</text:span><text:span text:style-name="T211">" "</text:span><text:span text:style-name="T211"><text:tab/></text:span>items separator, default space</text:p>
            <text:p text:style-name="P59"><text:span text:style-name="T212">◽</text:span><text:span text:style-name="T213"> </text:span><text:span text:style-name="T20">end</text:span><text:span text:style-name="T91">=</text:span><text:span text:style-name="T211">"\n"</text:span><text:span text:style-name="T211"><text:tab/></text:span>end of print, default new line</text:p>
            <text:p text:style-name="P59"><text:span text:style-name="T212">◽</text:span><text:span text:style-name="T213"> </text:span><text:span text:style-name="T20">file</text:span><text:span text:style-name="T91">=</text:span><text:span text:style-name="T214">sys</text:span><text:span text:style-name="T20">.stdout</text:span><text:span text:style-name="T20"><text:tab/></text:span>print to file, default standard output</text:p>
          </draw:text-box>
        </draw:frame>
        <draw:frame draw:style-name="gr214" draw:layer="layout" svg:width="7.355cm" svg:height="0.353cm" svg:x="1.883cm" svg:y="6.334cm">
          <draw:text-box>
            <text:p>items to display : literal values, variables, expressions</text:p>
          </draw:text-box>
        </draw:frame>
        <draw:line draw:style-name="gr44" draw:text-style-name="P2" draw:layer="layout" svg:x1="6.424cm" svg:y1="6.334cm" svg:x2="6.424cm" svg:y2="5.881cm">
          <text:p/>
        </draw:line>
        <draw:line draw:style-name="gr44" draw:text-style-name="P2" draw:layer="layout" svg:x1="4.724cm" svg:y1="6.334cm" svg:x2="3.524cm" svg:y2="5.834cm">
          <text:p/>
        </draw:line>
        <draw:line draw:style-name="gr44" draw:text-style-name="P2" draw:layer="layout" svg:x1="4.724cm" svg:y1="6.334cm" svg:x2="4.124cm" svg:y2="5.834cm">
          <text:p/>
        </draw:line>
        <draw:line draw:style-name="gr44" draw:text-style-name="P2" draw:layer="layout" svg:x1="4.724cm" svg:y1="6.334cm" svg:x2="5.224cm" svg:y2="5.834cm">
          <text:p/>
        </draw:line>
        <draw:line draw:style-name="gr44" draw:text-style-name="P2" draw:layer="layout" svg:x1="6.824cm" svg:y1="6.134cm" svg:x2="7.024cm" svg:y2="5.834cm">
          <text:p/>
        </draw:line>
        <draw:line draw:style-name="gr44" draw:text-style-name="P2" draw:layer="layout" svg:x1="4.724cm" svg:y1="6.334cm" svg:x2="6.825cm" svg:y2="6.134cm">
          <text:p/>
        </draw:line>
        <draw:line draw:style-name="gr44" draw:text-style-name="P2" draw:layer="layout" svg:x1="8.124cm" svg:y1="6.387cm" svg:x2="8.124cm" svg:y2="5.934cm">
          <text:p/>
        </draw:line>
        <draw:frame draw:style-name="gr215" draw:text-style-name="P60" draw:layer="layout" svg:width="5.867cm" svg:height="0.637cm" svg:x="11.33cm" svg:y="5.431cm">
          <draw:text-box>
            <text:p><text:span text:style-name="T14">loop on dict/set </text:span><text:span text:style-name="T215">⇔</text:span><text:span text:style-name="T14"> loop on keys sequences</text:span></text:p>
            <text:p><text:span text:style-name="T14">use </text:span><text:span text:style-name="T13">slices</text:span><text:span text:style-name="T14"> to loop on a subset of a sequence</text:span></text:p>
          </draw:text-box>
        </draw:frame>
        <draw:custom-shape draw:style-name="gr216" draw:text-style-name="P2" draw:layer="layout" svg:width="8.787cm" svg:height="2.24cm" svg:x="11.213cm" svg:y="10.659cm">
          <text:p/>
          <draw:enhanced-geometry svg:viewBox="0 0 21600 21600" draw:path-stretchpoint-x="10800" draw:path-stretchpoint-y="10800" draw:text-areas="?f3 ?f4 ?f5 ?f6" draw:type="round-rectangle" draw:modifiers="1927.71084337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61" draw:layer="layout" svg:width="4.68cm" svg:height="0.45cm" svg:x="6.451cm" svg:y="1cm">
          <draw:text-box draw:corner-radius="0.2cm">
            <text:p>Conditional Loop Statement</text:p>
          </draw:text-box>
        </draw:frame>
        <draw:custom-shape draw:style-name="gr218" draw:text-style-name="P2" draw:layer="layout" svg:width="10.131cm" svg:height="4.185cm" svg:x="1cm" svg:y="1cm">
          <text:p/>
          <draw:enhanced-geometry svg:viewBox="0 0 21600 21600" draw:path-stretchpoint-x="10800" draw:path-stretchpoint-y="10800" draw:text-areas="?f3 ?f4 ?f5 ?f6" draw:type="round-rectangle" draw:modifiers="1032.01146679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" draw:layer="layout" svg:width="8.769cm" svg:height="9.542cm" svg:x="11.231cm" svg:y="1cm">
          <text:p/>
          <draw:enhanced-geometry svg:viewBox="0 0 21600 21600" draw:path-stretchpoint-x="10800" draw:path-stretchpoint-y="10800" draw:text-areas="?f3 ?f4 ?f5 ?f6" draw:type="round-rectangle" draw:modifiers="492.588369441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layer="layout" svg:width="4.451cm" svg:height="0.705cm" svg:x="1.524cm" svg:y="1.1cm">
          <draw:text-box>
            <text:p><text:span text:style-name="T13">statements block executed </text:span><text:span text:style-name="T115">as long as</text:span></text:p>
            <text:p><text:span text:style-name="T13">condition is true</text:span></text:p>
          </draw:text-box>
        </draw:frame>
        <draw:frame draw:style-name="gr221" draw:layer="layout" svg:width="4.748cm" svg:height="0.933cm" svg:x="1.9cm" svg:y="1.863cm">
          <draw:text-box>
            <text:p><text:span text:style-name="T81">while</text:span> <text:span text:style-name="T92">logical condition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.916cm" svg:y1="2.581cm" svg:x2="2.801cm" svg:y2="2.581cm">
          <text:p/>
        </draw:line>
        <draw:line draw:style-name="gr132" draw:text-style-name="P2" draw:layer="layout" svg:x1="2.8cm" svg:y1="2.852cm" svg:x2="2.8cm" svg:y2="2.352cm">
          <text:p/>
        </draw:line>
        <draw:frame draw:style-name="gr222" draw:text-style-name="P62" draw:layer="layout" svg:width="2.88cm" svg:height="2.017cm" svg:x="1.464cm" svg:y="3.054cm">
          <draw:text-box>
            <text:p><text:span text:style-name="T216">s</text:span><text:span text:style-name="T217"> = </text:span><text:span text:style-name="T218">0</text:span></text:p>
            <text:p><text:span text:style-name="T216">i</text:span><text:span text:style-name="T217"> = </text:span><text:span text:style-name="T218">1</text:span></text:p>
            <text:p><text:span text:style-name="T218"/></text:p>
            <text:p><text:span text:style-name="T219">while</text:span><text:span text:style-name="T217"> </text:span><text:span text:style-name="T216">i</text:span><text:span text:style-name="T217"> &lt;= </text:span><text:span text:style-name="T218">100</text:span><text:span text:style-name="T217">:</text:span></text:p>
            <text:p><text:span text:style-name="T217"><text:s text:c="4"/></text:span><text:span text:style-name="T216">s</text:span><text:span text:style-name="T217"> = </text:span><text:span text:style-name="T216">s</text:span><text:span text:style-name="T217"> + </text:span><text:span text:style-name="T216">i</text:span><text:span text:style-name="T217">**</text:span><text:span text:style-name="T218">2</text:span></text:p>
            <text:p><text:span text:style-name="T217"><text:s text:c="4"/></text:span><text:span text:style-name="T216">i</text:span><text:span text:style-name="T217"> = </text:span><text:span text:style-name="T216">i</text:span><text:span text:style-name="T217"> + </text:span><text:span text:style-name="T218">1</text:span></text:p>
            <text:p><text:span text:style-name="T220">print</text:span><text:span text:style-name="T221">(</text:span><text:span text:style-name="T218">"sum:"</text:span><text:span text:style-name="T221">,</text:span><text:span text:style-name="T216">s</text:span><text:span text:style-name="T221">)</text:span></text:p>
          </draw:text-box>
        </draw:frame>
        <draw:custom-shape draw:style-name="gr223" draw:text-style-name="P2" draw:layer="layout" svg:width="0.19cm" svg:height="0.618cm" draw:transform="rotate (-3.14159265358979) translate (2.498cm 3.655cm)">
          <text:p/>
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2.575cm" svg:y="3.111cm">
          <draw:text-box>
            <text:p><text:span text:style-name="T5">initializations </text:span><text:span text:style-name="T222">before</text:span><text:span text:style-name="T5"> the loop</text:span></text:p>
          </draw:text-box>
        </draw:frame>
        <draw:custom-shape draw:style-name="gr225" draw:text-style-name="P2" draw:layer="layout" svg:width="0.224cm" svg:height="1.405cm" draw:transform="rotate (-1.5707963267949) translate (3.853cm 3.73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6" draw:text-style-name="P6" draw:layer="layout" svg:width="6.234cm" svg:height="0.353cm" svg:x="2.594cm" svg:y="3.452cm">
          <draw:text-box>
            <text:p><text:span text:style-name="T5">condition with a least one variable value (here </text:span><text:span text:style-name="T223">i</text:span><text:span text:style-name="T5">)</text:span></text:p>
          </draw:text-box>
        </draw:frame>
        <draw:frame draw:style-name="gr227" draw:text-style-name="P41" draw:layer="layout" svg:width="1.768cm" svg:height="1.136cm" svg:x="9.255cm" svg:y="3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8" draw:text-style-name="P6" draw:layer="layout" svg:width="4.409cm" svg:height="0.334cm" svg:x="4.526cm" svg:y="4.471cm">
          <draw:text-box>
            <text:p><text:span text:style-name="T224">☝ </text:span><text:span text:style-name="T5">make condition variable change !</text:span></text:p>
          </draw:text-box>
        </draw:frame>
        <draw:frame draw:style-name="gr229" draw:text-style-name="P39" draw:layer="layout" svg:width="5.899cm" svg:height="0.705cm" svg:x="11.343cm" svg:y="1.075cm">
          <draw:text-box>
            <text:p text:style-name="P39"><text:span text:style-name="T13">statements block executed </text:span><text:span text:style-name="T115">for each</text:span><text:span text:style-name="T13"> </text:span></text:p>
            <text:p text:style-name="P39"><text:span text:style-name="T13">item of a container or iterator</text:span></text:p>
          </draw:text-box>
        </draw:frame>
        <draw:frame draw:style-name="gr230" draw:layer="layout" svg:width="4.502cm" svg:height="0.933cm" svg:x="12.872cm" svg:y="1.838cm">
          <draw:text-box>
            <text:p><text:span text:style-name="T81">for</text:span> <text:span text:style-name="T225">var</text:span> <text:span text:style-name="T81">in</text:span> <text:span text:style-name="T92">sequence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2.872cm" svg:y1="2.585cm" svg:x2="13.757cm" svg:y2="2.585cm">
          <text:p/>
        </draw:line>
        <draw:line draw:style-name="gr132" draw:text-style-name="P2" draw:layer="layout" svg:x1="13.757cm" svg:y1="2.844cm" svg:x2="13.757cm" svg:y2="2.344cm">
          <text:p/>
        </draw:line>
        <draw:frame draw:style-name="gr231" draw:text-style-name="P62" draw:layer="layout" svg:width="4.235cm" svg:height="2.017cm" svg:x="12.432cm" svg:y="3.381cm">
          <draw:text-box>
            <text:p><text:span text:style-name="T216">s</text:span><text:span text:style-name="T217"> = </text:span><text:span text:style-name="T218">"Some text"</text:span></text:p>
            <text:p><text:span text:style-name="T216">cnt</text:span><text:span text:style-name="T217"> = 0</text:span></text:p>
            <text:p><text:span text:style-name="T217"/></text:p>
            <text:p><text:span text:style-name="T219">for</text:span><text:span text:style-name="T217"> </text:span><text:span text:style-name="T216">c</text:span><text:span text:style-name="T217"> </text:span><text:span text:style-name="T219">in</text:span><text:span text:style-name="T217"> </text:span><text:span text:style-name="T216">s</text:span><text:span text:style-name="T217">:</text:span></text:p>
            <text:p><text:span text:style-name="T217"><text:s text:c="4"/></text:span><text:span text:style-name="T219">if</text:span><text:span text:style-name="T217"> </text:span><text:span text:style-name="T216">c</text:span><text:span text:style-name="T217"> == </text:span><text:span text:style-name="T218">"e"</text:span><text:span text:style-name="T217">:</text:span></text:p>
            <text:p><text:span text:style-name="T217"><text:s text:c="8"/></text:span><text:span text:style-name="T216">cnt</text:span><text:span text:style-name="T217"> = </text:span><text:span text:style-name="T216">cnt</text:span><text:span text:style-name="T217"> + </text:span><text:span text:style-name="T218">1</text:span></text:p>
            <text:p><text:span text:style-name="T220">print</text:span><text:span text:style-name="T221">(</text:span><text:span text:style-name="T218">"found"</text:span><text:span text:style-name="T221">,</text:span><text:span text:style-name="T216">cnt</text:span><text:span text:style-name="T221">,</text:span><text:span text:style-name="T218">"'e'"</text:span><text:span text:style-name="T221">)</text:span></text:p>
          </draw:text-box>
        </draw:frame>
        <draw:frame draw:style-name="gr232" draw:layer="layout" svg:width="4.527cm" svg:height="0.353cm" svg:x="12.432cm" svg:y="2.972cm">
          <draw:text-box>
            <text:p>Go over sequence's <text:span text:style-name="T10">values</text:span></text:p>
          </draw:text-box>
        </draw:frame>
        <draw:frame draw:style-name="gr233" draw:text-style-name="P11" draw:layer="layout" svg:width="2.059cm" svg:height="0.955cm" svg:x="17.416cm" svg:y="4.457cm">
          <draw:text-box>
            <text:p><text:span text:style-name="T13">Algo: count </text:span></text:p>
            <text:p><text:span text:style-name="T13">number of <text:s/></text:span><text:span text:style-name="T226">e</text:span><text:span text:style-name="T13"> </text:span></text:p>
            <text:p><text:span text:style-name="T13">in the string.</text:span></text:p>
          </draw:text-box>
        </draw:frame>
        <draw:frame draw:style-name="gr234" draw:layer="layout" svg:width="6.868cm" svg:height="1.057cm" svg:x="11.33cm" svg:y="6.213cm">
          <draw:text-box>
            <text:p>Go over sequence's <text:span text:style-name="T10">index</text:span></text:p>
            <text:p><text:span text:style-name="T23">◽</text:span><text:span text:style-name="T24"> </text:span><text:span text:style-name="T24">modify item at index</text:span></text:p>
            <text:p><text:span text:style-name="T23">◽</text:span><text:span text:style-name="T24"> </text:span><text:span text:style-name="T24">access items around index (before / after)</text:span></text:p>
          </draw:text-box>
        </draw:frame>
        <draw:frame draw:style-name="gr235" draw:text-style-name="P62" draw:layer="layout" svg:width="5.928cm" svg:height="2.305cm" svg:x="11.33cm" svg:y="7.304cm">
          <draw:text-box>
            <text:p><text:span text:style-name="T216">lst</text:span><text:span text:style-name="T217"> = </text:span><text:span text:style-name="T218">[11,18,9,12,23,4,17]</text:span></text:p>
            <text:p><text:span text:style-name="T216">lost</text:span><text:span text:style-name="T221"> = </text:span><text:span text:style-name="T218">[]</text:span></text:p>
            <text:p><text:span text:style-name="T219">for</text:span><text:span text:style-name="T217"> </text:span><text:span text:style-name="T216">idx</text:span><text:span text:style-name="T217"> </text:span><text:span text:style-name="T219">in</text:span><text:span text:style-name="T217"> </text:span><text:span text:style-name="T220">range</text:span><text:span text:style-name="T217">(</text:span><text:span text:style-name="T220">len</text:span><text:span text:style-name="T217">(</text:span><text:span text:style-name="T216">lst</text:span><text:span text:style-name="T217">)):</text:span></text:p>
            <text:p><text:span text:style-name="T217"><text:s text:c="4"/></text:span><text:span text:style-name="T216">val</text:span><text:span text:style-name="T217"> = </text:span><text:span text:style-name="T216">lst</text:span><text:span text:style-name="T217">[</text:span><text:span text:style-name="T216">idx</text:span><text:span text:style-name="T217">]</text:span></text:p>
            <text:p><text:span text:style-name="T217"><text:s text:c="4"/></text:span><text:span text:style-name="T219">if</text:span><text:span text:style-name="T217"> </text:span><text:span text:style-name="T216">val </text:span><text:span text:style-name="T217">&gt; </text:span><text:span text:style-name="T218">15</text:span><text:span text:style-name="T217">:</text:span></text:p>
            <text:p><text:span text:style-name="T217"><text:s text:c="8"/></text:span><text:span text:style-name="T216">lost</text:span><text:span text:style-name="T217">.</text:span><text:span text:style-name="T220">append</text:span><text:span text:style-name="T217">(</text:span><text:span text:style-name="T216">val</text:span><text:span text:style-name="T217">)</text:span></text:p>
            <text:p><text:span text:style-name="T217"><text:s text:c="8"/></text:span><text:span text:style-name="T216">lst</text:span><text:span text:style-name="T221">[</text:span><text:span text:style-name="T216">idx</text:span><text:span text:style-name="T221">]</text:span><text:span text:style-name="T217"> = </text:span><text:span text:style-name="T218">15</text:span></text:p>
            <text:p><text:span text:style-name="T220">print</text:span><text:span text:style-name="T221">(</text:span><text:span text:style-name="T218">"modif:"</text:span><text:span text:style-name="T221">,</text:span><text:span text:style-name="T216">lst</text:span><text:span text:style-name="T221">,</text:span><text:span text:style-name="T218">"-lost:"</text:span><text:span text:style-name="T221">,</text:span><text:span text:style-name="T216">lost</text:span><text:span text:style-name="T221">)</text:span></text:p>
          </draw:text-box>
        </draw:frame>
        <draw:frame draw:style-name="gr236" draw:text-style-name="P11" draw:layer="layout" svg:width="2.724cm" svg:height="0.955cm" svg:x="16.695cm" svg:y="7.786cm">
          <draw:text-box>
            <text:p><text:span text:style-name="T13">Algo: limit values greater</text:span></text:p>
            <text:p><text:span text:style-name="T13">than 15, memorizing</text:span></text:p>
            <text:p><text:span text:style-name="T13">of lost values.</text:span></text:p>
          </draw:text-box>
        </draw:frame>
        <draw:frame draw:style-name="gr237" draw:layer="layout" svg:width="3.994cm" svg:height="0.353cm" draw:transform="rotate (1.5707963267949) translate (1cm 5.089cm)">
          <draw:text-box>
            <text:p><text:span text:style-name="T135">☝ </text:span><text:span text:style-name="T41">beware of infinite loops</text:span><text:span text:style-name="T13">!</text:span></text:p>
          </draw:text-box>
        </draw:frame>
        <draw:line draw:style-name="gr238" draw:text-style-name="P2" draw:layer="layout" svg:x1="11.33cm" svg:y1="6.127cm" svg:x2="19.5cm" svg:y2="6.127cm">
          <text:p/>
        </draw:line>
        <draw:custom-shape draw:style-name="gr239" draw:text-style-name="P2" draw:layer="layout" svg:width="0.2cm" svg:height="0.495cm" draw:transform="rotate (-3.14159265358979) translate (15.127cm 3.832cm)">
          <text:p/>
          <draw:enhanced-geometry svg:viewBox="0 0 21600 21600" draw:mirror-horizontal="true" draw:glue-points="0 0 0 21600 21600 10800" draw:text-areas="0 ?f9 7800 ?f10" draw:type="right-brace" draw:modifiers="2830.6451612903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15.18cm" svg:y="3.389cm">
          <draw:text-box>
            <text:p><text:span text:style-name="T5">initializations </text:span><text:span text:style-name="T222">before</text:span><text:span text:style-name="T5"> the loop</text:span></text:p>
          </draw:text-box>
        </draw:frame>
        <draw:custom-shape draw:style-name="gr240" draw:text-style-name="P2" draw:layer="layout" svg:width="0.2cm" svg:height="0.271cm" draw:transform="rotate (-1.5707963267949) translate (13.338cm 4.17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1" draw:text-style-name="P6" draw:layer="layout" svg:width="6.552cm" svg:height="0.353cm" svg:x="12.71cm" svg:y="3.94cm">
          <draw:text-box>
            <text:p><text:span text:style-name="T5">loop variable, </text:span><text:span text:style-name="T222">assignment managed by</text:span><text:span text:style-name="T5"> </text:span><text:span text:style-name="T168">for</text:span><text:span text:style-name="T227"> statement</text:span></text:p>
          </draw:text-box>
        </draw:frame>
        <draw:custom-shape draw:style-name="gr242" draw:text-style-name="P2" draw:layer="layout" svg:width="8.778cm" svg:height="8.733cm" svg:x="11.222cm" svg:y="19.967cm">
          <text:p/>
          <draw:enhanced-geometry svg:viewBox="0 0 21600 21600" draw:path-stretchpoint-x="10800" draw:path-stretchpoint-y="10800" draw:text-areas="?f3 ?f4 ?f5 ?f6" draw:type="round-rectangle" draw:modifiers="494.61873139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2" draw:layer="layout" svg:width="0.2cm" svg:height="0.982cm" draw:transform="rotate (-1.5707963267949) translate (16.983cm 23.43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4" draw:text-style-name="P29" draw:layer="layout" svg:width="2.241cm" svg:height="0.353cm" svg:x="15.49cm" svg:y="23.141cm">
          <draw:text-box>
            <text:p><text:span text:style-name="T104">values to format</text:span></text:p>
          </draw:text-box>
        </draw:frame>
        <draw:custom-shape draw:style-name="gr245" draw:text-style-name="P2" draw:layer="layout" svg:width="0.2cm" svg:height="2.999cm" draw:transform="rotate (-1.5707963267949) translate (14.454cm 23.438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6" draw:text-style-name="P29" draw:layer="layout" svg:width="2.364cm" svg:height="0.353cm" svg:x="11.779cm" svg:y="23.141cm">
          <draw:text-box>
            <text:p><text:span text:style-name="T104">formating directives</text:span></text:p>
          </draw:text-box>
        </draw:frame>
        <draw:frame draw:style-name="gr247" draw:text-style-name="P5" draw:layer="layout" svg:width="3.47cm" svg:height="0.45cm" svg:x="16.53cm" svg:y="10.659cm">
          <draw:text-box draw:corner-radius="0.2cm">
            <text:p>Integers Sequences</text:p>
          </draw:text-box>
        </draw:frame>
        <draw:frame draw:style-name="gr248" draw:text-style-name="P13" draw:layer="layout" svg:width="1.165cm" svg:height="0.45cm" svg:x="9.955cm" svg:y="21.331cm">
          <draw:text-box draw:corner-radius="0.2cm">
            <text:p>Files</text:p>
          </draw:text-box>
        </draw:frame>
        <draw:frame draw:style-name="gr249" draw:layer="layout" svg:width="6.606cm" svg:height="0.425cm" svg:x="1.258cm" svg:y="8.299cm">
          <draw:text-box>
            <text:p><text:span text:style-name="T84">s</text:span><text:span text:style-name="T82"> = </text:span><text:span text:style-name="T93">input</text:span>(<text:span text:style-name="T85">"Instructions:"</text:span>)</text:p>
          </draw:text-box>
        </draw:frame>
        <draw:frame draw:style-name="gr250" draw:layer="layout" svg:width="8.016cm" svg:height="0.705cm" svg:x="1.6cm" svg:y="8.747cm">
          <draw:text-box>
            <text:p><text:span text:style-name="T141">☝ </text:span><text:span text:style-name="T91">input</text:span> always returns a <text:span text:style-name="T10">string</text:span>, convert it to required type</text:p>
            <text:p><text:tab/>(cf. boxed <text:span text:style-name="T13">Conversions</text:span> on the other side).</text:p>
          </draw:text-box>
        </draw:frame>
        <draw:frame draw:style-name="gr251" draw:text-style-name="P29" draw:layer="layout" svg:width="7.508cm" svg:height="1.273cm" svg:x="11.385cm" svg:y="11.536cm">
          <draw:text-box>
            <text:p><text:span text:style-name="T228">range</text:span><text:span text:style-name="T104">(</text:span><text:span text:style-name="T106">5</text:span><text:span text:style-name="T104">)</text:span><text:span text:style-name="T229">→ 0 1 2 3 4</text:span><text:span text:style-name="T229"><text:tab/></text:span><text:span text:style-name="T230">range</text:span><text:span text:style-name="T231">(</text:span><text:span text:style-name="T232">2</text:span><text:span text:style-name="T231">,</text:span><text:span text:style-name="T232">12</text:span><text:span text:style-name="T231">,</text:span><text:span text:style-name="T232">3</text:span><text:span text:style-name="T231">)</text:span><text:span text:style-name="T229">→ 2 5 8 11</text:span></text:p>
            <text:p><text:span text:style-name="T233">range</text:span><text:span text:style-name="T234">(</text:span><text:span text:style-name="T235">3</text:span><text:span text:style-name="T234">,</text:span><text:span text:style-name="T235">8</text:span><text:span text:style-name="T234">)</text:span><text:span text:style-name="T229">→ 3 4 5 6 7</text:span><text:span text:style-name="T229"><text:tab/></text:span><text:span text:style-name="T230">range</text:span><text:span text:style-name="T231">(</text:span><text:span text:style-name="T232">20</text:span><text:span text:style-name="T231">,</text:span><text:span text:style-name="T232">5</text:span><text:span text:style-name="T231">,</text:span><text:span text:style-name="T232">-5</text:span><text:span text:style-name="T231">)</text:span><text:span text:style-name="T229">→ 20 15 10</text:span></text:p>
            <text:p><text:span text:style-name="T236">range</text:span><text:span text:style-name="T237">(</text:span><text:span text:style-name="T236">len</text:span><text:span text:style-name="T237">(</text:span><text:span text:style-name="T238">seq</text:span><text:span text:style-name="T237">))</text:span><text:span text:style-name="T239">→ sequence of index of values in </text:span><text:span text:style-name="T240">seq</text:span></text:p>
            <text:p><text:span text:style-name="T241">☝ </text:span><text:span text:style-name="T241">range provides an immutable sequence of int constructed as needed</text:span></text:p>
          </draw:text-box>
        </draw:frame>
        <draw:frame draw:style-name="gr252" draw:text-style-name="P63" draw:layer="layout" svg:width="3.984cm" svg:height="0.467cm" svg:x="11.611cm" svg:y="10.756cm">
          <draw:text-box>
            <text:p><text:span text:style-name="T242">range</text:span><text:span text:style-name="T243">(</text:span><text:span text:style-name="T244">[</text:span><text:span text:style-name="T245">start</text:span><text:span text:style-name="T244">,] </text:span><text:span text:style-name="T245">end</text:span><text:span text:style-name="T244"> [,</text:span><text:span text:style-name="T245">step</text:span><text:span text:style-name="T244">]</text:span><text:span text:style-name="T243">)</text:span></text:p>
          </draw:text-box>
        </draw:frame>
        <draw:custom-shape draw:style-name="gr253" draw:text-style-name="P2" draw:layer="layout" svg:width="10.1cm" svg:height="7.369cm" svg:x="1.02cm" svg:y="21.331cm">
          <text:p/>
          <draw:enhanced-geometry svg:viewBox="0 0 21600 21600" draw:path-stretchpoint-x="10800" draw:path-stretchpoint-y="10800" draw:text-areas="?f3 ?f4 ?f5 ?f6" draw:type="round-rectangle" draw:modifiers="586.16010854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63" draw:layer="layout" svg:width="8.471cm" svg:height="0.425cm" svg:x="1.847cm" svg:y="21.773cm">
          <draw:text-box>
            <text:p><text:span text:style-name="T246">f</text:span><text:span text:style-name="T243"> = </text:span><text:span text:style-name="T242">open</text:span><text:span text:style-name="T243">(</text:span><text:span text:style-name="T247">"file.txt"</text:span><text:span text:style-name="T243">,</text:span><text:span text:style-name="T247">"w"</text:span><text:span text:style-name="T243">,</text:span><text:span text:style-name="T248">encoding</text:span><text:span text:style-name="T243">=</text:span><text:span text:style-name="T247">"utf8"</text:span><text:span text:style-name="T243">)</text:span></text:p>
          </draw:text-box>
        </draw:frame>
        <draw:frame draw:style-name="gr255" draw:text-style-name="P11" draw:layer="layout" svg:width="4.697cm" svg:height="0.319cm" svg:x="1.22cm" svg:y="21.431cm">
          <draw:text-box>
            <text:p><text:span text:style-name="T13">storing data on disk, and reading it back</text:span></text:p>
          </draw:text-box>
        </draw:frame>
        <draw:frame draw:style-name="gr256" draw:text-style-name="P64" draw:layer="layout" svg:width="3.02cm" svg:height="1.463cm" svg:x="5.424cm" svg:y="22.307cm">
          <draw:text-box>
            <text:p text:style-name="P33"><text:span text:style-name="T249">opening </text:span><text:span text:style-name="T250">mode</text:span></text:p>
            <text:p text:style-name="P33"><text:span text:style-name="T251">◽</text:span><text:span text:style-name="T252"> </text:span><text:span text:style-name="T253">'r'</text:span><text:span text:style-name="T252"> read</text:span></text:p>
            <text:p text:style-name="P33"><text:span text:style-name="T251">◽</text:span><text:span text:style-name="T252"> </text:span><text:span text:style-name="T253">'w'</text:span><text:span text:style-name="T252"> write</text:span></text:p>
            <text:p text:style-name="P33"><text:span text:style-name="T251">◽</text:span><text:span text:style-name="T252"> </text:span><text:span text:style-name="T253">'a'</text:span><text:span text:style-name="T252"> append</text:span></text:p>
            <text:p text:style-name="P33"><text:span text:style-name="T251">◽ …</text:span><text:span text:style-name="T253">'+' 'x' 'b' 't'</text:span></text:p>
          </draw:text-box>
        </draw:frame>
        <draw:frame draw:style-name="gr257" draw:text-style-name="P64" draw:layer="layout" svg:width="2.309cm" svg:height="1.409cm" svg:x="8.62cm" svg:y="22.332cm">
          <draw:text-box>
            <text:p text:style-name="P33"><text:span text:style-name="T250">encoding</text:span><text:span text:style-name="T104"> of</text:span></text:p>
            <text:p text:style-name="P33"><text:span text:style-name="T104">chars for </text:span><text:span text:style-name="T5">text</text:span></text:p>
            <text:p text:style-name="P33"><text:span text:style-name="T5">files</text:span><text:span text:style-name="T104">: </text:span></text:p>
            <text:p text:style-name="P33"><text:span text:style-name="T254">utf8 <text:s/>ascii </text:span></text:p>
            <text:p text:style-name="P33"><text:span text:style-name="T254">latin1 <text:s/></text:span><text:span text:style-name="T255">…</text:span></text:p>
          </draw:text-box>
        </draw:frame>
        <draw:frame draw:style-name="gr258" draw:text-style-name="P29" draw:layer="layout" svg:width="1.574cm" svg:height="1.057cm" svg:x="3.103cm" svg:y="22.307cm">
          <draw:text-box>
            <text:p><text:span text:style-name="T250">name</text:span><text:span text:style-name="T256"> of file</text:span></text:p>
            <text:p><text:span text:style-name="T251">on disk</text:span></text:p>
            <text:p><text:span text:style-name="T251">(+path…)</text:span></text:p>
          </draw:text-box>
        </draw:frame>
        <draw:line draw:style-name="gr44" draw:text-style-name="P2" draw:layer="layout" svg:x1="3.717cm" svg:y1="22.404cm" svg:x2="3.979cm" svg:y2="22.1cm">
          <text:p/>
        </draw:line>
        <draw:line draw:style-name="gr44" draw:text-style-name="P2" draw:layer="layout" svg:x1="6.136cm" svg:y1="22.363cm" svg:x2="6.274cm" svg:y2="22.087cm">
          <text:p/>
        </draw:line>
        <draw:line draw:style-name="gr44" draw:text-style-name="P2" draw:layer="layout" svg:x1="8.866cm" svg:y1="22.321cm" svg:x2="8.971cm" svg:y2="22.055cm">
          <text:p/>
        </draw:line>
        <draw:frame draw:style-name="gr259" draw:text-style-name="P29" draw:layer="layout" svg:width="1.7cm" svg:height="0.637cm" svg:x="1.12cm" svg:y="22.307cm">
          <draw:text-box>
            <text:p><text:span text:style-name="T249">file </text:span><text:span text:style-name="T250">variable</text:span><text:span text:style-name="T104"> </text:span></text:p>
            <text:p><text:span text:style-name="T251">for operations</text:span></text:p>
          </draw:text-box>
        </draw:frame>
        <draw:line draw:style-name="gr44" draw:text-style-name="P2" draw:layer="layout" svg:x1="1.657cm" svg:y1="22.349cm" svg:x2="1.864cm" svg:y2="22.1cm">
          <text:p/>
        </draw:line>
        <draw:frame draw:style-name="gr260" draw:text-style-name="P63" draw:layer="layout" svg:width="3.601cm" svg:height="0.643cm" svg:x="1.223cm" svg:y="24.249cm">
          <draw:text-box>
            <text:p><text:span text:style-name="T246">f</text:span><text:span text:style-name="T243">.</text:span><text:span text:style-name="T242">write</text:span><text:span text:style-name="T243">(</text:span><text:span text:style-name="T247">"coucou"</text:span><text:span text:style-name="T243">)</text:span></text:p>
            <text:p text:style-name="P65"><text:span text:style-name="T257">f.</text:span><text:span text:style-name="T258">writelines</text:span><text:span text:style-name="T259">(</text:span><text:span text:style-name="T260">list of lines</text:span><text:span text:style-name="T259">)</text:span></text:p>
          </draw:text-box>
        </draw:frame>
        <draw:frame draw:style-name="gr261" draw:layer="layout" svg:width="1.166cm" svg:height="0.353cm" svg:x="1.195cm" svg:y="23.861cm">
          <draw:text-box>
            <text:p><text:span text:style-name="T10">writing</text:span></text:p>
          </draw:text-box>
        </draw:frame>
        <draw:frame draw:style-name="gr262" draw:text-style-name="P9" draw:layer="layout" svg:width="1.233cm" svg:height="0.4cm" svg:x="9.76cm" svg:y="23.861cm">
          <draw:text-box>
            <text:p text:style-name="P9"><text:span text:style-name="T10">reading</text:span></text:p>
          </draw:text-box>
        </draw:frame>
        <draw:frame draw:style-name="gr263" draw:text-style-name="P67" draw:layer="layout" svg:width="5.304cm" svg:height="1.211cm" svg:x="5.257cm" svg:y="24.212cm">
          <draw:text-box>
            <text:p text:style-name="P66"><text:span text:style-name="T202">f</text:span><text:span text:style-name="T187">.</text:span><text:span text:style-name="T201">read</text:span><text:span text:style-name="T187">(</text:span><text:span text:style-name="T190">[</text:span><text:span text:style-name="T188">n</text:span><text:span text:style-name="T190">]</text:span><text:span text:style-name="T187">)</text:span><text:span text:style-name="T187"><text:tab/></text:span><text:span text:style-name="T261">→</text:span><text:span text:style-name="T262"> next chars</text:span></text:p>
            <text:p text:style-name="P66"><text:span text:style-name="T263"><text:tab/></text:span><text:span text:style-name="T263">if </text:span><text:span text:style-name="T264">n</text:span><text:span text:style-name="T263"> not specified, read up to end !</text:span></text:p>
            <text:p text:style-name="P66"><text:span text:style-name="T257">f.</text:span><text:span text:style-name="T258">readlines</text:span><text:span text:style-name="T259">(</text:span><text:span text:style-name="T132">[</text:span><text:span text:style-name="T260">n</text:span><text:span text:style-name="T132">]</text:span><text:span text:style-name="T259">)</text:span><text:span text:style-name="T259"><text:tab/></text:span><text:span text:style-name="T265">→</text:span><text:span text:style-name="T132"> </text:span><text:span text:style-name="T266">list</text:span><text:span text:style-name="T132"> of next lines</text:span></text:p>
            <text:p text:style-name="P66"><text:span text:style-name="T105">f</text:span><text:span text:style-name="T104">.</text:span><text:span text:style-name="T228">readline</text:span><text:span text:style-name="T104">()</text:span><text:span text:style-name="T267"><text:tab/></text:span><text:span text:style-name="T265">→</text:span><text:span text:style-name="T263"> next line</text:span></text:p>
          </draw:text-box>
        </draw:frame>
        <draw:line draw:style-name="gr264" draw:text-style-name="P2" draw:layer="layout" svg:x1="5.114cm" svg:y1="23.831cm" svg:x2="5.114cm" svg:y2="25.444cm">
          <text:p/>
        </draw:line>
        <draw:frame draw:style-name="gr265" draw:text-style-name="P37" draw:layer="layout" svg:width="3.644cm" svg:height="0.989cm" svg:x="7.22cm" svg:y="27.634cm">
          <draw:text-box>
            <text:p><text:span text:style-name="T268">with </text:span><text:span text:style-name="T269">open</text:span><text:span text:style-name="T270">(</text:span><text:span text:style-name="T271">…)</text:span><text:span text:style-name="T272"> as </text:span><text:span text:style-name="T273">f</text:span><text:span text:style-name="T272">:</text:span></text:p>
            <text:p><text:span text:style-name="T272"><text:s text:c="2"/></text:span><text:span text:style-name="T186">for</text:span><text:span text:style-name="T187"> </text:span><text:span text:style-name="T202">line</text:span><text:span text:style-name="T187"> </text:span><text:span text:style-name="T186">in</text:span><text:span text:style-name="T187"> </text:span><text:span text:style-name="T202">f</text:span><text:span text:style-name="T187"> :</text:span></text:p>
            <text:p><text:span text:style-name="T187"><text:s text:c="4"/></text:span><text:span text:style-name="T187">#</text:span><text:span text:style-name="T262"> processing of</text:span><text:span text:style-name="T274">line</text:span></text:p>
          </draw:text-box>
        </draw:frame>
        <draw:frame draw:style-name="gr266" draw:text-style-name="P68" draw:layer="layout" svg:width="4.21cm" svg:height="0.276cm" svg:x="1.144cm" svg:y="23.42cm">
          <draw:text-box>
            <text:p><text:span text:style-name="T3">cf. modules </text:span><text:span text:style-name="T275">os</text:span><text:span text:style-name="T3">, <text:s/></text:span><text:span text:style-name="T275">os</text:span><text:span text:style-name="T276">.</text:span><text:span text:style-name="T275">path</text:span><text:span text:style-name="T277"> and </text:span><text:span text:style-name="T275">pathlib</text:span></text:p>
          </draw:text-box>
        </draw:frame>
        <draw:line draw:style-name="gr44" draw:text-style-name="P2" draw:layer="layout" svg:x1="3.082cm" svg:y1="23.303cm" svg:x2="2.954cm" svg:y2="23.522cm">
          <text:p/>
        </draw:line>
        <draw:frame draw:style-name="gr267" draw:text-style-name="P63" draw:layer="layout" svg:width="1.907cm" svg:height="0.357cm" svg:x="1.135cm" svg:y="26.055cm">
          <draw:text-box>
            <text:p><text:span text:style-name="T246">f</text:span><text:span text:style-name="T243">.</text:span><text:span text:style-name="T242">close</text:span><text:span text:style-name="T243">()</text:span></text:p>
          </draw:text-box>
        </draw:frame>
        <draw:frame draw:style-name="gr268" draw:layer="layout" svg:width="6.741cm" svg:height="0.319cm" svg:x="3.781cm" svg:y="26.089cm">
          <draw:text-box>
            <text:p><text:span text:style-name="T141">☝ </text:span><text:span text:style-name="T141">dont forget to</text:span> <text:span text:style-name="T10">close the file</text:span> after use !</text:p>
          </draw:text-box>
        </draw:frame>
        <draw:line draw:style-name="gr269" draw:text-style-name="P2" draw:layer="layout" svg:x1="19.87cm" svg:y1="23.102cm" svg:x2="11.373cm" svg:y2="23.102cm">
          <text:p/>
        </draw:line>
        <draw:frame draw:style-name="gr270" draw:layer="layout" svg:width="5.087cm" svg:height="0.955cm" svg:x="1.194cm" svg:y="27.608cm">
          <draw:text-box>
            <text:p>Very common: opening with a guarded block (automatic closing) and reading loop on lines of a text file:</text:p>
          </draw:text-box>
        </draw:frame>
        <draw:frame draw:style-name="gr271" draw:text-style-name="P35" draw:layer="layout" svg:width="3.254cm" svg:height="0.45cm" svg:x="16.746cm" svg:y="13.018cm">
          <draw:text-box draw:corner-radius="0.2cm">
            <text:p>Function Definition</text:p>
          </draw:text-box>
        </draw:frame>
        <draw:custom-shape draw:style-name="gr272" draw:text-style-name="P2" draw:layer="layout" svg:width="8.787cm" svg:height="6.849cm" svg:x="11.213cm" svg:y="13.018cm">
          <text:p/>
          <draw:enhanced-geometry svg:viewBox="0 0 21600 21600" draw:path-stretchpoint-x="10800" draw:path-stretchpoint-y="10800" draw:text-areas="?f3 ?f4 ?f5 ?f6" draw:type="round-rectangle" draw:modifiers="630.656934306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3" draw:text-style-name="P63" draw:layer="layout" svg:width="6.979cm" svg:height="1.739cm" svg:x="11.502cm" svg:y="13.861cm">
          <draw:text-box>
            <text:p><text:span text:style-name="T278">def</text:span><text:span text:style-name="T243"> </text:span><text:span text:style-name="T242">fct</text:span><text:span text:style-name="T243">(</text:span><text:span text:style-name="T246">x</text:span><text:span text:style-name="T243">,</text:span><text:span text:style-name="T246">y</text:span><text:span text:style-name="T243">,</text:span><text:span text:style-name="T246">z</text:span><text:span text:style-name="T243">):</text:span></text:p>
            <text:p><text:span text:style-name="T243"><text:s text:c="4"/></text:span><text:span text:style-name="T247">"""documentation"""</text:span></text:p>
            <text:p><text:span text:style-name="T243"><text:s text:c="4"/></text:span><text:span text:style-name="T244"># statements block, res computation, etc.</text:span></text:p>
            <text:p><text:span text:style-name="T243"><text:s text:c="4"/></text:span><text:span text:style-name="T278">return</text:span><text:span text:style-name="T243"> </text:span><text:span text:style-name="T246">res</text:span></text:p>
          </draw:text-box>
        </draw:frame>
        <draw:frame draw:style-name="gr274" draw:layer="layout" svg:width="4.218cm" svg:height="0.353cm" svg:x="11.416cm" svg:y="13.082cm">
          <draw:text-box>
            <text:p>function name (identifier)</text:p>
          </draw:text-box>
        </draw:frame>
        <draw:line draw:style-name="gr44" draw:text-style-name="P2" draw:layer="layout" svg:x1="12.7cm" svg:y1="13.438cm" svg:x2="12.7cm" svg:y2="13.932cm">
          <text:p/>
        </draw:line>
        <draw:frame draw:style-name="gr275" draw:text-style-name="P29" draw:layer="layout" svg:width="4.845cm" svg:height="0.637cm" svg:x="15.033cm" svg:y="14.991cm">
          <draw:text-box>
            <text:p><text:span text:style-name="T104">result value of the call, if no computed</text:span></text:p>
            <text:p><text:span text:style-name="T104">result to return: </text:span><text:span text:style-name="T180">return</text:span><text:span text:style-name="T181"> </text:span><text:span text:style-name="T279">None</text:span></text:p>
          </draw:text-box>
        </draw:frame>
        <draw:frame draw:style-name="gr276" draw:layer="layout" svg:width="7.715cm" svg:height="0.955cm" svg:x="11.5cm" svg:y="15.509cm">
          <draw:text-box>
            <text:p><text:span text:style-name="T141">☝ </text:span>parameters and all</text:p>
            <text:p>variables of this block exist only <text:span text:style-name="T13">in</text:span> the block and <text:span text:style-name="T13">during </text:span>the function</text:p>
            <text:p>call (think of a “black box<text:span text:style-name="T13">”</text:span>)</text:p>
          </draw:text-box>
        </draw:frame>
        <draw:frame draw:style-name="gr277" draw:layer="layout" svg:width="2.504cm" svg:height="0.353cm" svg:x="13.091cm" svg:y="13.396cm">
          <draw:text-box>
            <text:p>named parameters</text:p>
          </draw:text-box>
        </draw:frame>
        <draw:custom-shape draw:style-name="gr278" draw:text-style-name="P2" draw:layer="layout" svg:width="0.2cm" svg:height="1.051cm" draw:transform="rotate (-1.5707963267949) translate (14.251cm 13.723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2" draw:layer="layout" svg:x1="14.908cm" svg:y1="15.165cm" svg:x2="14.486cm" svg:y2="15.165cm">
          <text:p/>
        </draw:line>
        <draw:frame draw:style-name="gr279" draw:text-style-name="P35" draw:layer="layout" svg:width="2.441cm" svg:height="0.45cm" svg:x="17.559cm" svg:y="17.663cm">
          <draw:text-box draw:corner-radius="0.2cm">
            <text:p>Function Call</text:p>
          </draw:text-box>
        </draw:frame>
        <draw:line draw:style-name="gr134" draw:text-style-name="P2" draw:layer="layout" svg:x1="19.831cm" svg:y1="17.663cm" svg:x2="11.297cm" svg:y2="17.663cm">
          <text:p/>
        </draw:line>
        <draw:frame draw:style-name="gr280" draw:text-style-name="P63" draw:layer="layout" svg:width="4.451cm" svg:height="0.357cm" svg:x="11.533cm" svg:y="17.714cm">
          <draw:text-box>
            <text:p><text:span text:style-name="T246">r</text:span><text:span text:style-name="T243"> = </text:span><text:span text:style-name="T242">fct</text:span><text:span text:style-name="T243">(</text:span><text:span text:style-name="T247">3</text:span><text:span text:style-name="T243">,</text:span><text:span text:style-name="T246">i</text:span><text:span text:style-name="T243">+</text:span><text:span text:style-name="T247">2</text:span><text:span text:style-name="T243">,</text:span><text:span text:style-name="T247">2</text:span><text:span text:style-name="T243">*</text:span><text:span text:style-name="T246">i</text:span><text:span text:style-name="T243">)</text:span></text:p>
          </draw:text-box>
        </draw:frame>
        <draw:custom-shape draw:style-name="gr281" draw:text-style-name="P2" draw:layer="layout" svg:width="10.1cm" svg:height="4.843cm" svg:x="1.02cm" svg:y="9.641cm">
          <text:p/>
          <draw:enhanced-geometry svg:viewBox="0 0 21600 21600" draw:path-stretchpoint-x="10800" draw:path-stretchpoint-y="10800" draw:text-areas="?f3 ?f4 ?f5 ?f6" draw:type="round-rectangle" draw:modifiers="891.824938067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2" draw:text-style-name="P11" draw:layer="layout" svg:width="3.524cm" svg:height="0.319cm" svg:x="5.275cm" svg:y="23.871cm">
          <draw:text-box>
            <text:p><text:span text:style-name="T141">☝ </text:span><text:span text:style-name="T13">read empty string if end of file</text:span></text:p>
          </draw:text-box>
        </draw:frame>
        <draw:frame draw:style-name="gr283" draw:text-style-name="P70" draw:layer="layout" svg:width="9.884cm" svg:height="2.69cm" svg:x="1.134cm" svg:y="9.689cm">
          <draw:text-box>
            <text:p text:style-name="P69"><text:span text:style-name="T201">len</text:span><text:span text:style-name="T189">(</text:span><text:span text:style-name="T202">c</text:span><text:span text:style-name="T189">)</text:span><text:span text:style-name="T280">→ items count</text:span></text:p>
            <text:p text:style-name="P69"><text:span text:style-name="T281">min</text:span><text:span text:style-name="T282">(</text:span><text:span text:style-name="T283">c</text:span><text:span text:style-name="T282">) <text:s/></text:span><text:span text:style-name="T281">max</text:span><text:span text:style-name="T282">(</text:span><text:span text:style-name="T283">c</text:span><text:span text:style-name="T282">) <text:s/></text:span><text:span text:style-name="T281">sum</text:span><text:span text:style-name="T282">(</text:span><text:span text:style-name="T283">c</text:span><text:span text:style-name="T282">)</text:span></text:p>
            <text:p text:style-name="P69"><text:span text:style-name="T281">sorted</text:span><text:span text:style-name="T282">(</text:span><text:span text:style-name="T283">c</text:span><text:span text:style-name="T282">)</text:span><text:span text:style-name="T284">→ </text:span><text:span text:style-name="T285">list</text:span><text:span text:style-name="T284"> </text:span><text:span text:style-name="T286">sorted </text:span><text:span text:style-name="T287">copy</text:span></text:p>
            <text:p text:style-name="P69"><text:span text:style-name="T288">val</text:span><text:span text:style-name="T289"> </text:span><text:span text:style-name="T285">in</text:span><text:span text:style-name="T289"> </text:span><text:span text:style-name="T288">c</text:span><text:span text:style-name="T290"> </text:span><text:span text:style-name="T291">→ boolean, membership operator </text:span><text:span text:style-name="T285">in</text:span><text:span text:style-name="T291"> (absence </text:span><text:span text:style-name="T285">not in</text:span><text:span text:style-name="T291">)</text:span></text:p>
            <text:p text:style-name="P69"><text:span text:style-name="T292">enumerate</text:span><text:span text:style-name="T289">(</text:span><text:span text:style-name="T288">c</text:span><text:span text:style-name="T289">)</text:span><text:span text:style-name="T291">→ </text:span><text:span text:style-name="T293">iterator</text:span><text:span text:style-name="T291"> on (index, value)</text:span></text:p>
            <text:p text:style-name="P69"><text:span text:style-name="T292">zip</text:span><text:span text:style-name="T289">(</text:span><text:span text:style-name="T288">c1</text:span><text:span text:style-name="T289">,</text:span><text:span text:style-name="T288">c2…</text:span><text:span text:style-name="T289">)</text:span><text:span text:style-name="T294">→ </text:span><text:span text:style-name="T265">iterator</text:span><text:span text:style-name="T294"> on tuples containing </text:span><text:span text:style-name="T295">c</text:span><text:span text:style-name="T296">i </text:span><text:span text:style-name="T294">items at same index</text:span></text:p>
            <text:p text:style-name="P69"><text:span text:style-name="T292">all</text:span><text:span text:style-name="T289">(</text:span><text:span text:style-name="T288">c</text:span><text:span text:style-name="T289">)</text:span><text:span text:style-name="T291">→ </text:span><text:span text:style-name="T297">True</text:span><text:span text:style-name="T291"> if </text:span><text:span text:style-name="T298">all</text:span><text:span text:style-name="T291"> </text:span><text:span text:style-name="T288">c</text:span><text:span text:style-name="T291"> items evaluated to true, else </text:span><text:span text:style-name="T297">False</text:span></text:p>
            <text:p text:style-name="P69"><text:span text:style-name="T292">any</text:span><text:span text:style-name="T289">(</text:span><text:span text:style-name="T288">c</text:span><text:span text:style-name="T289">)</text:span><text:span text:style-name="T291">→ </text:span><text:span text:style-name="T297">True</text:span><text:span text:style-name="T291"> if </text:span><text:span text:style-name="T298">at least one</text:span><text:span text:style-name="T291"> item of </text:span><text:span text:style-name="T288">c</text:span><text:span text:style-name="T291"> evaluated true, else </text:span><text:span text:style-name="T297">False</text:span></text:p>
          </draw:text-box>
        </draw:frame>
        <draw:frame draw:style-name="gr284" draw:text-style-name="P60" draw:layer="layout" svg:width="3.74cm" svg:height="0.319cm" svg:x="1.157cm" svg:y="14.682cm">
          <draw:text-box>
            <text:p><text:span text:style-name="T141">☝ </text:span><text:span text:style-name="T14">modify original list</text:span></text:p>
          </draw:text-box>
        </draw:frame>
        <draw:frame draw:style-name="gr285" draw:text-style-name="P36" draw:layer="layout" svg:width="9.78cm" svg:height="2.113cm" svg:x="1.157cm" svg:y="15.082cm">
          <draw:text-box>
            <text:p text:style-name="P71"><text:span text:style-name="T124">lst</text:span><text:span text:style-name="T121">.</text:span><text:span text:style-name="T123">append</text:span><text:span text:style-name="T121">(</text:span><text:span text:style-name="T299">val</text:span><text:span text:style-name="T121">)</text:span><text:span text:style-name="T121"><text:tab/></text:span><text:span text:style-name="T300">add item at end</text:span></text:p>
            <text:p text:style-name="P71"><text:span text:style-name="T301">lst</text:span><text:span text:style-name="T302">.</text:span><text:span text:style-name="T303">extend</text:span><text:span text:style-name="T302">(</text:span><text:span text:style-name="T299">seq</text:span><text:span text:style-name="T302">)</text:span><text:span text:style-name="T300"> </text:span><text:span text:style-name="T300"><text:tab/></text:span><text:span text:style-name="T300">add sequence of items at end</text:span></text:p>
            <text:p text:style-name="P71"><text:span text:style-name="T301">lst</text:span><text:span text:style-name="T302">.</text:span><text:span text:style-name="T303">insert</text:span><text:span text:style-name="T302">(</text:span><text:span text:style-name="T299">idx</text:span><text:span text:style-name="T302">,</text:span><text:span text:style-name="T299">val</text:span><text:span text:style-name="T302">)</text:span><text:span text:style-name="T302"><text:tab/></text:span><text:span text:style-name="T300">insert item at index</text:span></text:p>
            <text:p text:style-name="P71"><text:span text:style-name="T301">lst</text:span><text:span text:style-name="T302">.</text:span><text:span text:style-name="T303">remove</text:span><text:span text:style-name="T302">(</text:span><text:span text:style-name="T299">val</text:span><text:span text:style-name="T302">)</text:span><text:span text:style-name="T302"><text:tab/></text:span><text:span text:style-name="T300">remove first item with value </text:span><text:span text:style-name="T299">val</text:span></text:p>
            <text:p text:style-name="P71"><text:span text:style-name="T301">lst</text:span><text:span text:style-name="T302">.</text:span><text:span text:style-name="T303">pop</text:span><text:span text:style-name="T302">(</text:span><text:span text:style-name="T304">[</text:span><text:span text:style-name="T299">idx</text:span><text:span text:style-name="T304">]</text:span><text:span text:style-name="T302">)</text:span><text:span text:style-name="T305">→value</text:span><text:span text:style-name="T305"><text:tab/></text:span><text:span text:style-name="T306">remove</text:span><text:span text:style-name="T307"> &amp; return item at index </text:span><text:span text:style-name="T308">idx</text:span><text:span text:style-name="T307"> (default last)</text:span></text:p>
            <text:p><text:span text:style-name="T309">lst</text:span><text:span text:style-name="T310">.</text:span><text:span text:style-name="T311">sort</text:span><text:span text:style-name="T310">() <text:s/></text:span><text:span text:style-name="T309">lst</text:span><text:span text:style-name="T310">.</text:span><text:span text:style-name="T311">reverse</text:span><text:span text:style-name="T310">()</text:span><text:span text:style-name="T306"><text:tab/></text:span><text:span text:style-name="T306">sort / reverse liste </text:span><text:span text:style-name="T305">in place</text:span></text:p>
          </draw:text-box>
        </draw:frame>
        <draw:frame draw:style-name="gr286" draw:text-style-name="P29" draw:layer="layout" svg:width="4.573cm" svg:height="1.819cm" svg:x="14.949cm" svg:y="24.531cm">
          <draw:text-box>
            <text:p><text:span text:style-name="T106">"{:+2.3f}"</text:span><text:span text:style-name="T312">.</text:span><text:span text:style-name="T228">format</text:span><text:span text:style-name="T312">(</text:span><text:span text:style-name="T106">45.72793</text:span><text:span text:style-name="T312">)</text:span></text:p>
            <text:p><text:span text:style-name="T294">→</text:span><text:span text:style-name="T106">'+45.728'</text:span></text:p>
            <text:p><text:span text:style-name="T106">"{1:&gt;10s}"</text:span><text:span text:style-name="T312">.</text:span><text:span text:style-name="T228">format</text:span><text:span text:style-name="T312">(</text:span><text:span text:style-name="T106">8</text:span><text:span text:style-name="T312">,</text:span><text:span text:style-name="T106">"toto"</text:span><text:span text:style-name="T312">)</text:span></text:p>
            <text:p><text:span text:style-name="T294">→</text:span><text:span text:style-name="T106">' <text:s text:c="5"/>toto'</text:span></text:p>
            <text:p><text:span text:style-name="T106">"{x!r}"</text:span><text:span text:style-name="T312">.</text:span><text:span text:style-name="T228">format</text:span><text:span text:style-name="T312">(</text:span><text:span text:style-name="T105">x</text:span><text:span text:style-name="T313">=</text:span><text:span text:style-name="T106">"I'm"</text:span><text:span text:style-name="T312">)</text:span></text:p>
            <text:p><text:span text:style-name="T294">→</text:span><text:span text:style-name="T106">'"I\'m"'</text:span></text:p>
          </draw:text-box>
        </draw:frame>
        <draw:line draw:style-name="gr99" draw:text-style-name="P2" draw:layer="layout" svg:x1="11.542cm" svg:y1="14.809cm" svg:x2="12.246cm" svg:y2="14.809cm">
          <text:p/>
        </draw:line>
        <draw:line draw:style-name="gr132" draw:text-style-name="P2" draw:layer="layout" svg:x1="12.258cm" svg:y1="15.328cm" svg:x2="12.258cm" svg:y2="14.252cm">
          <text:p/>
        </draw:line>
        <draw:line draw:style-name="gr44" draw:text-style-name="P2" draw:layer="layout" svg:x1="11.96cm" svg:y1="15.488cm" svg:x2="12.214cm" svg:y2="15.112cm">
          <text:p/>
        </draw:line>
        <draw:frame draw:style-name="gr287" draw:layer="layout" svg:width="8.046cm" svg:height="0.319cm" svg:x="11.427cm" svg:y="11.148cm">
          <draw:text-box>
            <text:p><text:span text:style-name="T141">☝ </text:span><text:span text:style-name="T314">start</text:span> default 0, <text:span text:style-name="T315">fin</text:span> not included in sequence, <text:span text:style-name="T315">pas</text:span> signed default 1</text:p>
          </draw:text-box>
        </draw:frame>
        <draw:frame draw:style-name="gr288" draw:layer="layout" svg:width="6.88cm" svg:height="0.319cm" svg:x="11.481cm" svg:y="28.318cm">
          <draw:text-box>
            <text:p><text:span text:style-name="T316">◽</text:span><text:span text:style-name="T317"> </text:span><text:span text:style-name="T318">Conversion </text:span><text:span text:style-name="T319">:</text:span><text:span text:style-name="T318"> </text:span><text:span text:style-name="T211">s</text:span> (readable texte) or <text:span text:style-name="T211">r</text:span><text:span text:style-name="T319"> (literal </text:span><text:span text:style-name="T320">representation</text:span><text:span text:style-name="T319">)</text:span></text:p>
          </draw:text-box>
        </draw:frame>
        <draw:frame draw:style-name="gr289" draw:layer="layout" svg:width="0.894cm" svg:height="0.387cm" svg:x="11.472cm" svg:y="27.055cm">
          <draw:text-box>
            <text:p><text:span text:style-name="T211">&lt;</text:span> <text:span text:style-name="T211">&gt;</text:span> <text:span text:style-name="T211">^</text:span> <text:span text:style-name="T211">=</text:span></text:p>
          </draw:text-box>
        </draw:frame>
        <draw:frame draw:style-name="gr290" draw:layer="layout" svg:width="3.131cm" svg:height="0.387cm" svg:x="14.512cm" svg:y="27.055cm">
          <draw:text-box>
            <text:p><text:span text:style-name="T321">0</text:span><text:span text:style-name="T322"> at start for filling with 0</text:span></text:p>
          </draw:text-box>
        </draw:frame>
        <draw:frame draw:style-name="gr291" draw:layer="layout" svg:width="8.331cm" svg:height="0.955cm" svg:x="11.472cm" svg:y="27.385cm">
          <draw:text-box>
            <text:p><text:span text:style-name="T322">integer: </text:span><text:span text:style-name="T321">b</text:span><text:span text:style-name="T322"> binary, </text:span><text:span text:style-name="T321">c</text:span><text:span text:style-name="T322"> char, </text:span><text:span text:style-name="T321">d</text:span><text:span text:style-name="T322"> decimal (default), </text:span><text:span text:style-name="T321">o</text:span><text:span text:style-name="T322"> octal, </text:span><text:span text:style-name="T321">x</text:span><text:span text:style-name="T322"> or </text:span><text:span text:style-name="T321">X</text:span><text:span text:style-name="T322"> hexa</text:span><text:span text:style-name="T135">…</text:span></text:p>
            <text:p><text:span text:style-name="T135">float: </text:span><text:span text:style-name="T321">e</text:span><text:span text:style-name="T135"> or </text:span><text:span text:style-name="T321">E</text:span><text:span text:style-name="T135"> exponential, </text:span><text:span text:style-name="T321">f</text:span><text:span text:style-name="T135"> or </text:span><text:span text:style-name="T321">F</text:span><text:span text:style-name="T135"> fixed point, </text:span><text:span text:style-name="T321">g</text:span><text:span text:style-name="T135"> or </text:span><text:span text:style-name="T321">G</text:span><text:span text:style-name="T135"> appropriate (default), </text:span></text:p>
            <text:p><text:span text:style-name="T135">string: </text:span><text:span text:style-name="T321">s</text:span><text:span text:style-name="T135"> …</text:span><text:span text:style-name="T135"><text:tab/></text:span><text:span text:style-name="T135"><text:tab/></text:span><text:span text:style-name="T135"><text:tab/></text:span><text:span text:style-name="T135"><text:tab/></text:span><text:span text:style-name="T321">%</text:span><text:span text:style-name="T135"> percent</text:span></text:p>
          </draw:text-box>
        </draw:frame>
        <draw:frame draw:style-name="gr292" draw:layer="layout" svg:width="7.359cm" svg:height="0.772cm" svg:x="11.472cm" svg:y="26.22cm">
          <draw:text-box>
            <text:p><text:span text:style-name="T151">◽</text:span><text:span text:style-name="T323"> </text:span><text:span text:style-name="T324">Formating </text:span><text:span text:style-name="T322">:</text:span></text:p>
            <text:p><text:span text:style-name="T325">fill char</text:span><text:span text:style-name="T326"> <text:s/></text:span><text:span text:style-name="T325">alignment</text:span><text:span text:style-name="T326"> <text:s/></text:span><text:span text:style-name="T325">sign</text:span><text:span text:style-name="T326"> <text:s text:c="2"/></text:span><text:span text:style-name="T325">mini width</text:span><text:span text:style-name="T321">.</text:span><text:span text:style-name="T325">precision~maxwidth</text:span><text:span text:style-name="T326"> <text:s text:c="3"/></text:span><text:span text:style-name="T325">type</text:span></text:p>
          </draw:text-box>
        </draw:frame>
        <draw:line draw:style-name="gr44" draw:text-style-name="P2" draw:layer="layout" svg:x1="16.497cm" svg:y1="27.125cm" svg:x2="16.497cm" svg:y2="26.858cm">
          <text:p/>
        </draw:line>
        <draw:line draw:style-name="gr44" draw:text-style-name="P2" draw:layer="layout" svg:x1="18.435cm" svg:y1="27.411cm" svg:x2="18.418cm" svg:y2="26.848cm">
          <text:p/>
        </draw:line>
        <draw:line draw:style-name="gr44" draw:text-style-name="P2" draw:layer="layout" svg:x1="12.158cm" svg:y1="27.149cm" svg:x2="12.758cm" svg:y2="26.849cm">
          <text:p/>
        </draw:line>
        <draw:frame draw:style-name="gr293" draw:layer="layout" svg:width="1.3cm" svg:height="0.387cm" svg:x="12.791cm" svg:y="27.055cm">
          <draw:text-box>
            <text:p><text:span text:style-name="T211">+</text:span> <text:span text:style-name="T211">-</text:span> <text:span text:style-name="T327">space</text:span></text:p>
          </draw:text-box>
        </draw:frame>
        <draw:line draw:style-name="gr44" draw:text-style-name="P2" draw:layer="layout" svg:x1="13.664cm" svg:y1="27.08cm" svg:x2="13.815cm" svg:y2="26.858cm">
          <text:p/>
        </draw:line>
        <draw:custom-shape draw:style-name="gr294" draw:text-style-name="P2" draw:layer="layout" svg:width="5cm" svg:height="3.821cm" svg:x="1.02cm" svg:y="17.385cm">
          <text:p/>
          <draw:enhanced-geometry svg:viewBox="0 0 21600 21600" draw:path-stretchpoint-x="10800" draw:path-stretchpoint-y="10800" draw:text-areas="?f3 ?f4 ?f5 ?f6" draw:type="round-rectangle" draw:modifiers="1130.298273155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18" draw:layer="layout" svg:width="4.28cm" svg:height="0.45cm" svg:x="1.725cm" svg:y="17.385cm">
          <draw:text-box draw:corner-radius="0.2cm">
            <text:p>Operations on Dictionaries</text:p>
          </draw:text-box>
        </draw:frame>
        <draw:frame draw:style-name="gr296" draw:text-style-name="P5" draw:layer="layout" svg:width="3.315cm" svg:height="0.45cm" svg:x="7.805cm" svg:y="17.385cm">
          <draw:text-box draw:corner-radius="0.2cm">
            <text:p>Operations on Sets</text:p>
          </draw:text-box>
        </draw:frame>
        <draw:custom-shape draw:style-name="gr297" draw:text-style-name="P2" draw:layer="layout" svg:width="4.984cm" svg:height="3.84cm" svg:x="6.136cm" svg:y="17.385cm">
          <text:p/>
          <draw:enhanced-geometry svg:viewBox="0 0 21600 21600" draw:path-stretchpoint-x="10800" draw:path-stretchpoint-y="10800" draw:text-areas="?f3 ?f4 ?f5 ?f6" draw:type="round-rectangle" draw:modifiers="1124.70710752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layer="layout" svg:width="4.639cm" svg:height="1.909cm" svg:x="6.402cm" svg:y="17.732cm">
          <draw:text-box>
            <text:p>Operators: </text:p>
            <text:p><text:span text:style-name="T91"><text:s/></text:span><text:span text:style-name="T91">| </text:span><text:span text:style-name="T328">→ union</text:span><text:span text:style-name="T329"> (vertical bar char)</text:span></text:p>
            <text:p><text:span text:style-name="T91"><text:s/></text:span><text:span text:style-name="T91">&amp; </text:span><text:span text:style-name="T328">→ </text:span><text:span text:style-name="T330">intersection</text:span></text:p>
            <text:p><text:span text:style-name="T91"><text:s/></text:span><text:span text:style-name="T91">- ^ </text:span><text:span text:style-name="T328">→ </text:span><text:span text:style-name="T329">différence/symetric diff.</text:span></text:p>
            <text:p><text:span text:style-name="T91"><text:s/></text:span><text:span text:style-name="T91">&lt; &lt;= &gt; &gt;= </text:span><text:span text:style-name="T328">→ inclusion relations</text:span></text:p>
            <text:p><text:span text:style-name="T331">Operators also exist as methods.</text:span></text:p>
          </draw:text-box>
        </draw:frame>
        <draw:frame draw:style-name="gr299" draw:text-style-name="P36" draw:layer="layout" svg:width="2.29cm" svg:height="0.357cm" svg:x="1.136cm" svg:y="18.608cm">
          <draw:text-box>
            <text:p><text:span text:style-name="T124">d</text:span><text:span text:style-name="T121">.</text:span><text:span text:style-name="T123">update</text:span><text:span text:style-name="T121">(</text:span><text:span text:style-name="T299">d2</text:span><text:span text:style-name="T121">)</text:span></text:p>
          </draw:text-box>
        </draw:frame>
        <draw:frame draw:style-name="gr300" draw:text-style-name="P72" draw:layer="layout" svg:width="1.924cm" svg:height="0.637cm" svg:x="3.687cm" svg:y="18.53cm">
          <draw:text-box>
            <text:p><text:span text:style-name="T332">update/add </text:span></text:p>
            <text:p><text:span text:style-name="T332">associations</text:span></text:p>
          </draw:text-box>
        </draw:frame>
        <draw:frame draw:style-name="gr301" draw:text-style-name="P11" draw:layer="layout" svg:width="4.201cm" svg:height="0.637cm" svg:x="6.88cm" svg:y="10.077cm">
          <draw:text-box>
            <text:p><text:span text:style-name="T13">Note: For dictionaries and sets, these</text:span></text:p>
            <text:p><text:span text:style-name="T13">operations use </text:span><text:span text:style-name="T115">keys</text:span><text:span text:style-name="T13">. </text:span></text:p>
          </draw:text-box>
        </draw:frame>
        <draw:frame draw:style-name="gr302" draw:text-style-name="P74" draw:layer="layout" svg:width="9.811cm" svg:height="0.951cm" svg:x="1.154cm" svg:y="12.512cm">
          <draw:text-box>
            <text:p text:style-name="P73"><text:span text:style-name="T13">Specific to </text:span><text:span text:style-name="T333">ordered sequences containers</text:span><text:span text:style-name="T13"> (lists, tuples, strings, bytes…)</text:span></text:p>
            <text:p text:style-name="P73"><text:span text:style-name="T334">reversed</text:span><text:span text:style-name="T335">(</text:span><text:span text:style-name="T192">c</text:span><text:span text:style-name="T335">)</text:span><text:span text:style-name="T308">→ inversed iterator</text:span><text:span text:style-name="T336"><text:tab/></text:span><text:span text:style-name="T337">c</text:span><text:span text:style-name="T338">*</text:span><text:span text:style-name="T339">5</text:span><text:span text:style-name="T340">→ duplicate</text:span><text:span text:style-name="T341"><text:tab/></text:span><text:span text:style-name="T337">c</text:span><text:span text:style-name="T338">+</text:span><text:span text:style-name="T337">c2</text:span><text:span text:style-name="T340">→ concatenate</text:span></text:p>
            <text:p text:style-name="P73"><text:span text:style-name="T337">c</text:span><text:span text:style-name="T338">.</text:span><text:span text:style-name="T342">index</text:span><text:span text:style-name="T338">(</text:span><text:span text:style-name="T343">val</text:span><text:span text:style-name="T338">)</text:span><text:span text:style-name="T265">→ position</text:span><text:span text:style-name="T265"><text:tab/></text:span><text:span text:style-name="T337">c</text:span><text:span text:style-name="T338">.</text:span><text:span text:style-name="T342">count</text:span><text:span text:style-name="T338">(</text:span><text:span text:style-name="T343">val</text:span><text:span text:style-name="T338">)</text:span><text:span text:style-name="T265">→ events count</text:span></text:p>
          </draw:text-box>
        </draw:frame>
        <draw:frame draw:style-name="gr303" draw:text-style-name="P56" draw:layer="layout" svg:width="3.29cm" svg:height="0.45cm" svg:x="7.815cm" svg:y="14.582cm">
          <draw:text-box draw:corner-radius="0.2cm">
            <text:p>Operations on Lists</text:p>
          </draw:text-box>
        </draw:frame>
        <draw:custom-shape draw:style-name="gr304" draw:text-style-name="P2" draw:layer="layout" svg:width="10.1cm" svg:height="2.7cm" svg:x="1.02cm" svg:y="14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99.40762680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5" draw:text-style-name="P36" draw:layer="layout" svg:width="2.307cm" svg:height="0.705cm" svg:x="1.122cm" svg:y="17.857cm">
          <draw:text-box>
            <text:p><text:span text:style-name="T124">d</text:span><text:span text:style-name="T121">[</text:span><text:span text:style-name="T299">key</text:span><text:span text:style-name="T121">]=</text:span><text:span text:style-name="T305">value</text:span></text:p>
            <text:p><text:span text:style-name="T309">d</text:span><text:span text:style-name="T310">[</text:span><text:span text:style-name="T344">key</text:span><text:span text:style-name="T310">]</text:span><text:span text:style-name="T305">→ value</text:span></text:p>
          </draw:text-box>
        </draw:frame>
        <draw:frame draw:style-name="gr306" draw:text-style-name="P75" draw:layer="layout" svg:width="2.415cm" svg:height="0.955cm" svg:x="1.122cm" svg:y="19.026cm">
          <draw:text-box>
            <text:p text:style-name="P33"><text:span text:style-name="T202">d</text:span><text:span text:style-name="T187">.</text:span><text:span text:style-name="T201">keys</text:span><text:span text:style-name="T187">()</text:span></text:p>
            <text:p text:style-name="P33"><text:span text:style-name="T202">d</text:span><text:span text:style-name="T187">.</text:span><text:span text:style-name="T201">values</text:span><text:span text:style-name="T187">()</text:span></text:p>
            <text:p text:style-name="P33"><text:span text:style-name="T202">d</text:span><text:span text:style-name="T187">.</text:span><text:span text:style-name="T201">items</text:span><text:span text:style-name="T187">()</text:span></text:p>
          </draw:text-box>
        </draw:frame>
        <draw:frame draw:style-name="gr307" draw:text-style-name="P36" draw:layer="layout" svg:width="1.909cm" svg:height="0.671cm" svg:x="4.026cm" svg:y="17.857cm">
          <draw:text-box>
            <text:p><text:span text:style-name="T124">d</text:span><text:span text:style-name="T121">.</text:span><text:span text:style-name="T123">clear</text:span><text:span text:style-name="T121">()</text:span></text:p>
            <text:p><text:span text:style-name="T120">del</text:span><text:span text:style-name="T124"> d</text:span><text:span text:style-name="T121">[</text:span><text:span text:style-name="T299">key</text:span><text:span text:style-name="T121">]</text:span></text:p>
          </draw:text-box>
        </draw:frame>
        <draw:custom-shape draw:style-name="gr308" draw:text-style-name="P2" draw:layer="layout" svg:width="0.2cm" svg:height="0.535cm" draw:transform="rotate (-3.14159265358979) translate (3.627cm 19.13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3258.208955223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9" draw:text-style-name="P76" draw:layer="layout" svg:width="0.2cm" svg:height="0.883cm" draw:transform="rotate (-3.14159265358979) translate (3.169cm 19.899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8429.8642533936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0" draw:text-style-name="P11" draw:layer="layout" svg:width="2.689cm" svg:height="0.671cm" svg:x="3.246cm" svg:y="19.187cm">
          <draw:text-box>
            <text:p><text:span text:style-name="T305">→</text:span><text:span text:style-name="T13">iterable views on</text:span></text:p>
            <text:p><text:span text:style-name="T13">keys/values/associations</text:span></text:p>
          </draw:text-box>
        </draw:frame>
        <draw:frame draw:style-name="gr311" draw:layer="layout" svg:width="1.082cm" svg:height="0.319cm" draw:transform="rotate (1.5707963267949) translate (14.301cm 25.922cm)">
          <draw:text-box>
            <text:p>Examples</text:p>
          </draw:text-box>
        </draw:frame>
        <draw:custom-shape draw:style-name="gr312" draw:text-style-name="P2" draw:layer="layout" svg:width="0.2cm" svg:height="1.796cm" draw:transform="rotate (-3.14159265358979) translate (14.892cm 26.327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3" draw:text-style-name="P77" draw:layer="layout" svg:width="4.645cm" svg:height="1.271cm" svg:x="1.122cm" svg:y="19.888cm">
          <draw:text-box>
            <text:p text:style-name="P33"><text:span text:style-name="T124">d</text:span><text:span text:style-name="T121">.</text:span><text:span text:style-name="T123">pop</text:span><text:span text:style-name="T121">(</text:span><text:span text:style-name="T299">key</text:span><text:span text:style-name="T345">[,</text:span><text:span text:style-name="T299">default</text:span><text:span text:style-name="T345">]</text:span><text:span text:style-name="T121">)</text:span><text:span text:style-name="T305">→ value</text:span></text:p>
            <text:p text:style-name="P33"><text:span text:style-name="T309">d</text:span><text:span text:style-name="T346">.</text:span><text:span text:style-name="T311">popitem</text:span><text:span text:style-name="T346">()</text:span><text:span text:style-name="T347">→ (key,value)</text:span></text:p>
            <text:p text:style-name="P33"><text:span text:style-name="T309">d</text:span><text:span text:style-name="T346">.</text:span><text:span text:style-name="T311">get</text:span><text:span text:style-name="T310">(</text:span><text:span text:style-name="T344">key</text:span><text:span text:style-name="T347">[,</text:span><text:span text:style-name="T344">default</text:span><text:span text:style-name="T347">]</text:span><text:span text:style-name="T310">)</text:span><text:span text:style-name="T305">→ value</text:span></text:p>
            <text:p text:style-name="P33"><text:span text:style-name="T348">d</text:span><text:span text:style-name="T349">.</text:span><text:span text:style-name="T350">setdefault</text:span><text:span text:style-name="T349">(</text:span><text:span text:style-name="T351">key</text:span><text:span text:style-name="T265">[,</text:span><text:span text:style-name="T351">default</text:span><text:span text:style-name="T265">]</text:span><text:span text:style-name="T349">)</text:span><text:span text:style-name="T308">→value</text:span></text:p>
          </draw:text-box>
        </draw:frame>
        <draw:frame draw:style-name="gr314" draw:text-style-name="P75" draw:layer="layout" svg:width="4.579cm" svg:height="1.273cm" svg:x="6.384cm" svg:y="19.814cm">
          <draw:text-box>
            <text:p text:style-name="P33"><text:span text:style-name="T202">s</text:span><text:span text:style-name="T189">.</text:span><text:span text:style-name="T201">update</text:span><text:span text:style-name="T203">(</text:span><text:span text:style-name="T188">s2</text:span><text:span text:style-name="T203">) </text:span><text:span text:style-name="T202">s</text:span><text:span text:style-name="T189">.</text:span><text:span text:style-name="T201">copy</text:span><text:span text:style-name="T189">()</text:span></text:p>
            <text:p text:style-name="P33"><text:span text:style-name="T202">s</text:span><text:span text:style-name="T187">.</text:span><text:span text:style-name="T201">add</text:span><text:span text:style-name="T187">(</text:span><text:span text:style-name="T188">key</text:span><text:span text:style-name="T187">) </text:span><text:span text:style-name="T202">s</text:span><text:span text:style-name="T187">.</text:span><text:span text:style-name="T201">remove</text:span><text:span text:style-name="T187">(</text:span><text:span text:style-name="T188">key</text:span><text:span text:style-name="T187">)</text:span></text:p>
            <text:p text:style-name="P33"><text:span text:style-name="T202">s</text:span><text:span text:style-name="T187">.</text:span><text:span text:style-name="T201">discard</text:span><text:span text:style-name="T187">(</text:span><text:span text:style-name="T188">key</text:span><text:span text:style-name="T187">) </text:span><text:span text:style-name="T202">s</text:span><text:span text:style-name="T189">.</text:span><text:span text:style-name="T201">clear</text:span><text:span text:style-name="T189">()</text:span></text:p>
            <text:p text:style-name="P33"><text:span text:style-name="T202">s</text:span><text:span text:style-name="T189">.</text:span><text:span text:style-name="T201">pop</text:span><text:span text:style-name="T189">()</text:span></text:p>
          </draw:text-box>
        </draw:frame>
        <draw:custom-shape draw:style-name="gr315" draw:text-style-name="P78" draw:layer="layout" svg:width="4.064cm" svg:height="1.779cm" svg:x="8.25cm" svg:y="1.914cm">
          <text:p/>
          <draw:enhanced-geometry svg:viewBox="0 0 21600 21600" draw:path-stretchpoint-x="10800" draw:path-stretchpoint-y="10800" draw:text-areas="?f3 ?f4 ?f5 ?f6" draw:type="round-rectangle" draw:modifiers="2901.27602417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79" draw:layer="layout" svg:width="2.393cm" svg:height="0.45cm" svg:x="9.921cm" svg:y="1.914cm">
          <draw:text-box draw:corner-radius="0.2cm">
            <text:p>Loop Control</text:p>
          </draw:text-box>
        </draw:frame>
        <draw:line draw:style-name="gr238" draw:text-style-name="P2" draw:layer="layout" svg:x1="11.33cm" svg:y1="9.727cm" svg:x2="19.563cm" svg:y2="9.727cm">
          <text:p/>
        </draw:line>
        <draw:frame draw:style-name="gr317" draw:layer="layout" svg:width="6.391cm" svg:height="0.353cm" svg:x="11.33cm" svg:y="9.775cm">
          <draw:text-box>
            <text:p>Go simultaneously on sequence's <text:span text:style-name="T10">index</text:span> and <text:span text:style-name="T10">values</text:span>:</text:p>
          </draw:text-box>
        </draw:frame>
        <draw:frame draw:style-name="gr318" draw:text-style-name="P80" draw:layer="layout" svg:width="6.353cm" svg:height="0.357cm" svg:x="11.33cm" svg:y="10.158cm">
          <draw:text-box>
            <text:p><text:span text:style-name="T186">for</text:span><text:span text:style-name="T187"> </text:span><text:span text:style-name="T202">idx</text:span><text:span text:style-name="T189">,</text:span><text:span text:style-name="T202">val</text:span><text:span text:style-name="T187"> </text:span><text:span text:style-name="T186">in</text:span><text:span text:style-name="T187"> </text:span><text:span text:style-name="T201">enumerate</text:span><text:span text:style-name="T187">(</text:span><text:span text:style-name="T202">lst</text:span><text:span text:style-name="T187">):</text:span></text:p>
          </draw:text-box>
        </draw:frame>
        <draw:frame draw:style-name="gr319" draw:text-style-name="P2" draw:layer="layout" svg:width="6.907cm" svg:height="0.386cm" draw:transform="rotate (1.5707963267949) translate (19.558cm 9.744cm)">
          <draw:text-box>
            <text:p text:style-name="P2"><text:span text:style-name="T135">☝ </text:span><text:span text:style-name="T135">good habit : don't modify loop variable</text:span></text:p>
          </draw:text-box>
        </draw:frame>
        <draw:line draw:style-name="gr320" draw:text-style-name="P2" draw:layer="layout" svg:x1="1.156cm" svg:y1="8.174cm" svg:x2="10.98cm" svg:y2="8.174cm">
          <text:p/>
        </draw:line>
        <draw:line draw:style-name="gr269" draw:text-style-name="P2" draw:layer="layout" svg:x1="1.127cm" svg:y1="12.498cm" svg:x2="10.899cm" svg:y2="12.498cm">
          <text:p/>
        </draw:line>
        <draw:line draw:style-name="gr264" draw:text-style-name="P2" draw:layer="layout" svg:x1="10.964cm" svg:y1="23.803cm" svg:x2="1.177cm" svg:y2="23.803cm">
          <text:p/>
        </draw:line>
        <draw:frame draw:style-name="gr321" draw:text-style-name="P29" draw:layer="layout" svg:width="7.897cm" svg:height="0.319cm" svg:x="11.463cm" svg:y="16.495cm">
          <draw:text-box>
            <text:p><text:span text:style-name="T352">Advanced: </text:span><text:span text:style-name="T103">def</text:span><text:span text:style-name="T104"> </text:span><text:span text:style-name="T228">fct</text:span><text:span text:style-name="T104">(</text:span><text:span text:style-name="T105">x</text:span><text:span text:style-name="T313">,</text:span><text:span text:style-name="T105">y</text:span><text:span text:style-name="T313">,</text:span><text:span text:style-name="T105">z</text:span><text:span text:style-name="T313">,*</text:span><text:span text:style-name="T105">args</text:span><text:span text:style-name="T313">,</text:span><text:span text:style-name="T105">a</text:span><text:span text:style-name="T313">=</text:span><text:span text:style-name="T353">3</text:span><text:span text:style-name="T313">,</text:span><text:span text:style-name="T105">b</text:span><text:span text:style-name="T313">=</text:span><text:span text:style-name="T353">5</text:span><text:span text:style-name="T313">,**</text:span><text:span text:style-name="T105">kwargs</text:span><text:span text:style-name="T104">):</text:span></text:p>
          </draw:text-box>
        </draw:frame>
        <draw:frame draw:style-name="gr322" draw:text-style-name="P6" draw:layer="layout" svg:width="8.08cm" svg:height="0.697cm" svg:x="11.717cm" svg:y="16.874cm">
          <draw:text-box>
            <text:p><text:span text:style-name="T5">*args variable positional arguments (</text:span><text:span text:style-name="T26">→</text:span><text:span text:style-name="T169">tuple</text:span><text:span text:style-name="T5">), default values, **kwargs variable named arguments (</text:span><text:span text:style-name="T26">→</text:span><text:span text:style-name="T266">dict</text:span><text:span text:style-name="T5">)</text:span></text:p>
          </draw:text-box>
        </draw:frame>
        <draw:frame draw:style-name="gr323" draw:text-style-name="P81" draw:layer="layout" svg:width="2.529cm" svg:height="0.637cm" svg:x="14.234cm" svg:y="18.027cm">
          <draw:text-box>
            <text:p text:style-name="P33"><text:span text:style-name="T5">one argument per</text:span></text:p>
            <text:p text:style-name="P33"><text:span text:style-name="T5">parameter</text:span></text:p>
          </draw:text-box>
        </draw:frame>
        <draw:frame draw:style-name="gr324" draw:text-style-name="P81" draw:layer="layout" svg:width="2.393cm" svg:height="0.637cm" svg:x="11.553cm" svg:y="18.027cm">
          <draw:text-box>
            <text:p text:style-name="P33"><text:span text:style-name="T5">storage/use of </text:span></text:p>
            <text:p text:style-name="P33"><text:span text:style-name="T5">returned value</text:span></text:p>
          </draw:text-box>
        </draw:frame>
        <draw:frame draw:style-name="gr325" draw:text-style-name="P41" draw:layer="layout" svg:width="0.645cm" svg:height="0.32cm" svg:x="9.167cm" svg:y="3.712cm">
          <draw:text-box>
            <text:p><text:span text:style-name="T13">Algo: </text:span></text:p>
          </draw:text-box>
        </draw:frame>
        <draw:frame draw:style-name="gr326" draw:text-style-name="P37" draw:layer="layout" svg:width="1.718cm" svg:height="0.319cm" svg:x="1.136cm" svg:y="26.556cm">
          <draw:text-box>
            <text:p><text:span text:style-name="T202">f</text:span><text:span text:style-name="T187">.</text:span><text:span text:style-name="T201">flush</text:span><text:span text:style-name="T187">()</text:span></text:p>
          </draw:text-box>
        </draw:frame>
        <draw:line draw:style-name="gr264" draw:text-style-name="P2" draw:layer="layout" svg:x1="11.044cm" svg:y1="26.459cm" svg:x2="1.16cm" svg:y2="26.459cm">
          <text:p/>
        </draw:line>
        <draw:frame draw:style-name="gr327" draw:text-style-name="P82" draw:layer="layout" svg:width="1.86cm" svg:height="0.32cm" svg:x="2.985cm" svg:y="26.553cm">
          <draw:text-box>
            <text:p><text:span text:style-name="T14">write cache</text:span></text:p>
          </draw:text-box>
        </draw:frame>
        <draw:line draw:style-name="gr264" draw:text-style-name="P2" draw:layer="layout" svg:x1="11.044cm" svg:y1="27.585cm" svg:x2="1.16cm" svg:y2="27.585cm">
          <text:p/>
        </draw:line>
        <draw:frame draw:style-name="gr328" draw:text-style-name="P37" draw:layer="layout" svg:width="2.772cm" svg:height="0.353cm" svg:x="1.136cm" svg:y="27.201cm">
          <draw:text-box>
            <text:p><text:span text:style-name="T202">f</text:span><text:span text:style-name="T187">.</text:span><text:span text:style-name="T201">tell</text:span><text:span text:style-name="T187">()</text:span><text:span text:style-name="T336">→position</text:span></text:p>
          </draw:text-box>
        </draw:frame>
        <draw:frame draw:style-name="gr329" draw:text-style-name="P11" draw:layer="layout" svg:width="8.308cm" svg:height="0.319cm" svg:x="1.2cm" svg:y="26.905cm">
          <draw:text-box>
            <text:p><text:span text:style-name="T13">reading/writing progress sequentially in the file, modifiable with:</text:span></text:p>
          </draw:text-box>
        </draw:frame>
        <draw:frame draw:style-name="gr330" draw:text-style-name="P37" draw:layer="layout" svg:width="3.628cm" svg:height="0.353cm" svg:x="5.605cm" svg:y="27.202cm">
          <draw:text-box>
            <text:p><text:span text:style-name="T202">f</text:span><text:span text:style-name="T187">.</text:span><text:span text:style-name="T201">seek</text:span><text:span text:style-name="T187">(</text:span><text:span text:style-name="T343">position</text:span><text:span text:style-name="T336">[,</text:span><text:span text:style-name="T343">origin</text:span><text:span text:style-name="T336">]</text:span><text:span text:style-name="T187">)</text:span></text:p>
          </draw:text-box>
        </draw:frame>
        <draw:frame draw:style-name="gr331" draw:text-style-name="P37" draw:layer="layout" svg:width="3.133cm" svg:height="0.353cm" svg:x="5.605cm" svg:y="26.493cm">
          <draw:text-box>
            <text:p><text:span text:style-name="T202">f</text:span><text:span text:style-name="T187">.</text:span><text:span text:style-name="T201">truncate</text:span><text:span text:style-name="T187">(</text:span><text:span text:style-name="T262">[</text:span><text:span text:style-name="T188">taille</text:span><text:span text:style-name="T262">]</text:span><text:span text:style-name="T187">)</text:span></text:p>
          </draw:text-box>
        </draw:frame>
        <draw:frame draw:style-name="gr332" draw:text-style-name="P82" draw:layer="layout" svg:width="1.001cm" svg:height="0.319cm" svg:x="8.843cm" svg:y="26.506cm">
          <draw:text-box>
            <text:p><text:span text:style-name="T14">resize</text:span></text:p>
          </draw:text-box>
        </draw:frame>
        <draw:frame draw:style-name="gr333" draw:text-style-name="P84" draw:layer="layout" svg:width="1.238cm" svg:height="0.955cm" svg:x="15.163cm" svg:y="18.818cm">
          <draw:text-box>
            <text:p text:style-name="P83"><text:span text:style-name="T5">Advanced: </text:span></text:p>
            <text:p text:style-name="P83"><text:span text:style-name="T5">*sequence </text:span></text:p>
            <text:p text:style-name="P83"><text:span text:style-name="T5">**dict</text:span></text:p>
          </draw:text-box>
        </draw:frame>
        <draw:frame draw:style-name="gr334" draw:text-style-name="P29" draw:layer="layout" svg:width="8.628cm" svg:height="2.833cm" svg:x="11.338cm" svg:y="20.122cm">
          <draw:text-box>
            <text:p><text:span text:style-name="T105">s</text:span><text:span text:style-name="T313">.</text:span><text:span text:style-name="T228">startswith</text:span><text:span text:style-name="T312">(</text:span><text:span text:style-name="T260">prefix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2">)</text:span></text:p>
            <text:p><text:span text:style-name="T105">s</text:span><text:span text:style-name="T313">.</text:span><text:span text:style-name="T228">endswith</text:span><text:span text:style-name="T313">(</text:span><text:span text:style-name="T260">suffix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3">) </text:span><text:span text:style-name="T105">s</text:span><text:span text:style-name="T313">.</text:span><text:span text:style-name="T228">strip</text:span><text:span text:style-name="T313">(</text:span><text:span text:style-name="T132">[</text:span><text:span text:style-name="T260">chars</text:span><text:span text:style-name="T132">]</text:span><text:span text:style-name="T313">)</text:span></text:p>
            <text:p><text:span text:style-name="T105">s</text:span><text:span text:style-name="T104">.</text:span><text:span text:style-name="T228">count</text:span><text:span text:style-name="T104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104">) </text:span><text:span text:style-name="T354">s</text:span><text:span text:style-name="T355">.</text:span><text:span text:style-name="T356">partition</text:span><text:span text:style-name="T355">(</text:span><text:span text:style-name="T260">sep</text:span><text:span text:style-name="T355">)</text:span><text:span text:style-name="T357">→ (before,sep,after)</text:span></text:p>
            <text:p><text:span text:style-name="T105">s</text:span><text:span text:style-name="T104">.</text:span><text:span text:style-name="T228">index</text:span><text:span text:style-name="T104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104">) </text:span><text:span text:style-name="T105">s</text:span><text:span text:style-name="T313">.</text:span><text:span text:style-name="T228">find</text:span><text:span text:style-name="T313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3">)</text:span></text:p>
            <text:p><text:span text:style-name="T105">s</text:span><text:span text:style-name="T313">.</text:span><text:span text:style-name="T228">is…</text:span><text:span text:style-name="T313">()</text:span><text:span text:style-name="T357"> <text:s/></text:span><text:span text:style-name="T132">tests on chars categories (ex. </text:span><text:span text:style-name="T223">s</text:span><text:span text:style-name="T358">.</text:span><text:span text:style-name="T359">isalpha</text:span><text:span text:style-name="T358">()</text:span><text:span text:style-name="T132">)</text:span></text:p>
            <text:p><text:span text:style-name="T360">s</text:span><text:span text:style-name="T361">.</text:span><text:span text:style-name="T362">upper</text:span><text:span text:style-name="T361">() <text:s text:c="2"/></text:span><text:span text:style-name="T360">s</text:span><text:span text:style-name="T361">.</text:span><text:span text:style-name="T362">lower</text:span><text:span text:style-name="T361">() <text:s text:c="2"/></text:span><text:span text:style-name="T360">s</text:span><text:span text:style-name="T361">.</text:span><text:span text:style-name="T362">title</text:span><text:span text:style-name="T361">() <text:s text:c="2"/></text:span><text:span text:style-name="T360">s</text:span><text:span text:style-name="T361">.</text:span><text:span text:style-name="T362">swapcase</text:span><text:span text:style-name="T361">()</text:span></text:p>
            <text:p><text:span text:style-name="T360">s</text:span><text:span text:style-name="T361">.</text:span><text:span text:style-name="T362">casefold</text:span><text:span text:style-name="T361">() <text:s text:c="2"/></text:span><text:span text:style-name="T360">s</text:span><text:span text:style-name="T361">.</text:span><text:span text:style-name="T362">capitalize</text:span><text:span text:style-name="T361">() <text:s text:c="2"/></text:span><text:span text:style-name="T360">s</text:span><text:span text:style-name="T361">.</text:span><text:span text:style-name="T362">center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/text:span></text:p>
            <text:p><text:span text:style-name="T360">s</text:span><text:span text:style-name="T361">.</text:span><text:span text:style-name="T362">l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r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zfill</text:span><text:span text:style-name="T361">(</text:span><text:span text:style-name="T363">[</text:span><text:span text:style-name="T364">width</text:span><text:span text:style-name="T363">]</text:span><text:span text:style-name="T361">)</text:span></text:p>
            <text:p><text:span text:style-name="T360">s</text:span><text:span text:style-name="T361">.</text:span><text:span text:style-name="T362">encode</text:span><text:span text:style-name="T361">(</text:span><text:span text:style-name="T364">encoding</text:span><text:span text:style-name="T361">) <text:s text:c="2"/></text:span><text:span text:style-name="T360">s</text:span><text:span text:style-name="T361">.</text:span><text:span text:style-name="T362">split</text:span><text:span text:style-name="T361">(</text:span><text:span text:style-name="T363">[</text:span><text:span text:style-name="T364">sep</text:span><text:span text:style-name="T363">]</text:span><text:span text:style-name="T361">) <text:s/></text:span><text:span text:style-name="T360">s</text:span><text:span text:style-name="T361">.</text:span><text:span text:style-name="T362">join</text:span><text:span text:style-name="T361">(</text:span><text:span text:style-name="T364">seq</text:span><text:span text:style-name="T361">)</text:span></text:p>
          </draw:text-box>
        </draw:frame>
        <draw:custom-shape draw:style-name="gr183" draw:text-style-name="P46" xml:id="id16" draw:id="id16" draw:layer="layout" svg:width="0.54cm" svg:height="0.272cm" svg:x="7.222cm" svg:y="2.019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17" draw:id="id17" draw:layer="layout" svg:width="0.411cm" svg:height="0.228cm" svg:x="6.934cm" svg:y="2.3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7.222cm" svg:y1="2.155cm" svg:x2="7.14cm" svg:y2="2.354cm" draw:start-shape="id16" draw:start-glue-point="5" draw:end-shape="id17" draw:end-glue-point="4" svg:d="M7222 2155h-82v199" svg:viewBox="0 0 83 200">
          <text:p/>
        </draw:connector>
        <draw:connector draw:style-name="gr185" draw:text-style-name="P47" draw:layer="layout" svg:x1="7.492cm" svg:y1="2.291cm" svg:x2="7.493cm" svg:y2="2.725cm" draw:start-shape="id16" draw:start-glue-point="6" draw:end-shape="id18" draw:end-glue-point="4" svg:d="M7492 2291v222h1v212" svg:viewBox="0 0 2 435">
          <text:p/>
        </draw:connector>
        <draw:connector draw:style-name="gr185" draw:text-style-name="P47" draw:layer="layout" draw:line-skew="-0.414cm -1.204cm" svg:x1="7.14cm" svg:y1="2.582cm" svg:x2="7.492cm" svg:y2="1.812cm" draw:start-shape="id17" draw:start-glue-point="6" draw:end-shape="id19" draw:end-glue-point="0" svg:d="M7140 2582v97h-312v-867h664" svg:viewBox="0 0 665 868">
          <text:p/>
        </draw:connector>
        <draw:connector draw:style-name="gr185" draw:text-style-name="P47" xml:id="id19" draw:id="id19" draw:layer="layout" svg:x1="7.493cm" svg:y1="1.613cm" svg:x2="7.492cm" svg:y2="2.019cm" draw:start-shape="id20" draw:start-glue-point="6" draw:end-shape="id16" draw:end-glue-point="4" svg:d="M7493 1613v199h-1v207" svg:viewBox="0 0 2 407">
          <text:p/>
        </draw:connector>
        <draw:frame draw:style-name="gr335" draw:text-style-name="P85" draw:layer="layout" svg:width="0.431cm" svg:height="0.276cm" svg:x="6.842cm" svg:y="1.822cm">
          <draw:text-box>
            <text:p text:style-name="P9"><text:span text:style-name="T176">yes</text:span></text:p>
          </draw:text-box>
        </draw:frame>
        <draw:frame draw:style-name="gr336" draw:text-style-name="P86" draw:layer="layout" svg:width="0.431cm" svg:height="0.276cm" svg:x="7.554cm" svg:y="2.276cm">
          <draw:text-box>
            <text:p text:style-name="P39"><text:span text:style-name="T176">no</text:span></text:p>
          </draw:text-box>
        </draw:frame>
        <draw:line draw:style-name="gr337" draw:text-style-name="P2" draw:layer="layout" svg:x1="1.472cm" svg:y1="2.934cm" svg:x2="8.086cm" svg:y2="2.934cm">
          <text:p/>
        </draw:line>
        <draw:custom-shape draw:style-name="gr184" draw:text-style-name="P47" xml:id="id22" draw:id="id22" draw:layer="layout" svg:width="0.411cm" svg:height="0.228cm" svg:x="18.732cm" svg:y="2.3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69cm" svg:y1="2.089cm" svg:x2="18.938cm" svg:y2="2.317cm" draw:start-shape="id21" draw:start-glue-point="5" draw:end-shape="id22" draw:end-glue-point="4" svg:d="M19069 2089h-131v228" svg:viewBox="0 0 132 229">
          <text:p/>
        </draw:connector>
        <draw:connector draw:style-name="gr185" draw:text-style-name="P47" draw:layer="layout" svg:x1="19.299cm" svg:y1="2.23cm" svg:x2="19.299cm" svg:y2="2.742cm" draw:start-shape="id21" draw:start-glue-point="6" draw:end-shape="id23" draw:end-glue-point="4" svg:d="M19299 2230v512" svg:viewBox="0 0 1 513">
          <text:p/>
        </draw:connector>
        <draw:connector draw:style-name="gr185" draw:text-style-name="P47" draw:layer="layout" draw:line-skew="-0.335cm -1.438cm" svg:x1="18.938cm" svg:y1="2.545cm" svg:x2="19.299cm" svg:y2="1.77cm" draw:start-shape="id22" draw:start-glue-point="6" draw:end-shape="id24" draw:end-glue-point="0" svg:d="M18938 2545v176h-537v-951h898" svg:viewBox="0 0 899 952">
          <text:p/>
        </draw:connector>
        <draw:connector draw:style-name="gr185" draw:text-style-name="P47" xml:id="id24" draw:id="id24" draw:layer="layout" svg:x1="19.299cm" svg:y1="1.594cm" svg:x2="19.299cm" svg:y2="1.947cm" draw:start-shape="id25" draw:start-glue-point="6" draw:end-shape="id21" draw:end-glue-point="4" svg:d="M19299 1594v353" svg:viewBox="0 0 1 354">
          <text:p/>
        </draw:connector>
        <draw:frame draw:style-name="gr338" draw:text-style-name="P85" draw:layer="layout" svg:width="0.645cm" svg:height="0.276cm" svg:x="18.39cm" svg:y="1.782cm">
          <draw:text-box>
            <text:p text:style-name="P9"><text:span text:style-name="T176">next</text:span></text:p>
          </draw:text-box>
        </draw:frame>
        <draw:frame draw:style-name="gr339" draw:text-style-name="P86" draw:layer="layout" svg:width="0.51cm" svg:height="0.276cm" svg:x="19.343cm" svg:y="2.248cm">
          <draw:text-box>
            <text:p text:style-name="P39"><text:span text:style-name="T176">finish</text:span></text:p>
          </draw:text-box>
        </draw:frame>
        <draw:custom-shape draw:style-name="gr183" draw:text-style-name="P46" xml:id="id21" draw:id="id21" draw:layer="layout" svg:width="0.459cm" svg:height="0.283cm" svg:x="19.069cm" svg:y="1.947cm">
          <text:p text:style-name="P2"><text:span text:style-name="T175">…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0" draw:text-style-name="P49" xml:id="id23" draw:id="id23" draw:layer="layout" svg:width="0.411cm" svg:height="0.228cm" svg:x="19.093cm" svg:y="2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49" xml:id="id18" draw:id="id18" draw:layer="layout" svg:width="0.411cm" svg:height="0.119cm" svg:x="7.287cm" svg:y="2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2" draw:text-style-name="P8" draw:layer="layout" svg:width="1.158cm" svg:height="0.45cm" svg:x="9.973cm" svg:y="8.174cm">
          <draw:text-box draw:corner-radius="0.2cm">
            <text:p>Input</text:p>
          </draw:text-box>
        </draw:frame>
        <draw:line draw:style-name="gr269" draw:text-style-name="P2" draw:layer="layout" svg:x1="1.127cm" svg:y1="13.507cm" svg:x2="10.899cm" svg:y2="13.507cm">
          <text:p/>
        </draw:line>
        <draw:frame draw:style-name="gr343" draw:text-style-name="P29" draw:layer="layout" svg:width="6.761cm" svg:height="0.925cm" svg:x="1.148cm" svg:y="13.506cm">
          <draw:text-box>
            <text:p><text:span text:style-name="T228">import </text:span><text:span text:style-name="T365">copy</text:span></text:p>
            <text:p><text:span text:style-name="T365">copy</text:span><text:span text:style-name="T313">.</text:span><text:span text:style-name="T228">copy</text:span><text:span text:style-name="T104">(</text:span><text:span text:style-name="T105">c</text:span><text:span text:style-name="T104">)</text:span><text:span text:style-name="T366">→ shallow copy of container</text:span></text:p>
            <text:p><text:span text:style-name="T367">copy</text:span><text:span text:style-name="T368">.</text:span><text:span text:style-name="T369">deepcopy</text:span><text:span text:style-name="T370">(</text:span><text:span text:style-name="T295">c</text:span><text:span text:style-name="T370">)</text:span><text:span text:style-name="T366">→ deep copy of container</text:span></text:p>
          </draw:text-box>
        </draw:frame>
        <draw:frame draw:style-name="gr344" draw:text-style-name="P87" draw:layer="layout" svg:width="3.11cm" svg:height="0.955cm" svg:x="11.363cm" svg:y="18.787cm">
          <draw:text-box>
            <text:p text:style-name="P33"><text:span text:style-name="T141">☝ </text:span>this is the use of function name <text:span text:style-name="T13">with parenthesis</text:span> which does the call</text:p>
          </draw:text-box>
        </draw:frame>
        <draw:connector draw:style-name="gr185" draw:text-style-name="P47" draw:layer="layout" draw:type="curve" draw:line-skew="-0.31cm -1.997cm" svg:x1="19.242cm" svg:y1="19.17cm" svg:x2="17.939cm" svg:y2="18.918cm" draw:start-shape="id26" draw:start-glue-point="2" draw:end-shape="id27" draw:end-glue-point="7" svg:d="M19242 19170c0 301-453 251-630 113s-78-365-673-365" svg:viewBox="0 0 1304 475">
          <text:p/>
        </draw:connector>
        <draw:connector draw:style-name="gr185" draw:text-style-name="P47" draw:layer="layout" svg:x1="17.468cm" svg:y1="18.521cm" svg:x2="17.467cm" svg:y2="18.762cm" draw:start-shape="id28" draw:start-glue-point="6" draw:end-shape="id27" draw:end-glue-point="4" svg:d="M17468 18521v116h-1v125" svg:viewBox="0 0 2 242">
          <text:p/>
        </draw:connector>
        <draw:custom-shape draw:style-name="gr345" draw:text-style-name="P88" xml:id="id27" draw:id="id27" draw:layer="layout" svg:width="0.944cm" svg:height="0.311cm" svg:x="16.995cm" svg:y="18.762cm">
          <text:p text:style-name="P2"><text:span text:style-name="T371">f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467cm" svg:y1="19.073cm" svg:x2="17.468cm" svg:y2="19.299cm" draw:start-shape="id27" draw:start-glue-point="6" draw:end-shape="id29" draw:end-glue-point="4" svg:d="M17467 19073v118h1v108" svg:viewBox="0 0 2 227">
          <text:p/>
        </draw:connector>
        <draw:custom-shape draw:style-name="gr346" draw:text-style-name="P49" xml:id="id29" draw:id="id29" draw:layer="layout" svg:width="0.411cm" svg:height="0.112cm" svg:x="17.262cm" svg:y="19.2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draw:type="curve" draw:line-skew="-2.022cm 0.317cm" svg:x1="17.939cm" svg:y1="18.918cm" svg:x2="19.242cm" svg:y2="18.679cm" draw:start-shape="id27" draw:start-glue-point="7" draw:end-shape="id26" draw:end-glue-point="0" svg:d="M17939 18918c558 0 465-217 651-349s652-181 652 110" svg:viewBox="0 0 1304 454">
          <text:p/>
        </draw:connector>
        <draw:custom-shape draw:style-name="gr347" draw:text-style-name="P89" draw:layer="layout" svg:width="1.161cm" svg:height="0.491cm" svg:x="18.386cm" svg:y="13.943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7" draw:text-style-name="P89" xml:id="id26" draw:id="id26" draw:layer="layout" svg:width="1.161cm" svg:height="0.491cm" svg:x="18.662cm" svg:y="18.679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6" draw:text-style-name="P49" xml:id="id28" draw:id="id28" draw:layer="layout" svg:width="0.411cm" svg:height="0.112cm" svg:x="17.262cm" svg:y="18.4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0" draw:text-style-name="P49" xml:id="id25" draw:id="id25" draw:layer="layout" svg:width="0.411cm" svg:height="0.125cm" svg:x="19.093cm" svg:y="1.4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49" xml:id="id20" draw:id="id20" draw:layer="layout" svg:width="0.411cm" svg:height="0.119cm" svg:x="7.287cm" svg:y="1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8" draw:text-style-name="P11" draw:layer="layout" svg:width="7.054cm" svg:height="0.637cm" svg:x="2.471cm" svg:y="25.433cm">
          <draw:text-box>
            <text:p><text:span text:style-name="T141">☝ </text:span><text:span text:style-name="T13">text mode </text:span><text:span text:style-name="T372">t</text:span><text:span text:style-name="T13"> by default (read/write </text:span><text:span text:style-name="T373">str</text:span><text:span text:style-name="T13">), possible binary mode</text:span><text:span text:style-name="T374"> b</text:span><text:span text:style-name="T13"> (read/write </text:span><text:span text:style-name="T373">bytes</text:span><text:span text:style-name="T13">). </text:span><text:span text:style-name="T115">Convert from/to required type</text:span><text:span text:style-name="T13"> !</text:span></text:p>
          </draw:text-box>
        </draw:frame>
        <draw:frame draw:style-name="gr349" draw:text-style-name="P92" draw:layer="layout" svg:width="3.678cm" svg:height="1.255cm" svg:x="8.447cm" svg:y="2.356cm">
          <draw:text-box>
            <text:p text:style-name="P90"><text:span text:style-name="T186">break</text:span><text:span text:style-name="T375"> </text:span><text:span text:style-name="T375"><text:tab/></text:span><text:span text:style-name="T190">immediate exit</text:span></text:p>
            <text:p text:style-name="P90"><text:span text:style-name="T376">continue</text:span><text:span text:style-name="T190"><text:tab/></text:span><text:span text:style-name="T190">next iteration</text:span></text:p>
            <text:p text:style-name="P91"><text:span text:style-name="T377">☝ </text:span><text:span text:style-name="T198">else</text:span><text:span text:style-name="T378"> block for </text:span><text:span text:style-name="T379">normal</text:span><text:span text:style-name="T378"> loop exit.</text:span></text:p>
          </draw:text-box>
        </draw:frame>
        <draw:frame draw:style-name="gr350" draw:text-style-name="P16" draw:layer="layout" svg:width="4.21cm" svg:height="0.45cm" svg:x="15.79cm" svg:y="1cm">
          <draw:text-box draw:corner-radius="0.2cm">
            <text:p>Iterative Loop Statement</text:p>
          </draw:text-box>
        </draw:frame>
        <draw:line draw:style-name="gr238" draw:text-style-name="P2" draw:layer="layout" svg:x1="12.446cm" svg:y1="2.95cm" svg:x2="19.516cm" svg:y2="2.95cm">
          <text:p/>
        </draw:line>
        <draw:frame draw:style-name="gr351" draw:text-style-name="P45" draw:layer="layout" svg:width="3.68cm" svg:height="0.45cm" svg:x="16.32cm" svg:y="19.967cm">
          <draw:text-box draw:corner-radius="0.2cm">
            <text:p>Operations on Strings</text:p>
          </draw:text-box>
        </draw:frame>
        <draw:frame draw:style-name="gr352" draw:text-style-name="P45" draw:layer="layout" svg:width="1.75cm" svg:height="0.45cm" svg:x="18.25cm" svg:y="23.102cm">
          <draw:text-box draw:corner-radius="0.2cm">
            <text:p>Formating</text:p>
          </draw:text-box>
        </draw:frame>
        <draw:frame draw:style-name="gr353" draw:text-style-name="P45" draw:layer="layout" svg:width="5.599cm" svg:height="0.45cm" svg:x="5.521cm" svg:y="9.641cm">
          <draw:text-box draw:corner-radius="0.2cm">
            <text:p>Generic Operations on Contai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none" draw:fill="none" draw:fill-gradient-name="Gradient_20_14" draw:fill-hatch-name="Hatching_20_2" draw:fill-image-name="Bitmape_20_1" draw:textarea-horizontal-align="right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dash" draw:stroke-dash="Fine_20_Dashed" svg:stroke-width="0.05cm" draw:marker-start-width="0.28cm" draw:marker-end-width="0.28cm" draw:fill-gradient-name="Gradient_20_9" draw:fill-hatch-name="Hatching_20_1" draw:fill-image-name="Bitmape_20_1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7-01-28T14:35:36.413629091</dc:date>
    <meta:editing-duration>P2DT6H3M34S</meta:editing-duration>
    <meta:editing-cycles>830</meta:editing-cycles>
    <meta:generator>LibreOffice/5.1.4.2$Linux_X86_64 LibreOffice_project/10m0$Build-2</meta:generator>
    <meta:print-date>2015-10-29T21:57:38.044715852</meta:print-date>
    <dc:creator>Laurent Pointal</dc:creator>
    <meta:document-statistic meta:object-count="497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